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Heading_20_2" style:master-page-name="Standard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P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left" fo:break-before="auto" fo:line-height="115%" fo:margin-top="0cm" fo:border-bottom="#808080 0.053cm solid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>
      <style:text-properties fo:color="#000099" style:text-underline-style="solid" style:text-underline-color="font-color"/>
    </style:style>
    <style:style style:name="T10_63" style:family="text"/>
    <style:style style:name="T10_64" style:family="text">
      <style:text-properties fo:color="#000099" style:text-underline-style="solid" style:text-underline-color="font-color"/>
    </style:style>
    <style:style style:name="T10_65" style:family="text"/>
    <style:style style:name="T10_66" style:family="text">
      <style:text-properties fo:color="#000099" style:text-underline-style="solid" style:text-underline-color="font-color"/>
    </style:style>
    <style:style style:name="T10_67" style:family="text"/>
    <style:style style:name="T10_68" style:family="text">
      <style:text-properties fo:color="#000099" style:text-underline-style="solid" style:text-underline-color="font-color"/>
    </style:style>
    <style:style style:name="T10_69" style:family="text"/>
    <style:style style:name="T10_70" style:family="text">
      <style:text-properties fo:color="#000099" style:text-underline-style="solid" style:text-underline-color="font-color"/>
    </style:style>
    <style:style style:name="T10_71" style:family="text"/>
    <style:style style:name="T10_72" style:family="text">
      <style:text-properties fo:color="#000099" style:text-underline-style="solid" style:text-underline-color="font-color"/>
    </style:style>
    <style:style style:name="T10_73" style:family="text"/>
    <style:style style:name="T10_74" style:family="text">
      <style:text-properties fo:color="#000099" style:text-underline-style="solid" style:text-underline-color="font-color"/>
    </style:style>
    <style:style style:name="T10_75" style:family="text"/>
    <style:style style:name="T10_76" style:family="text">
      <style:text-properties fo:color="#000099" style:text-underline-style="solid" style:text-underline-color="font-color"/>
    </style:style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margin-top="0cm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>
      <style:text-properties fo:font-weight="bold" style:font-weight-asian="bold" style:font-weight-complex="bold"/>
    </style:style>
    <style:style style:name="T15_6" style:family="text">
      <style:text-properties fo:font-weight="bold" style:font-weight-asian="bold" style:font-weight-complex="bold"/>
    </style:style>
    <style:style style:name="T15_7" style:family="text">
      <style:text-properties fo:font-weight="bold" style:font-weight-asian="bold" style:font-weight-complex="bold"/>
    </style:style>
    <style:style style:name="T15_8" style:family="text">
      <style:text-properties fo:font-weight="bold" style:font-weight-asian="bold" style:font-weight-complex="bold"/>
    </style:style>
    <style:style style:name="T15_9" style:family="text">
      <style:text-properties fo:font-weight="bold" style:font-weight-asian="bold" style:font-weight-complex="bold"/>
    </style:style>
    <style:style style:name="T15_10" style:family="text">
      <style:text-properties fo:font-weight="bold" style:font-weight-asian="bold" style:font-weight-complex="bold"/>
    </style:style>
    <style:style style:name="T15_11" style:family="text">
      <style:text-properties fo:font-weight="bold" style:font-weight-asian="bold" style:font-weight-complex="bold"/>
    </style:style>
    <style:style style:name="T15_12" style:family="text">
      <style:text-properties fo:font-weight="bold" style:font-weight-asian="bold" style:font-weight-complex="bold"/>
    </style:style>
    <style:style style:name="T15_13" style:family="text">
      <style:text-properties fo:font-weight="bold" style:font-weight-asian="bold" style:font-weight-complex="bold"/>
    </style:style>
    <style:style style:name="T15_14" style:family="text">
      <style:text-properties fo:font-weight="bold" style:font-weight-asian="bold" style:font-weight-complex="bold"/>
    </style:style>
    <style:style style:name="T15_15" style:family="text">
      <style:text-properties fo:font-weight="bold" style:font-weight-asian="bold" style:font-weight-complex="bold"/>
    </style:style>
    <style:style style:name="T15_16" style:family="text">
      <style:text-properties fo:font-weight="bold" style:font-weight-asian="bold" style:font-weight-complex="bold"/>
    </style:style>
    <style:style style:name="T15_17" style:family="text">
      <style:text-properties fo:font-weight="bold" style:font-weight-asian="bold" style:font-weight-complex="bold"/>
    </style:style>
    <style:style style:name="T15_18" style:family="text">
      <style:text-properties fo:font-weight="bold" style:font-weight-asian="bold" style:font-weight-complex="bold"/>
    </style:style>
    <style:style style:name="T15_19" style:family="text">
      <style:text-properties fo:font-weight="bold" style:font-weight-asian="bold" style:font-weight-complex="bold"/>
    </style:style>
    <style:style style:name="T15_20" style:family="text">
      <style:text-properties fo:font-weight="bold" style:font-weight-asian="bold" style:font-weight-complex="bold"/>
    </style:style>
    <style:style style:name="T15_21" style:family="text">
      <style:text-properties fo:font-weight="bold" style:font-weight-asian="bold" style:font-weight-complex="bold"/>
    </style:style>
    <style:style style:name="T15_22" style:family="text">
      <style:text-properties fo:font-weight="bold" style:font-weight-asian="bold" style:font-weight-complex="bold"/>
    </style:style>
    <style:style style:name="T15_23" style:family="text">
      <style:text-properties fo:font-weight="bold" style:font-weight-asian="bold" style:font-weight-complex="bold"/>
    </style:style>
    <style:style style:name="T15_24" style:family="text">
      <style:text-properties fo:font-weight="bold" style:font-weight-asian="bold" style:font-weight-complex="bold"/>
    </style:style>
    <style:style style:name="T15_25" style:family="text">
      <style:text-properties fo:font-weight="bold" style:font-weight-asian="bold" style:font-weight-complex="bold"/>
    </style:style>
    <style:style style:name="T15_26" style:family="text">
      <style:text-properties fo:font-weight="bold" style:font-weight-asian="bold" style:font-weight-complex="bold"/>
    </style:style>
    <style:style style:name="T15_27" style:family="text"/>
    <style:style style:name="T15_28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15_29" style:family="text"/>
    <style:style style:name="T15_30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15_31" style:family="text"/>
    <style:style style:name="T15_32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15_33" style:family="text"/>
    <style:style style:name="T15_34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15_35" style:family="text"/>
    <style:style style:name="T15_36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15_37" style:family="text">
      <style:text-properties fo:font-weight="bold" style:font-weight-asian="bold" style:font-weight-complex="bold"/>
    </style:style>
    <style:style style:name="T15_38" style:family="text">
      <style:text-properties fo:font-weight="bold" style:font-weight-asian="bold" style:font-weight-complex="bold"/>
    </style:style>
    <style:style style:name="T15_39" style:family="text">
      <style:text-properties fo:font-weight="bold" style:font-weight-asian="bold" style:font-weight-complex="bold"/>
    </style:style>
    <style:style style:name="T15_40" style:family="text">
      <style:text-properties fo:font-weight="bold" style:font-weight-asian="bold" style:font-weight-complex="bold"/>
    </style:style>
    <style:style style:name="T15_41" style:family="text">
      <style:text-properties fo:font-weight="bold" style:font-weight-asian="bold" style:font-weight-complex="bold"/>
    </style:style>
    <style:style style:name="T15_42" style:family="text">
      <style:text-properties fo:font-weight="bold" style:font-weight-asian="bold" style:font-weight-complex="bold"/>
    </style:style>
    <style:style style:name="T15_43" style:family="text">
      <style:text-properties fo:font-weight="bold" style:font-weight-asian="bold" style:font-weight-complex="bold"/>
    </style:style>
    <style:style style:name="T15_44" style:family="text">
      <style:text-properties fo:font-weight="bold" style:font-weight-asian="bold" style:font-weight-complex="bold"/>
    </style:style>
    <style:style style:name="T15_45" style:family="text">
      <style:text-properties fo:font-weight="bold" style:font-weight-asian="bold" style:font-weight-complex="bold"/>
    </style:style>
    <style:style style:name="T15_46" style:family="text">
      <style:text-properties fo:font-weight="bold" style:font-weight-asian="bold" style:font-weight-complex="bold"/>
    </style:style>
    <style:style style:name="T15_47" style:family="text">
      <style:text-properties fo:font-weight="bold" style:font-weight-asian="bold" style:font-weight-complex="bold"/>
    </style:style>
    <style:style style:name="T15_48" style:family="text">
      <style:text-properties fo:font-weight="bold" style:font-weight-asian="bold" style:font-weight-complex="bold"/>
    </style:style>
    <style:style style:name="T15_49" style:family="text">
      <style:text-properties fo:font-weight="bold" style:font-weight-asian="bold" style:font-weight-complex="bold"/>
    </style:style>
    <style:style style:name="T15_50" style:family="text">
      <style:text-properties fo:font-weight="bold" style:font-weight-asian="bold" style:font-weight-complex="bold"/>
    </style:style>
    <style:style style:name="T15_51" style:family="text">
      <style:text-properties fo:font-weight="bold" style:font-weight-asian="bold" style:font-weight-complex="bold"/>
    </style:style>
    <style:style style:name="T15_52" style:family="text">
      <style:text-properties fo:font-weight="bold" style:font-weight-asian="bold" style:font-weight-complex="bold"/>
    </style:style>
    <style:style style:name="T15_53" style:family="text">
      <style:text-properties fo:font-weight="bold" style:font-weight-asian="bold" style:font-weight-complex="bold"/>
    </style:style>
    <style:style style:name="T15_54" style:family="text">
      <style:text-properties fo:font-weight="bold" style:font-weight-asian="bold" style:font-weight-complex="bold"/>
    </style:style>
    <style:style style:name="T15_55" style:family="text">
      <style:text-properties fo:font-weight="bold" style:font-weight-asian="bold" style:font-weight-complex="bold"/>
    </style:style>
    <style:style style:name="T15_56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margin-top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>
      <style:text-properties fo:font-weight="bold" style:font-weight-asian="bold" style:font-weight-complex="bold"/>
    </style:style>
    <style:style style:name="T16_8" style:family="text">
      <style:text-properties fo:font-weight="bold" style:font-weight-asian="bold" style:font-weight-complex="bold"/>
    </style:style>
    <style:style style:name="T16_9" style:family="text">
      <style:text-properties fo:font-weight="bold" style:font-weight-asian="bold" style:font-weight-complex="bold"/>
    </style:style>
    <style:style style:name="T16_10" style:family="text">
      <style:text-properties fo:font-weight="bold" style:font-weight-asian="bold" style:font-weight-complex="bold"/>
    </style:style>
    <style:style style:name="T16_11" style:family="text">
      <style:text-properties fo:font-weight="bold" style:font-weight-asian="bold" style:font-weight-complex="bold"/>
    </style:style>
    <style:style style:name="T16_12" style:family="text">
      <style:text-properties fo:font-weight="bold" style:font-weight-asian="bold" style:font-weight-complex="bold"/>
    </style:style>
    <style:style style:name="T16_13" style:family="text">
      <style:text-properties fo:font-weight="bold" style:font-weight-asian="bold" style:font-weight-complex="bold"/>
    </style:style>
    <style:style style:name="T16_14" style:family="text">
      <style:text-properties fo:font-weight="bold" style:font-weight-asian="bold" style:font-weight-complex="bold"/>
    </style:style>
    <style:style style:name="T16_15" style:family="text">
      <style:text-properties fo:font-weight="bold" style:font-weight-asian="bold" style:font-weight-complex="bold"/>
    </style:style>
    <style:style style:name="T16_16" style:family="text">
      <style:text-properties fo:font-weight="bold" style:font-weight-asian="bold" style:font-weight-complex="bold"/>
    </style:style>
    <style:style style:name="T16_17" style:family="text">
      <style:text-properties fo:font-weight="bold" style:font-weight-asian="bold" style:font-weight-complex="bold"/>
    </style:style>
    <style:style style:name="T16_18" style:family="text">
      <style:text-properties fo:font-weight="bold" style:font-weight-asian="bold" style:font-weight-complex="bold"/>
    </style:style>
    <style:style style:name="T16_19" style:family="text">
      <style:text-properties fo:font-weight="bold" style:font-weight-asian="bold" style:font-weight-complex="bold"/>
    </style:style>
    <style:style style:name="T16_20" style:family="text">
      <style:text-properties fo:font-weight="bold" style:font-weight-asian="bold" style:font-weight-complex="bold"/>
    </style:style>
    <style:style style:name="T16_21" style:family="text">
      <style:text-properties fo:font-weight="bold" style:font-weight-asian="bold" style:font-weight-complex="bold"/>
    </style:style>
    <style:style style:name="T16_22" style:family="text">
      <style:text-properties fo:font-weight="bold" style:font-weight-asian="bold" style:font-weight-complex="bold"/>
    </style:style>
    <style:style style:name="T16_23" style:family="text">
      <style:text-properties fo:font-weight="bold" style:font-weight-asian="bold" style:font-weight-complex="bold"/>
    </style:style>
    <style:style style:name="T16_24" style:family="text">
      <style:text-properties fo:font-weight="bold" style:font-weight-asian="bold" style:font-weight-complex="bold"/>
    </style:style>
    <style:style style:name="T16_25" style:family="text">
      <style:text-properties fo:font-weight="bold" style:font-weight-asian="bold" style:font-weight-complex="bold"/>
    </style:style>
    <style:style style:name="T16_26" style:family="text">
      <style:text-properties fo:font-weight="bold" style:font-weight-asian="bold" style:font-weight-complex="bold"/>
    </style:style>
    <style:style style:name="T16_27" style:family="text">
      <style:text-properties fo:font-weight="bold" style:font-weight-asian="bold" style:font-weight-complex="bold"/>
    </style:style>
    <style:style style:name="T16_28" style:family="text">
      <style:text-properties fo:font-weight="bold" style:font-weight-asian="bold" style:font-weight-complex="bold"/>
    </style:style>
    <style:style style:name="T16_29" style:family="text">
      <style:text-properties fo:font-weight="bold" style:font-weight-asian="bold" style:font-weight-complex="bold"/>
    </style:style>
    <style:style style:name="T16_30" style:family="text">
      <style:text-properties fo:font-weight="bold" style:font-weight-asian="bold" style:font-weight-complex="bold"/>
    </style:style>
    <style:style style:name="T16_31" style:family="text">
      <style:text-properties fo:font-weight="bold" style:font-weight-asian="bold" style:font-weight-complex="bold"/>
    </style:style>
    <style:style style:name="T16_32" style:family="text">
      <style:text-properties fo:font-weight="bold" style:font-weight-asian="bold" style:font-weight-complex="bold"/>
    </style:style>
    <style:style style:name="T16_33" style:family="text">
      <style:text-properties fo:font-weight="bold" style:font-weight-asian="bold" style:font-weight-complex="bold"/>
    </style:style>
    <style:style style:name="T16_34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margin-top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17_10" style:family="text">
      <style:text-properties fo:font-weight="bold" style:font-weight-asian="bold" style:font-weight-complex="bold"/>
    </style:style>
    <style:style style:name="T17_11" style:family="text">
      <style:text-properties fo:font-weight="bold" style:font-weight-asian="bold" style:font-weight-complex="bold"/>
    </style:style>
    <style:style style:name="T17_12" style:family="text">
      <style:text-properties fo:font-weight="bold" style:font-weight-asian="bold" style:font-weight-complex="bold"/>
    </style:style>
    <style:style style:name="T17_13" style:family="text">
      <style:text-properties fo:font-weight="bold" style:font-weight-asian="bold" style:font-weight-complex="bold"/>
    </style:style>
    <style:style style:name="T17_14" style:family="text">
      <style:text-properties fo:font-weight="bold" style:font-weight-asian="bold" style:font-weight-complex="bold"/>
    </style:style>
    <style:style style:name="T17_15" style:family="text">
      <style:text-properties fo:font-weight="bold" style:font-weight-asian="bold" style:font-weight-complex="bold"/>
    </style:style>
    <style:style style:name="T17_16" style:family="text">
      <style:text-properties fo:font-weight="bold" style:font-weight-asian="bold" style:font-weight-complex="bold"/>
    </style:style>
    <style:style style:name="T17_17" style:family="text">
      <style:text-properties fo:font-weight="bold" style:font-weight-asian="bold" style:font-weight-complex="bold"/>
    </style:style>
    <style:style style:name="T17_18" style:family="text">
      <style:text-properties fo:font-weight="bold" style:font-weight-asian="bold" style:font-weight-complex="bold"/>
    </style:style>
    <style:style style:name="T17_19" style:family="text">
      <style:text-properties fo:font-weight="bold" style:font-weight-asian="bold" style:font-weight-complex="bold"/>
    </style:style>
    <style:style style:name="T17_20" style:family="text">
      <style:text-properties fo:font-weight="bold" style:font-weight-asian="bold" style:font-weight-complex="bold"/>
    </style:style>
    <style:style style:name="T17_21" style:family="text">
      <style:text-properties fo:font-weight="bold" style:font-weight-asian="bold" style:font-weight-complex="bold"/>
    </style:style>
    <style:style style:name="T17_22" style:family="text">
      <style:text-properties fo:font-weight="bold" style:font-weight-asian="bold" style:font-weight-complex="bold"/>
    </style:style>
    <style:style style:name="T17_23" style:family="text">
      <style:text-properties fo:font-weight="bold" style:font-weight-asian="bold" style:font-weight-complex="bold"/>
    </style:style>
    <style:style style:name="T17_24" style:family="text">
      <style:text-properties fo:font-weight="bold" style:font-weight-asian="bold" style:font-weight-complex="bold"/>
    </style:style>
    <style:style style:name="T17_25" style:family="text">
      <style:text-properties fo:font-weight="bold" style:font-weight-asian="bold" style:font-weight-complex="bold"/>
    </style:style>
    <style:style style:name="T17_26" style:family="text">
      <style:text-properties fo:font-weight="bold" style:font-weight-asian="bold" style:font-weight-complex="bold"/>
    </style:style>
    <style:style style:name="T17_27" style:family="text">
      <style:text-properties fo:font-weight="bold" style:font-weight-asian="bold" style:font-weight-complex="bold"/>
    </style:style>
    <style:style style:name="T17_28" style:family="text">
      <style:text-properties fo:font-weight="bold" style:font-weight-asian="bold" style:font-weight-complex="bold"/>
    </style:style>
    <style:style style:name="T17_29" style:family="text">
      <style:text-properties fo:font-weight="bold" style:font-weight-asian="bold" style:font-weight-complex="bold"/>
    </style:style>
    <style:style style:name="T17_30" style:family="text">
      <style:text-properties fo:font-weight="bold" style:font-weight-asian="bold" style:font-weight-complex="bold"/>
    </style:style>
    <style:style style:name="T17_31" style:family="text">
      <style:text-properties fo:font-weight="bold" style:font-weight-asian="bold" style:font-weight-complex="bold"/>
    </style:style>
    <style:style style:name="T17_32" style:family="text">
      <style:text-properties fo:font-weight="bold" style:font-weight-asian="bold" style:font-weight-complex="bold"/>
    </style:style>
    <style:style style:name="T17_33" style:family="text">
      <style:text-properties fo:font-weight="bold" style:font-weight-asian="bold" style:font-weight-complex="bold"/>
    </style:style>
    <style:style style:name="T17_34" style:family="text">
      <style:text-properties fo:font-weight="bold" style:font-weight-asian="bold" style:font-weight-complex="bold"/>
    </style:style>
    <style:style style:name="T17_35" style:family="text">
      <style:text-properties fo:font-weight="bold" style:font-weight-asian="bold" style:font-weight-complex="bold"/>
    </style:style>
    <style:style style:name="T17_36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>
      <style:text-properties fo:color="#000099" style:text-underline-style="solid" style:text-underline-color="font-color"/>
    </style:style>
    <style:style style:name="T22_53" style:family="text"/>
    <style:style style:name="T22_54" style:family="text">
      <style:text-properties fo:color="#000099" style:text-underline-style="solid" style:text-underline-color="font-color"/>
    </style:style>
    <style:style style:name="T22_55" style:family="text"/>
    <style:style style:name="T22_56" style:family="text">
      <style:text-properties fo:color="#000099" style:text-underline-style="solid" style:text-underline-color="font-color"/>
    </style:style>
    <style:style style:name="T22_57" style:family="text"/>
    <style:style style:name="T22_58" style:family="text">
      <style:text-properties fo:color="#000099" style:text-underline-style="solid" style:text-underline-color="font-color"/>
    </style:style>
    <style:style style:name="T22_59" style:family="text"/>
    <style:style style:name="T22_60" style:family="text">
      <style:text-properties fo:color="#000099" style:text-underline-style="solid" style:text-underline-color="font-color"/>
    </style:style>
    <style:style style:name="T22_61" style:family="text"/>
    <style:style style:name="T22_62" style:family="text">
      <style:text-properties fo:color="#000099" style:text-underline-style="solid" style:text-underline-color="font-color"/>
    </style:style>
    <style:style style:name="T22_63" style:family="text"/>
    <style:style style:name="T22_64" style:family="text">
      <style:text-properties fo:color="#000099" style:text-underline-style="solid" style:text-underline-color="font-color"/>
    </style:style>
    <style:style style:name="T22_65" style:family="text"/>
    <style:style style:name="T22_66" style:family="text">
      <style:text-properties fo:color="#000099" style:text-underline-style="solid" style:text-underline-color="font-color"/>
    </style:style>
    <style:style style:name="T22_67" style:family="text"/>
    <style:style style:name="T22_68" style:family="text">
      <style:text-properties fo:color="#000099" style:text-underline-style="solid" style:text-underline-color="font-color"/>
    </style:style>
    <style:style style:name="T22_69" style:family="text"/>
    <style:style style:name="T22_70" style:family="text">
      <style:text-properties fo:color="#000099" style:text-underline-style="solid" style:text-underline-color="font-color"/>
    </style:style>
    <style:style style:name="T22_71" style:family="text"/>
    <style:style style:name="T22_72" style:family="text">
      <style:text-properties fo:color="#000099" style:text-underline-style="solid" style:text-underline-color="font-color"/>
    </style:style>
    <style:style style:name="T22_73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54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55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56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57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58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59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60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61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62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63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64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65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66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67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23_68" style:family="text"/>
    <style:style style:name="T23_69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23_70" style:family="text"/>
    <style:style style:name="T23_71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23_72" style:family="text"/>
    <style:style style:name="T23_73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23_74" style:family="text"/>
    <style:style style:name="T23_75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23_76" style:family="text"/>
    <style:style style:name="T23_77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23_78" style:family="text"/>
    <style:style style:name="T23_79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23_80" style:family="text"/>
    <style:style style:name="T23_81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23_82" style:family="text"/>
    <style:style style:name="T23_83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>
      <style:text-properties fo:color="#000099" style:text-underline-style="solid" style:text-underline-color="font-color"/>
    </style:style>
    <style:style style:name="T29_85" style:family="text"/>
    <style:style style:name="T29_86" style:family="text">
      <style:text-properties fo:color="#000099" style:text-underline-style="solid" style:text-underline-color="font-color"/>
    </style:style>
    <style:style style:name="T29_87" style:family="text"/>
    <style:style style:name="T29_88" style:family="text">
      <style:text-properties fo:color="#000099" style:text-underline-style="solid" style:text-underline-color="font-color"/>
    </style:style>
    <style:style style:name="T29_89" style:family="text"/>
    <style:style style:name="T29_90" style:family="text">
      <style:text-properties fo:color="#000099" style:text-underline-style="solid" style:text-underline-color="font-color"/>
    </style:style>
    <style:style style:name="T29_91" style:family="text"/>
    <style:style style:name="T29_92" style:family="text">
      <style:text-properties fo:color="#000099" style:text-underline-style="solid" style:text-underline-color="font-color"/>
    </style:style>
    <style:style style:name="T29_93" style:family="text"/>
    <style:style style:name="T29_94" style:family="text">
      <style:text-properties fo:color="#000099" style:text-underline-style="solid" style:text-underline-color="font-color"/>
    </style:style>
    <style:style style:name="T29_95" style:family="text"/>
    <style:style style:name="T29_96" style:family="text">
      <style:text-properties fo:color="#000099" style:text-underline-style="solid" style:text-underline-color="font-color"/>
    </style:style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>
      <style:text-properties fo:color="#000099" style:text-underline-style="solid" style:text-underline-color="font-color"/>
    </style:style>
    <style:style style:name="T29_102" style:family="text"/>
    <style:style style:name="T29_103" style:family="text">
      <style:text-properties fo:color="#000099" style:text-underline-style="solid" style:text-underline-color="font-color"/>
    </style:style>
    <style:style style:name="T29_104" style:family="text"/>
    <style:style style:name="T29_105" style:family="text">
      <style:text-properties fo:color="#000099" style:text-underline-style="solid" style:text-underline-color="font-color"/>
    </style:style>
    <style:style style:name="T29_106" style:family="text"/>
    <style:style style:name="T29_107" style:family="text">
      <style:text-properties fo:color="#000099" style:text-underline-style="solid" style:text-underline-color="font-color"/>
    </style:style>
    <style:style style:name="T29_108" style:family="text"/>
    <style:style style:name="T29_109" style:family="text">
      <style:text-properties fo:color="#000099" style:text-underline-style="solid" style:text-underline-color="font-color"/>
    </style:style>
    <style:style style:name="T29_110" style:family="text"/>
    <style:style style:name="T29_111" style:family="text">
      <style:text-properties fo:color="#000099" style:text-underline-style="solid" style:text-underline-color="font-color"/>
    </style:style>
    <style:style style:name="T29_112" style:family="text"/>
    <style:style style:name="T29_113" style:family="text">
      <style:text-properties fo:color="#000099" style:text-underline-style="solid" style:text-underline-color="font-color"/>
    </style:style>
    <style:style style:name="T29_114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>
      <style:text-properties fo:color="#000099" style:text-underline-style="solid" style:text-underline-color="font-color"/>
    </style:style>
    <style:style style:name="T30_143" style:family="text"/>
    <style:style style:name="T30_144" style:family="text">
      <style:text-properties fo:color="#000099" style:text-underline-style="solid" style:text-underline-color="font-color"/>
    </style:style>
    <style:style style:name="T30_145" style:family="text"/>
    <style:style style:name="T30_146" style:family="text">
      <style:text-properties fo:color="#000099" style:text-underline-style="solid" style:text-underline-color="font-color"/>
    </style:style>
    <style:style style:name="T30_147" style:family="text"/>
    <style:style style:name="T30_148" style:family="text">
      <style:text-properties fo:color="#000099" style:text-underline-style="solid" style:text-underline-color="font-color"/>
    </style:style>
    <style:style style:name="T30_149" style:family="text"/>
    <style:style style:name="T30_150" style:family="text">
      <style:text-properties fo:color="#000099" style:text-underline-style="solid" style:text-underline-color="font-color"/>
    </style:style>
    <style:style style:name="T30_151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>
      <style:text-properties fo:color="#000099" style:text-underline-style="solid" style:text-underline-color="font-color"/>
    </style:style>
    <style:style style:name="T37_3" style:family="text"/>
    <style:style style:name="T37_4" style:family="text">
      <style:text-properties fo:color="#000099" style:text-underline-style="solid" style:text-underline-color="font-color"/>
    </style:style>
    <style:style style:name="T37_5" style:family="text"/>
    <style:style style:name="T37_6" style:family="text">
      <style:text-properties fo:color="#000099" style:text-underline-style="solid" style:text-underline-color="font-color"/>
    </style:style>
    <style:style style:name="T37_7" style:family="text"/>
    <style:style style:name="T37_8" style:family="text">
      <style:text-properties fo:color="#000099" style:text-underline-style="solid" style:text-underline-color="font-color"/>
    </style:style>
    <style:style style:name="T37_9" style:family="text"/>
    <style:style style:name="T37_10" style:family="text">
      <style:text-properties fo:color="#000099" style:text-underline-style="solid" style:text-underline-color="font-color"/>
    </style:style>
    <style:style style:name="T37_11" style:family="text"/>
    <style:style style:name="T37_12" style:family="text">
      <style:text-properties fo:color="#000099" style:text-underline-style="solid" style:text-underline-color="font-color"/>
    </style:style>
    <style:style style:name="T37_13" style:family="text"/>
    <style:style style:name="T37_14" style:family="text">
      <style:text-properties fo:color="#000099" style:text-underline-style="solid" style:text-underline-color="font-color"/>
    </style:style>
    <style:style style:name="T37_15" style:family="text"/>
    <style:style style:name="T37_16" style:family="text">
      <style:text-properties fo:color="#000099" style:text-underline-style="solid" style:text-underline-color="font-color"/>
    </style:style>
    <style:style style:name="T37_17" style:family="text"/>
    <style:style style:name="T37_18" style:family="text">
      <style:text-properties fo:color="#000099" style:text-underline-style="solid" style:text-underline-color="font-color"/>
    </style:style>
    <style:style style:name="T37_19" style:family="text"/>
    <style:style style:name="T37_20" style:family="text">
      <style:text-properties fo:color="#000099" style:text-underline-style="solid" style:text-underline-color="font-color"/>
    </style:style>
    <style:style style:name="T37_21" style:family="text"/>
    <style:style style:name="T37_22" style:family="text">
      <style:text-properties fo:color="#000099" style:text-underline-style="solid" style:text-underline-color="font-color"/>
    </style:style>
    <style:style style:name="T37_23" style:family="text"/>
    <style:style style:name="T37_24" style:family="text">
      <style:text-properties fo:color="#000099" style:text-underline-style="solid" style:text-underline-color="font-color"/>
    </style:style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>
      <style:text-properties fo:color="#000099" style:text-underline-style="solid" style:text-underline-color="font-color"/>
    </style:style>
    <style:style style:name="T39_13" style:family="text"/>
    <style:style style:name="T39_14" style:family="text">
      <style:text-properties fo:color="#000099" style:text-underline-style="solid" style:text-underline-color="font-color"/>
    </style:style>
    <style:style style:name="T39_15" style:family="text"/>
    <style:style style:name="T39_16" style:family="text">
      <style:text-properties fo:color="#000099" style:text-underline-style="solid" style:text-underline-color="font-color"/>
    </style:style>
    <style:style style:name="T39_17" style:family="text"/>
    <style:style style:name="T39_18" style:family="text">
      <style:text-properties fo:color="#000099" style:text-underline-style="solid" style:text-underline-color="font-color"/>
    </style:style>
    <style:style style:name="T39_19" style:family="text"/>
    <style:style style:name="T39_20" style:family="text">
      <style:text-properties fo:color="#000099" style:text-underline-style="solid" style:text-underline-color="font-color"/>
    </style:style>
    <style:style style:name="T39_21" style:family="text"/>
    <style:style style:name="T39_22" style:family="text">
      <style:text-properties fo:color="#000099" style:text-underline-style="solid" style:text-underline-color="font-color"/>
    </style:style>
    <style:style style:name="T39_23" style:family="text"/>
    <style:style style:name="T39_24" style:family="text">
      <style:text-properties fo:color="#000099" style:text-underline-style="solid" style:text-underline-color="font-color"/>
    </style:style>
    <style:style style:name="T39_25" style:family="text"/>
    <style:style style:name="T39_26" style:family="text">
      <style:text-properties fo:color="#000099" style:text-underline-style="solid" style:text-underline-color="font-color"/>
    </style:style>
    <style:style style:name="T39_27" style:family="text"/>
    <style:style style:name="T39_28" style:family="text">
      <style:text-properties fo:color="#000099" style:text-underline-style="solid" style:text-underline-color="font-color"/>
    </style:style>
    <style:style style:name="T39_29" style:family="text"/>
    <style:style style:name="T39_30" style:family="text">
      <style:text-properties fo:color="#000099" style:text-underline-style="solid" style:text-underline-color="font-color"/>
    </style:style>
    <style:style style:name="T39_31" style:family="text"/>
    <style:style style:name="T39_32" style:family="text">
      <style:text-properties fo:color="#000099" style:text-underline-style="solid" style:text-underline-color="font-color"/>
    </style:style>
    <style:style style:name="T39_33" style:family="text"/>
    <style:style style:name="T39_34" style:family="text">
      <style:text-properties fo:color="#000099" style:text-underline-style="solid" style:text-underline-color="font-color"/>
    </style:style>
    <style:style style:name="T39_35" style:family="text"/>
    <style:style style:name="T39_36" style:family="text">
      <style:text-properties fo:color="#000099" style:text-underline-style="solid" style:text-underline-color="font-color"/>
    </style:style>
    <style:style style:name="T39_37" style:family="text"/>
    <style:style style:name="T39_38" style:family="text">
      <style:text-properties fo:color="#000099" style:text-underline-style="solid" style:text-underline-color="font-color"/>
    </style:style>
    <style:style style:name="T39_39" style:family="text"/>
    <style:style style:name="T39_40" style:family="text">
      <style:text-properties fo:color="#000099" style:text-underline-style="solid" style:text-underline-color="font-color"/>
    </style:style>
    <style:style style:name="T39_41" style:family="text"/>
    <style:style style:name="T39_42" style:family="text">
      <style:text-properties fo:color="#000099" style:text-underline-style="solid" style:text-underline-color="font-color"/>
    </style:style>
    <style:style style:name="T39_43" style:family="text"/>
    <style:style style:name="T39_44" style:family="text">
      <style:text-properties fo:color="#000099" style:text-underline-style="solid" style:text-underline-color="font-color"/>
    </style:style>
    <style:style style:name="T39_45" style:family="text"/>
    <style:style style:name="T39_46" style:family="text">
      <style:text-properties fo:color="#000099" style:text-underline-style="solid" style:text-underline-color="font-color"/>
    </style:style>
    <style:style style:name="T39_47" style:family="text"/>
    <style:style style:name="T39_48" style:family="text">
      <style:text-properties fo:color="#000099" style:text-underline-style="solid" style:text-underline-color="font-color"/>
    </style:style>
    <style:style style:name="T39_49" style:family="text"/>
    <style:style style:name="T39_50" style:family="text">
      <style:text-properties fo:color="#000099" style:text-underline-style="solid" style:text-underline-color="font-color"/>
    </style:style>
    <style:style style:name="T39_51" style:family="text"/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/>
    <style:style style:name="T40_2" style:family="text">
      <style:text-properties fo:color="#000099" style:text-underline-style="solid" style:text-underline-color="font-color"/>
    </style:style>
    <style:style style:name="T40_3" style:family="text"/>
    <style:style style:name="T40_4" style:family="text">
      <style:text-properties fo:color="#000099" style:text-underline-style="solid" style:text-underline-color="font-color"/>
    </style:style>
    <style:style style:name="T40_5" style:family="text"/>
    <style:style style:name="T40_6" style:family="text">
      <style:text-properties fo:color="#000099" style:text-underline-style="solid" style:text-underline-color="font-color"/>
    </style:style>
    <style:style style:name="T40_7" style:family="text"/>
    <style:style style:name="T40_8" style:family="text">
      <style:text-properties fo:color="#000099" style:text-underline-style="solid" style:text-underline-color="font-color"/>
    </style:style>
    <style:style style:name="T40_9" style:family="text"/>
    <style:style style:name="T40_10" style:family="text">
      <style:text-properties fo:color="#000099" style:text-underline-style="solid" style:text-underline-color="font-color"/>
    </style:style>
    <style:style style:name="T40_11" style:family="text"/>
    <style:style style:name="T40_12" style:family="text">
      <style:text-properties fo:color="#000099" style:text-underline-style="solid" style:text-underline-color="font-color"/>
    </style:style>
    <style:style style:name="T40_13" style:family="text"/>
    <style:style style:name="T40_14" style:family="text">
      <style:text-properties fo:color="#000099" style:text-underline-style="solid" style:text-underline-color="font-color"/>
    </style:style>
    <style:style style:name="T40_15" style:family="text"/>
    <style:style style:name="T40_16" style:family="text">
      <style:text-properties fo:color="#000099" style:text-underline-style="solid" style:text-underline-color="font-color"/>
    </style:style>
    <style:style style:name="T40_17" style:family="text"/>
    <style:style style:name="T40_18" style:family="text">
      <style:text-properties fo:color="#000099" style:text-underline-style="solid" style:text-underline-color="font-color"/>
    </style:style>
    <style:style style:name="T40_19" style:family="text"/>
    <style:style style:name="T40_20" style:family="text">
      <style:text-properties fo:color="#000099" style:text-underline-style="solid" style:text-underline-color="font-color"/>
    </style:style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/>
    <style:style style:name="T41_2" style:family="text">
      <style:text-properties fo:color="#000099" style:text-underline-style="solid" style:text-underline-color="font-color"/>
    </style:style>
    <style:style style:name="T41_3" style:family="text"/>
    <style:style style:name="T41_4" style:family="text">
      <style:text-properties fo:color="#000099" style:text-underline-style="solid" style:text-underline-color="font-color"/>
    </style:style>
    <style:style style:name="T41_5" style:family="text"/>
    <style:style style:name="T41_6" style:family="text">
      <style:text-properties fo:color="#000099" style:text-underline-style="solid" style:text-underline-color="font-color"/>
    </style:style>
    <style:style style:name="T41_7" style:family="text"/>
    <style:style style:name="T41_8" style:family="text">
      <style:text-properties fo:color="#000099" style:text-underline-style="solid" style:text-underline-color="font-color"/>
    </style:style>
    <style:style style:name="T41_9" style:family="text"/>
    <style:style style:name="T41_10" style:family="text">
      <style:text-properties fo:color="#000099" style:text-underline-style="solid" style:text-underline-color="font-color"/>
    </style:style>
    <style:style style:name="T41_11" style:family="text"/>
    <style:style style:name="T41_12" style:family="text">
      <style:text-properties fo:color="#000099" style:text-underline-style="solid" style:text-underline-color="font-color"/>
    </style:style>
    <style:style style:name="T41_13" style:family="text"/>
    <style:style style:name="T41_14" style:family="text">
      <style:text-properties fo:color="#000099" style:text-underline-style="solid" style:text-underline-color="font-color"/>
    </style:style>
    <style:style style:name="T41_15" style:family="text"/>
    <style:style style:name="T41_16" style:family="text">
      <style:text-properties fo:color="#000099" style:text-underline-style="solid" style:text-underline-color="font-color"/>
    </style:style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_1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5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6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7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8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9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0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1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2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3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4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5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6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7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8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19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0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1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2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3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4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5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6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7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8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29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0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1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2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3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4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5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6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7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8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39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0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1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2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3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4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5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6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7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8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49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44_50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5_1" style:family="text"/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P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1_1" style:family="text"/>
    <style:style style:name="P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2_1" style:family="text"/>
    <style:style style:name="P5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3_1" style:family="text"/>
    <style:style style:name="P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P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5_1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P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6_1" style:family="text"/>
    <style:style style:name="T56_2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3" style:family="text"/>
    <style:style style:name="T56_4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5" style:family="text"/>
    <style:style style:name="T56_6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7" style:family="text"/>
    <style:style style:name="T56_8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9" style:family="text"/>
    <style:style style:name="T56_10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11" style:family="text"/>
    <style:style style:name="T56_12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13" style:family="text"/>
    <style:style style:name="T56_14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15" style:family="text"/>
    <style:style style:name="T56_16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17" style:family="text"/>
    <style:style style:name="T56_18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19" style:family="text"/>
    <style:style style:name="T56_20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6_21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56_22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23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24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25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26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27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28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29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0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1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2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3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4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5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6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7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8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39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40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41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42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43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44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45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6_46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P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7_1" style:family="text"/>
    <style:style style:name="T57_2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3" style:family="text"/>
    <style:style style:name="T57_4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5" style:family="text"/>
    <style:style style:name="T57_6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7" style:family="text"/>
    <style:style style:name="T57_8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9" style:family="text"/>
    <style:style style:name="T57_10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11" style:family="text"/>
    <style:style style:name="T57_12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13" style:family="text"/>
    <style:style style:name="T57_14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15" style:family="text"/>
    <style:style style:name="T57_16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17" style:family="text"/>
    <style:style style:name="T57_18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19" style:family="text"/>
    <style:style style:name="T57_20" style:family="text">
      <style:text-properties fo:background-color="#ffffff" fo:color="#0070c5" style:font-name="Trebuchet MS" fo:font-size="10pt" style:font-name-asian="Trebuchet MS" style:font-size-asian="10pt" style:font-name-complex="Trebuchet MS" style:font-size-complex="10pt" style:text-underline-style="solid" style:text-underline-color="font-color"/>
    </style:style>
    <style:style style:name="T57_21" style:family="text">
      <style:text-properties fo:background-color="#ffffff" style:font-name="Trebuchet MS" fo:font-size="10pt" style:font-name-asian="Trebuchet MS" style:font-size-asian="10pt" style:font-name-complex="Trebuchet MS" style:font-size-complex="10pt"/>
    </style:style>
    <style:style style:name="T57_22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23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24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25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26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27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28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29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0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1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2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3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4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5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6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7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8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39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0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1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2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3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4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5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6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7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8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49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50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51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52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53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54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55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T57_56" style:family="text">
      <style:text-properties fo:background-color="#ffffff" fo:color="#111111" style:font-name="Verdana" fo:font-size="10pt" style:font-name-asian="Verdana" style:font-size-asian="10pt" style:font-name-complex="Verdana" style:font-size-complex="10pt"/>
    </style:style>
    <style:style style:name="P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8_1" style:family="text"/>
    <style:style style:name="T58_2" style:family="text">
      <style:text-properties fo:color="#000099" style:text-underline-style="solid" style:text-underline-color="font-color"/>
    </style:style>
    <style:style style:name="T58_3" style:family="text"/>
    <style:style style:name="T58_4" style:family="text">
      <style:text-properties fo:color="#000099" style:text-underline-style="solid" style:text-underline-color="font-color"/>
    </style:style>
    <style:style style:name="T58_5" style:family="text"/>
    <style:style style:name="T58_6" style:family="text">
      <style:text-properties fo:color="#000099" style:text-underline-style="solid" style:text-underline-color="font-color"/>
    </style:style>
    <style:style style:name="T58_7" style:family="text"/>
    <style:style style:name="T58_8" style:family="text">
      <style:text-properties fo:color="#000099" style:text-underline-style="solid" style:text-underline-color="font-color"/>
    </style:style>
    <style:style style:name="T58_9" style:family="text"/>
    <style:style style:name="T58_10" style:family="text">
      <style:text-properties fo:color="#000099" style:text-underline-style="solid" style:text-underline-color="font-color"/>
    </style:style>
    <style:style style:name="T58_11" style:family="text"/>
    <style:style style:name="T58_12" style:family="text">
      <style:text-properties fo:color="#000099" style:text-underline-style="solid" style:text-underline-color="font-color"/>
    </style:style>
    <style:style style:name="T58_13" style:family="text"/>
    <style:style style:name="T58_14" style:family="text">
      <style:text-properties fo:color="#000099" style:text-underline-style="solid" style:text-underline-color="font-color"/>
    </style:style>
    <style:style style:name="T58_15" style:family="text"/>
    <style:style style:name="T58_16" style:family="text">
      <style:text-properties fo:color="#000099" style:text-underline-style="solid" style:text-underline-color="font-color"/>
    </style:style>
    <style:style style:name="T58_17" style:family="text"/>
    <style:style style:name="T58_18" style:family="text">
      <style:text-properties fo:color="#000099" style:text-underline-style="solid" style:text-underline-color="font-color"/>
    </style:style>
    <style:style style:name="T58_19" style:family="text"/>
    <style:style style:name="T58_20" style:family="text">
      <style:text-properties fo:color="#000099" style:text-underline-style="solid" style:text-underline-color="font-color"/>
    </style:style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P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>
      <style:text-properties fo:color="#000099" style:text-underline-style="solid" style:text-underline-color="font-color"/>
    </style:style>
    <style:style style:name="T59_25" style:family="text"/>
    <style:style style:name="T59_26" style:family="text">
      <style:text-properties fo:color="#000099" style:text-underline-style="solid" style:text-underline-color="font-color"/>
    </style:style>
    <style:style style:name="T59_27" style:family="text"/>
    <style:style style:name="T59_28" style:family="text">
      <style:text-properties fo:color="#000099" style:text-underline-style="solid" style:text-underline-color="font-color"/>
    </style:style>
    <style:style style:name="T59_29" style:family="text"/>
    <style:style style:name="T59_30" style:family="text">
      <style:text-properties fo:color="#000099" style:text-underline-style="solid" style:text-underline-color="font-color"/>
    </style:style>
    <style:style style:name="T59_31" style:family="text"/>
    <style:style style:name="T59_32" style:family="text">
      <style:text-properties fo:color="#000099" style:text-underline-style="solid" style:text-underline-color="font-color"/>
    </style:style>
    <style:style style:name="T59_33" style:family="text"/>
    <style:style style:name="T59_34" style:family="text">
      <style:text-properties fo:color="#000099" style:text-underline-style="solid" style:text-underline-color="font-color"/>
    </style:style>
    <style:style style:name="T59_35" style:family="text"/>
    <style:style style:name="T59_36" style:family="text">
      <style:text-properties fo:color="#000099" style:text-underline-style="solid" style:text-underline-color="font-color"/>
    </style:style>
    <style:style style:name="T59_37" style:family="text"/>
    <style:style style:name="T59_38" style:family="text">
      <style:text-properties fo:color="#000099" style:text-underline-style="solid" style:text-underline-color="font-color"/>
    </style:style>
    <style:style style:name="T59_39" style:family="text"/>
    <style:style style:name="T59_40" style:family="text">
      <style:text-properties fo:color="#000099" style:text-underline-style="solid" style:text-underline-color="font-color"/>
    </style:style>
    <style:style style:name="T59_41" style:family="text"/>
    <style:style style:name="T59_42" style:family="text">
      <style:text-properties fo:color="#000099" style:text-underline-style="solid" style:text-underline-color="font-color"/>
    </style:style>
    <style:style style:name="T59_43" style:family="text"/>
    <style:style style:name="T59_44" style:family="text">
      <style:text-properties fo:color="#000099" style:text-underline-style="solid" style:text-underline-color="font-color"/>
    </style:style>
    <style:style style:name="T59_45" style:family="text"/>
    <style:style style:name="T59_46" style:family="text">
      <style:text-properties fo:color="#000099" style:text-underline-style="solid" style:text-underline-color="font-color"/>
    </style:style>
    <style:style style:name="T59_47" style:family="text"/>
    <style:style style:name="T59_48" style:family="text">
      <style:text-properties fo:color="#000099" style:text-underline-style="solid" style:text-underline-color="font-color"/>
    </style:style>
    <style:style style:name="T59_49" style:family="text"/>
    <style:style style:name="T59_50" style:family="text">
      <style:text-properties fo:color="#000099" style:text-underline-style="solid" style:text-underline-color="font-color"/>
    </style:style>
    <style:style style:name="T59_51" style:family="text"/>
    <style:style style:name="T59_52" style:family="text">
      <style:text-properties fo:color="#000099" style:text-underline-style="solid" style:text-underline-color="font-color"/>
    </style:style>
    <style:style style:name="T59_53" style:family="text"/>
    <style:style style:name="T59_54" style:family="text">
      <style:text-properties fo:color="#000099" style:text-underline-style="solid" style:text-underline-color="font-color"/>
    </style:style>
    <style:style style:name="T59_55" style:family="text"/>
    <style:style style:name="T59_56" style:family="text">
      <style:text-properties fo:color="#000099" style:text-underline-style="solid" style:text-underline-color="font-color"/>
    </style:style>
    <style:style style:name="T59_57" style:family="text"/>
    <style:style style:name="P60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T61_10" style:family="text">
      <style:text-properties fo:font-weight="bold" style:font-weight-asian="bold" style:font-weight-complex="bold"/>
    </style:style>
    <style:style style:name="T61_11" style:family="text">
      <style:text-properties fo:font-weight="bold" style:font-weight-asian="bold" style:font-weight-complex="bold"/>
    </style:style>
    <style:style style:name="T61_12" style:family="text">
      <style:text-properties fo:font-weight="bold" style:font-weight-asian="bold" style:font-weight-complex="bold"/>
    </style:style>
    <style:style style:name="T61_13" style:family="text">
      <style:text-properties fo:font-weight="bold" style:font-weight-asian="bold" style:font-weight-complex="bold"/>
    </style:style>
    <style:style style:name="T61_14" style:family="text">
      <style:text-properties fo:font-weight="bold" style:font-weight-asian="bold" style:font-weight-complex="bold"/>
    </style:style>
    <style:style style:name="T61_15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P6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P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>
      <style:text-properties fo:color="#000099" style:text-underline-style="solid" style:text-underline-color="font-color"/>
    </style:style>
    <style:style style:name="T65_35" style:family="text"/>
    <style:style style:name="T65_36" style:family="text">
      <style:text-properties fo:color="#000099" style:text-underline-style="solid" style:text-underline-color="font-color"/>
    </style:style>
    <style:style style:name="T65_37" style:family="text"/>
    <style:style style:name="T65_38" style:family="text">
      <style:text-properties fo:color="#000099" style:text-underline-style="solid" style:text-underline-color="font-color"/>
    </style:style>
    <style:style style:name="T65_39" style:family="text"/>
    <style:style style:name="T65_40" style:family="text">
      <style:text-properties fo:color="#000099" style:text-underline-style="solid" style:text-underline-color="font-color"/>
    </style:style>
    <style:style style:name="T65_41" style:family="text"/>
    <style:style style:name="T65_42" style:family="text">
      <style:text-properties fo:color="#000099" style:text-underline-style="solid" style:text-underline-color="font-color"/>
    </style:style>
    <style:style style:name="T65_43" style:family="text"/>
    <style:style style:name="T65_44" style:family="text">
      <style:text-properties fo:color="#000099" style:text-underline-style="solid" style:text-underline-color="font-color"/>
    </style:style>
    <style:style style:name="T65_45" style:family="text"/>
    <style:style style:name="T65_46" style:family="text">
      <style:text-properties fo:color="#000099" style:text-underline-style="solid" style:text-underline-color="font-color"/>
    </style:style>
    <style:style style:name="T65_47" style:family="text"/>
    <style:style style:name="P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>
      <style:text-properties fo:color="#000099" style:text-underline-style="solid" style:text-underline-color="font-color"/>
    </style:style>
    <style:style style:name="T66_43" style:family="text"/>
    <style:style style:name="T66_44" style:family="text">
      <style:text-properties fo:color="#000099" style:text-underline-style="solid" style:text-underline-color="font-color"/>
    </style:style>
    <style:style style:name="T66_45" style:family="text"/>
    <style:style style:name="T66_46" style:family="text">
      <style:text-properties fo:color="#000099" style:text-underline-style="solid" style:text-underline-color="font-color"/>
    </style:style>
    <style:style style:name="T66_47" style:family="text"/>
    <style:style style:name="T66_48" style:family="text">
      <style:text-properties fo:color="#000099" style:text-underline-style="solid" style:text-underline-color="font-color"/>
    </style:style>
    <style:style style:name="T66_49" style:family="text"/>
    <style:style style:name="T66_50" style:family="text">
      <style:text-properties fo:color="#000099" style:text-underline-style="solid" style:text-underline-color="font-color"/>
    </style:style>
    <style:style style:name="T66_51" style:family="text"/>
    <style:style style:name="T66_52" style:family="text">
      <style:text-properties fo:color="#000099" style:text-underline-style="solid" style:text-underline-color="font-color"/>
    </style:style>
    <style:style style:name="T66_53" style:family="text"/>
    <style:style style:name="T66_54" style:family="text">
      <style:text-properties fo:color="#000099" style:text-underline-style="solid" style:text-underline-color="font-color"/>
    </style:style>
    <style:style style:name="T66_55" style:family="text"/>
    <style:style style:name="T66_56" style:family="text">
      <style:text-properties fo:color="#000099" style:text-underline-style="solid" style:text-underline-color="font-color"/>
    </style:style>
    <style:style style:name="T66_57" style:family="text"/>
    <style:style style:name="T66_58" style:family="text">
      <style:text-properties fo:color="#000099" style:text-underline-style="solid" style:text-underline-color="font-color"/>
    </style:style>
    <style:style style:name="T66_59" style:family="text"/>
    <style:style style:name="T66_60" style:family="text">
      <style:text-properties fo:color="#000099" style:text-underline-style="solid" style:text-underline-color="font-color"/>
    </style:style>
    <style:style style:name="T66_61" style:family="text"/>
    <style:style style:name="T66_62" style:family="text">
      <style:text-properties fo:color="#000099" style:text-underline-style="solid" style:text-underline-color="font-color"/>
    </style:style>
    <style:style style:name="T66_63" style:family="text"/>
    <style:style style:name="T66_64" style:family="text">
      <style:text-properties fo:color="#000099" style:text-underline-style="solid" style:text-underline-color="font-color"/>
    </style:style>
    <style:style style:name="T66_65" style:family="text"/>
    <style:style style:name="T66_66" style:family="text">
      <style:text-properties fo:color="#000099" style:text-underline-style="solid" style:text-underline-color="font-color"/>
    </style:style>
    <style:style style:name="T66_67" style:family="text"/>
    <style:style style:name="P67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T68_7" style:family="text">
      <style:text-properties fo:font-weight="bold" style:font-weight-asian="bold" style:font-weight-complex="bold"/>
    </style:style>
    <style:style style:name="T68_8" style:family="text">
      <style:text-properties fo:font-weight="bold" style:font-weight-asian="bold" style:font-weight-complex="bold"/>
    </style:style>
    <style:style style:name="T68_9" style:family="text">
      <style:text-properties fo:font-weight="bold" style:font-weight-asian="bold" style:font-weight-complex="bold"/>
    </style:style>
    <style:style style:name="T68_10" style:family="text">
      <style:text-properties fo:font-weight="bold" style:font-weight-asian="bold" style:font-weight-complex="bold"/>
    </style:style>
    <style:style style:name="T68_11" style:family="text">
      <style:text-properties fo:font-weight="bold" style:font-weight-asian="bold" style:font-weight-complex="bold"/>
    </style:style>
    <style:style style:name="T68_12" style:family="text">
      <style:text-properties fo:font-weight="bold" style:font-weight-asian="bold" style:font-weight-complex="bold"/>
    </style:style>
    <style:style style:name="T68_13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P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P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>
      <style:text-properties fo:color="#000099" style:text-underline-style="solid" style:text-underline-color="font-color"/>
    </style:style>
    <style:style style:name="T72_15" style:family="text"/>
    <style:style style:name="T72_16" style:family="text">
      <style:text-properties fo:color="#000099" style:text-underline-style="solid" style:text-underline-color="font-color"/>
    </style:style>
    <style:style style:name="T72_17" style:family="text"/>
    <style:style style:name="T72_18" style:family="text">
      <style:text-properties fo:color="#000099" style:text-underline-style="solid" style:text-underline-color="font-color"/>
    </style:style>
    <style:style style:name="T72_19" style:family="text"/>
    <style:style style:name="T72_20" style:family="text">
      <style:text-properties fo:color="#000099" style:text-underline-style="solid" style:text-underline-color="font-color"/>
    </style:style>
    <style:style style:name="T72_21" style:family="text"/>
    <style:style style:name="T72_22" style:family="text">
      <style:text-properties fo:color="#000099" style:text-underline-style="solid" style:text-underline-color="font-color"/>
    </style:style>
    <style:style style:name="T72_23" style:family="text"/>
    <style:style style:name="T72_24" style:family="text">
      <style:text-properties fo:color="#000099" style:text-underline-style="solid" style:text-underline-color="font-color"/>
    </style:style>
    <style:style style:name="T72_25" style:family="text"/>
    <style:style style:name="T72_26" style:family="text">
      <style:text-properties fo:color="#000099" style:text-underline-style="solid" style:text-underline-color="font-color"/>
    </style:style>
    <style:style style:name="T72_27" style:family="text"/>
    <style:style style:name="T72_28" style:family="text">
      <style:text-properties fo:color="#000099" style:text-underline-style="solid" style:text-underline-color="font-color"/>
    </style:style>
    <style:style style:name="T72_29" style:family="text"/>
    <style:style style:name="T72_30" style:family="text">
      <style:text-properties fo:color="#000099" style:text-underline-style="solid" style:text-underline-color="font-color"/>
    </style:style>
    <style:style style:name="T72_31" style:family="text"/>
    <style:style style:name="T72_32" style:family="text">
      <style:text-properties fo:color="#000099" style:text-underline-style="solid" style:text-underline-color="font-color"/>
    </style:style>
    <style:style style:name="T72_33" style:family="text"/>
    <style:style style:name="T72_34" style:family="text">
      <style:text-properties fo:color="#000099" style:text-underline-style="solid" style:text-underline-color="font-color"/>
    </style:style>
    <style:style style:name="T72_35" style:family="text"/>
    <style:style style:name="T72_36" style:family="text">
      <style:text-properties fo:color="#000099" style:text-underline-style="solid" style:text-underline-color="font-color"/>
    </style:style>
    <style:style style:name="T72_37" style:family="text"/>
    <style:style style:name="T72_38" style:family="text">
      <style:text-properties fo:color="#000099" style:text-underline-style="solid" style:text-underline-color="font-color"/>
    </style:style>
    <style:style style:name="T72_39" style:family="text"/>
    <style:style style:name="T72_40" style:family="text">
      <style:text-properties fo:color="#000099" style:text-underline-style="solid" style:text-underline-color="font-color"/>
    </style:style>
    <style:style style:name="T72_41" style:family="text"/>
    <style:style style:name="T72_42" style:family="text">
      <style:text-properties fo:color="#000099" style:text-underline-style="solid" style:text-underline-color="font-color"/>
    </style:style>
    <style:style style:name="T72_43" style:family="text"/>
    <style:style style:name="T72_44" style:family="text">
      <style:text-properties fo:color="#000099" style:text-underline-style="solid" style:text-underline-color="font-color"/>
    </style:style>
    <style:style style:name="T72_45" style:family="text"/>
    <style:style style:name="T72_46" style:family="text">
      <style:text-properties fo:color="#000099" style:text-underline-style="solid" style:text-underline-color="font-color"/>
    </style:style>
    <style:style style:name="T72_47" style:family="text"/>
    <style:style style:name="T72_48" style:family="text">
      <style:text-properties fo:color="#000099" style:text-underline-style="solid" style:text-underline-color="font-color"/>
    </style:style>
    <style:style style:name="T72_49" style:family="text"/>
    <style:style style:name="T72_50" style:family="text">
      <style:text-properties fo:color="#000099" style:text-underline-style="solid" style:text-underline-color="font-color"/>
    </style:style>
    <style:style style:name="T72_51" style:family="text"/>
    <style:style style:name="T72_52" style:family="text">
      <style:text-properties fo:color="#000099" style:text-underline-style="solid" style:text-underline-color="font-color"/>
    </style:style>
    <style:style style:name="T72_53" style:family="text"/>
    <style:style style:name="T72_54" style:family="text"/>
    <style:style style:name="P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P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P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P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7_1" style:family="text"/>
    <style:style style:name="P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/>
    <style:style style:name="P80" style:family="paragraph" style:parent-style-name="Standard">
      <style:paragraph-properties fo:text-align="left" fo:break-before="auto" fo:line-height="115%" fo:margin-top="0cm" fo:border-bottom="#808080 0.053cm solid" fo:margin-right="0cm" style:writing-mode="lr-tb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>
      <style:text-properties fo:color="#000099" style:text-underline-style="solid" style:text-underline-color="font-color"/>
    </style:style>
    <style:style style:name="T83_9" style:family="text"/>
    <style:style style:name="T83_10" style:family="text">
      <style:text-properties fo:color="#000099" style:text-underline-style="solid" style:text-underline-color="font-color"/>
    </style:style>
    <style:style style:name="T83_11" style:family="text"/>
    <style:style style:name="T83_12" style:family="text">
      <style:text-properties fo:color="#000099" style:text-underline-style="solid" style:text-underline-color="font-color"/>
    </style:style>
    <style:style style:name="T83_13" style:family="text"/>
    <style:style style:name="T83_14" style:family="text">
      <style:text-properties fo:color="#000099" style:text-underline-style="solid" style:text-underline-color="font-color"/>
    </style:style>
    <style:style style:name="T83_15" style:family="text"/>
    <style:style style:name="T83_16" style:family="text">
      <style:text-properties fo:color="#000099" style:text-underline-style="solid" style:text-underline-color="font-color"/>
    </style:style>
    <style:style style:name="T83_17" style:family="text"/>
    <style:style style:name="P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>
      <style:text-properties fo:color="#000099" style:text-underline-style="solid" style:text-underline-color="font-color"/>
    </style:style>
    <style:style style:name="T84_9" style:family="text"/>
    <style:style style:name="T84_10" style:family="text">
      <style:text-properties fo:color="#000099" style:text-underline-style="solid" style:text-underline-color="font-color"/>
    </style:style>
    <style:style style:name="T84_11" style:family="text"/>
    <style:style style:name="T84_12" style:family="text">
      <style:text-properties fo:color="#000099" style:text-underline-style="solid" style:text-underline-color="font-color"/>
    </style:style>
    <style:style style:name="T84_13" style:family="text"/>
    <style:style style:name="T84_14" style:family="text">
      <style:text-properties fo:color="#000099" style:text-underline-style="solid" style:text-underline-color="font-color"/>
    </style:style>
    <style:style style:name="T84_15" style:family="text"/>
    <style:style style:name="T84_16" style:family="text">
      <style:text-properties fo:color="#000099" style:text-underline-style="solid" style:text-underline-color="font-color"/>
    </style:style>
    <style:style style:name="T84_17" style:family="text"/>
    <style:style style:name="P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>
      <style:text-properties fo:color="#000099" style:text-underline-style="solid" style:text-underline-color="font-color"/>
    </style:style>
    <style:style style:name="T85_17" style:family="text"/>
    <style:style style:name="T85_18" style:family="text">
      <style:text-properties fo:color="#000099" style:text-underline-style="solid" style:text-underline-color="font-color"/>
    </style:style>
    <style:style style:name="T85_19" style:family="text"/>
    <style:style style:name="T85_20" style:family="text">
      <style:text-properties fo:color="#000099" style:text-underline-style="solid" style:text-underline-color="font-color"/>
    </style:style>
    <style:style style:name="T85_21" style:family="text"/>
    <style:style style:name="T85_22" style:family="text">
      <style:text-properties fo:color="#000099" style:text-underline-style="solid" style:text-underline-color="font-color"/>
    </style:style>
    <style:style style:name="T85_23" style:family="text"/>
    <style:style style:name="T85_24" style:family="text">
      <style:text-properties fo:color="#000099" style:text-underline-style="solid" style:text-underline-color="font-color"/>
    </style:style>
    <style:style style:name="T85_25" style:family="text"/>
    <style:style style:name="T85_26" style:family="text">
      <style:text-properties fo:color="#000099" style:text-underline-style="solid" style:text-underline-color="font-color"/>
    </style:style>
    <style:style style:name="T85_27" style:family="text"/>
    <style:style style:name="T85_28" style:family="text">
      <style:text-properties fo:color="#000099" style:text-underline-style="solid" style:text-underline-color="font-color"/>
    </style:style>
    <style:style style:name="T85_29" style:family="text"/>
    <style:style style:name="T85_30" style:family="text">
      <style:text-properties fo:color="#000099" style:text-underline-style="solid" style:text-underline-color="font-color"/>
    </style:style>
    <style:style style:name="T85_31" style:family="text"/>
    <style:style style:name="T85_32" style:family="text">
      <style:text-properties fo:color="#000099" style:text-underline-style="solid" style:text-underline-color="font-color"/>
    </style:style>
    <style:style style:name="T85_33" style:family="text"/>
    <style:style style:name="T85_34" style:family="text">
      <style:text-properties fo:color="#000099" style:text-underline-style="solid" style:text-underline-color="font-color"/>
    </style:style>
    <style:style style:name="T85_35" style:family="text"/>
    <style:style style:name="T85_36" style:family="text">
      <style:text-properties fo:color="#000099" style:text-underline-style="solid" style:text-underline-color="font-color"/>
    </style:style>
    <style:style style:name="T85_37" style:family="text"/>
    <style:style style:name="T85_38" style:family="text">
      <style:text-properties fo:color="#000099" style:text-underline-style="solid" style:text-underline-color="font-color"/>
    </style:style>
    <style:style style:name="T85_39" style:family="text"/>
    <style:style style:name="T85_40" style:family="text">
      <style:text-properties fo:color="#000099" style:text-underline-style="solid" style:text-underline-color="font-color"/>
    </style:style>
    <style:style style:name="T85_41" style:family="text"/>
    <style:style style:name="T85_42" style:family="text">
      <style:text-properties fo:color="#000099" style:text-underline-style="solid" style:text-underline-color="font-color"/>
    </style:style>
    <style:style style:name="T85_43" style:family="text"/>
    <style:style style:name="T85_44" style:family="text">
      <style:text-properties fo:color="#000099" style:text-underline-style="solid" style:text-underline-color="font-color"/>
    </style:style>
    <style:style style:name="T85_45" style:family="text"/>
    <style:style style:name="T85_46" style:family="text">
      <style:text-properties fo:color="#000099" style:text-underline-style="solid" style:text-underline-color="font-color"/>
    </style:style>
    <style:style style:name="T85_47" style:family="text"/>
    <style:style style:name="P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>
      <style:text-properties fo:color="#000099" style:text-underline-style="solid" style:text-underline-color="font-color"/>
    </style:style>
    <style:style style:name="T86_27" style:family="text"/>
    <style:style style:name="T86_28" style:family="text">
      <style:text-properties fo:color="#000099" style:text-underline-style="solid" style:text-underline-color="font-color"/>
    </style:style>
    <style:style style:name="T86_29" style:family="text"/>
    <style:style style:name="T86_30" style:family="text">
      <style:text-properties fo:color="#000099" style:text-underline-style="solid" style:text-underline-color="font-color"/>
    </style:style>
    <style:style style:name="T86_31" style:family="text"/>
    <style:style style:name="T86_32" style:family="text">
      <style:text-properties fo:color="#000099" style:text-underline-style="solid" style:text-underline-color="font-color"/>
    </style:style>
    <style:style style:name="T86_33" style:family="text"/>
    <style:style style:name="T86_34" style:family="text">
      <style:text-properties fo:color="#000099" style:text-underline-style="solid" style:text-underline-color="font-color"/>
    </style:style>
    <style:style style:name="T86_35" style:family="text"/>
    <style:style style:name="T86_36" style:family="text">
      <style:text-properties fo:color="#000099" style:text-underline-style="solid" style:text-underline-color="font-color"/>
    </style:style>
    <style:style style:name="T86_37" style:family="text"/>
    <style:style style:name="T86_38" style:family="text">
      <style:text-properties fo:color="#000099" style:text-underline-style="solid" style:text-underline-color="font-color"/>
    </style:style>
    <style:style style:name="T86_39" style:family="text"/>
    <style:style style:name="T86_40" style:family="text">
      <style:text-properties fo:color="#000099" style:text-underline-style="solid" style:text-underline-color="font-color"/>
    </style:style>
    <style:style style:name="T86_41" style:family="text"/>
    <style:style style:name="T86_42" style:family="text">
      <style:text-properties fo:color="#000099" style:text-underline-style="solid" style:text-underline-color="font-color"/>
    </style:style>
    <style:style style:name="T86_43" style:family="text"/>
    <style:style style:name="T86_44" style:family="text">
      <style:text-properties fo:color="#000099" style:text-underline-style="solid" style:text-underline-color="font-color"/>
    </style:style>
    <style:style style:name="T86_45" style:family="text"/>
    <style:style style:name="T86_46" style:family="text">
      <style:text-properties fo:color="#000099" style:text-underline-style="solid" style:text-underline-color="font-color"/>
    </style:style>
    <style:style style:name="T86_47" style:family="text"/>
    <style:style style:name="T86_48" style:family="text">
      <style:text-properties fo:color="#000099" style:text-underline-style="solid" style:text-underline-color="font-color"/>
    </style:style>
    <style:style style:name="T86_49" style:family="text"/>
    <style:style style:name="T86_50" style:family="text">
      <style:text-properties fo:color="#000099" style:text-underline-style="solid" style:text-underline-color="font-color"/>
    </style:style>
    <style:style style:name="T86_51" style:family="text"/>
    <style:style style:name="T86_52" style:family="text">
      <style:text-properties fo:color="#000099" style:text-underline-style="solid" style:text-underline-color="font-color"/>
    </style:style>
    <style:style style:name="T86_53" style:family="text"/>
    <style:style style:name="T86_54" style:family="text">
      <style:text-properties fo:color="#000099" style:text-underline-style="solid" style:text-underline-color="font-color"/>
    </style:style>
    <style:style style:name="T86_55" style:family="text"/>
    <style:style style:name="T86_56" style:family="text">
      <style:text-properties fo:color="#000099" style:text-underline-style="solid" style:text-underline-color="font-color"/>
    </style:style>
    <style:style style:name="T86_57" style:family="text"/>
    <style:style style:name="T86_58" style:family="text">
      <style:text-properties fo:color="#000099" style:text-underline-style="solid" style:text-underline-color="font-color"/>
    </style:style>
    <style:style style:name="T86_59" style:family="text"/>
    <style:style style:name="T86_60" style:family="text">
      <style:text-properties fo:color="#000099" style:text-underline-style="solid" style:text-underline-color="font-color"/>
    </style:style>
    <style:style style:name="T86_61" style:family="text"/>
    <style:style style:name="T86_62" style:family="text">
      <style:text-properties fo:color="#000099" style:text-underline-style="solid" style:text-underline-color="font-color"/>
    </style:style>
    <style:style style:name="T86_63" style:family="text"/>
    <style:style style:name="T86_64" style:family="text">
      <style:text-properties fo:color="#000099" style:text-underline-style="solid" style:text-underline-color="font-color"/>
    </style:style>
    <style:style style:name="T86_65" style:family="text"/>
    <style:style style:name="T86_66" style:family="text">
      <style:text-properties fo:color="#000099" style:text-underline-style="solid" style:text-underline-color="font-color"/>
    </style:style>
    <style:style style:name="T86_67" style:family="text"/>
    <style:style style:name="T86_68" style:family="text">
      <style:text-properties fo:color="#000099" style:text-underline-style="solid" style:text-underline-color="font-color"/>
    </style:style>
    <style:style style:name="T86_69" style:family="text"/>
    <style:style style:name="T86_70" style:family="text">
      <style:text-properties fo:color="#000099" style:text-underline-style="solid" style:text-underline-color="font-color"/>
    </style:style>
    <style:style style:name="T86_71" style:family="text"/>
    <style:style style:name="T86_72" style:family="text">
      <style:text-properties fo:color="#000099" style:text-underline-style="solid" style:text-underline-color="font-color"/>
    </style:style>
    <style:style style:name="T86_73" style:family="text"/>
    <style:style style:name="T86_74" style:family="text">
      <style:text-properties fo:color="#000099" style:text-underline-style="solid" style:text-underline-color="font-color"/>
    </style:style>
    <style:style style:name="T86_75" style:family="text"/>
    <style:style style:name="T86_76" style:family="text">
      <style:text-properties fo:color="#000099" style:text-underline-style="solid" style:text-underline-color="font-color"/>
    </style:style>
    <style:style style:name="T86_77" style:family="text"/>
    <style:style style:name="T86_78" style:family="text">
      <style:text-properties fo:color="#000099" style:text-underline-style="solid" style:text-underline-color="font-color"/>
    </style:style>
    <style:style style:name="T86_79" style:family="text"/>
    <style:style style:name="T86_80" style:family="text">
      <style:text-properties fo:color="#000099" style:text-underline-style="solid" style:text-underline-color="font-color"/>
    </style:style>
    <style:style style:name="T86_81" style:family="text"/>
    <style:style style:name="T86_82" style:family="text">
      <style:text-properties fo:color="#000099" style:text-underline-style="solid" style:text-underline-color="font-color"/>
    </style:style>
    <style:style style:name="T86_83" style:family="text"/>
    <style:style style:name="T86_84" style:family="text">
      <style:text-properties fo:color="#000099" style:text-underline-style="solid" style:text-underline-color="font-color"/>
    </style:style>
    <style:style style:name="T86_85" style:family="text"/>
    <style:style style:name="T86_86" style:family="text">
      <style:text-properties fo:color="#000099" style:text-underline-style="solid" style:text-underline-color="font-color"/>
    </style:style>
    <style:style style:name="P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>
      <style:text-properties fo:color="#000099" style:text-underline-style="solid" style:text-underline-color="font-color"/>
    </style:style>
    <style:style style:name="T87_11" style:family="text"/>
    <style:style style:name="T87_12" style:family="text">
      <style:text-properties fo:color="#000099" style:text-underline-style="solid" style:text-underline-color="font-color"/>
    </style:style>
    <style:style style:name="T87_13" style:family="text"/>
    <style:style style:name="T87_14" style:family="text">
      <style:text-properties fo:color="#000099" style:text-underline-style="solid" style:text-underline-color="font-color"/>
    </style:style>
    <style:style style:name="T87_15" style:family="text"/>
    <style:style style:name="T87_16" style:family="text">
      <style:text-properties fo:color="#000099" style:text-underline-style="solid" style:text-underline-color="font-color"/>
    </style:style>
    <style:style style:name="T87_17" style:family="text"/>
    <style:style style:name="T87_18" style:family="text">
      <style:text-properties fo:color="#000099" style:text-underline-style="solid" style:text-underline-color="font-color"/>
    </style:style>
    <style:style style:name="T87_19" style:family="text"/>
    <style:style style:name="T87_20" style:family="text">
      <style:text-properties fo:color="#000099" style:text-underline-style="solid" style:text-underline-color="font-color"/>
    </style:style>
    <style:style style:name="T87_21" style:family="text"/>
    <style:style style:name="T87_22" style:family="text">
      <style:text-properties fo:color="#000099" style:text-underline-style="solid" style:text-underline-color="font-color"/>
    </style:style>
    <style:style style:name="T87_23" style:family="text"/>
    <style:style style:name="T87_24" style:family="text">
      <style:text-properties fo:color="#000099" style:text-underline-style="solid" style:text-underline-color="font-color"/>
    </style:style>
    <style:style style:name="T87_25" style:family="text"/>
    <style:style style:name="T87_26" style:family="text">
      <style:text-properties fo:color="#000099" style:text-underline-style="solid" style:text-underline-color="font-color"/>
    </style:style>
    <style:style style:name="T87_27" style:family="text"/>
    <style:style style:name="T87_28" style:family="text">
      <style:text-properties fo:color="#000099" style:text-underline-style="solid" style:text-underline-color="font-color"/>
    </style:style>
    <style:style style:name="T87_29" style:family="text"/>
    <style:style style:name="T87_30" style:family="text">
      <style:text-properties fo:color="#000099" style:text-underline-style="solid" style:text-underline-color="font-color"/>
    </style:style>
    <style:style style:name="T87_31" style:family="text"/>
    <style:style style:name="T87_32" style:family="text">
      <style:text-properties fo:color="#000099" style:text-underline-style="solid" style:text-underline-color="font-color"/>
    </style:style>
    <style:style style:name="T87_33" style:family="text"/>
    <style:style style:name="T87_34" style:family="text">
      <style:text-properties fo:color="#000099" style:text-underline-style="solid" style:text-underline-color="font-color"/>
    </style:style>
    <style:style style:name="T87_35" style:family="text"/>
    <style:style style:name="P88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88_1" style:family="text"/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2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2pt" style:font-size-asian="12pt" style:font-size-complex="12pt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font-size="12pt" style:font-size-asian="12pt" style:font-size-complex="12pt"/>
    </style:style>
    <style:style style:name="P95" style:family="paragraph" style:parent-style-name="Heading_20_2">
      <style:paragraph-properties fo:break-before="auto" style:writing-mode="lr-tb"/>
    </style:style>
  </office:automatic-styles>
  <office:body>
    <office:text>
      <text:h text:style-name="P1" text:outline-level="10"><text:bookmark-start text:name="h.3acsiswwlskp"/><text:bookmark-end text:name="h.3acsiswwlskp"/><text:span text:style-name="T1_1">Teaching</text:span><text:span text:style-name="T1_2"><text:s/></text:span><text:span text:style-name="T1_3">with</text:span><text:span text:style-name="T1_4"><text:s/></text:span><text:span text:style-name="T1_5">Omeka</text:span><text:span text:style-name="T1_6">:<text:s/></text:span><text:span text:style-name="T1_7">THATCamp</text:span><text:span text:style-name="T1_8"><text:s/></text:span><text:span text:style-name="T1_9">Pedagogy</text:span></text:h>
      <text:p text:style-name="P2"><text:span text:style-name="T2_1">Jeffrey</text:span><text:span text:style-name="T2_2"><text:s/></text:span><text:span text:style-name="T2_3">McClurken</text:span></text:p>
      <text:p text:style-name="P3"><text:span text:style-name="T3_1">Amanda</text:span><text:span text:style-name="T3_2"><text:s/></text:span><text:span text:style-name="T3_3">French</text:span></text:p>
      <text:p text:style-name="P4"/>
      <text:p text:style-name="P5"><text:span text:style-name="T5_1">Saturday</text:span><text:span text:style-name="T5_2">,<text:s/>10/15,<text:s/></text:span><text:span text:style-name="T5_3">1:30-2:30</text:span><text:span text:style-name="T5_4">pm</text:span><text:span text:style-name="T5_5">,<text:s/></text:span><text:span text:style-name="T5_6">room</text:span><text:span text:style-name="T5_7"><text:s/></text:span><text:span text:style-name="T5_8">TBA</text:span></text:p>
      <text:p text:style-name="P6"><text:span text:style-name="T6_1">Vassar</text:span><text:span text:style-name="T6_2"><text:s/></text:span><text:span text:style-name="T6_3">College</text:span></text:p>
      <text:h text:style-name="P7" text:outline-level="10"><text:bookmark-start text:name="h.48ym84d7juc8"/><text:bookmark-end text:name="h.48ym84d7juc8"/><text:span text:style-name="T7_1">Lesson</text:span><text:span text:style-name="T7_2"><text:s/></text:span><text:span text:style-name="T7_3">Plan</text:span></text:h>
      <text:p text:style-name="P8"/>
      <text:p text:style-name="P9"><text:span text:style-name="T9_1">Instructor</text:span><text:span text:style-name="T9_2"><text:s/></text:span><text:span text:style-name="T9_3">Preparation</text:span><text:span text:style-name="T9_4">:</text:span></text:p>
      <text:list text:style-name="LS1" xml:id="list0">
        <text:list-item>
          <text:p text:style-name="P10"><text:span text:style-name="T10_1">Giving</text:span><text:span text:style-name="T10_2"><text:s/></text:span><text:span text:style-name="T10_3">access</text:span><text:span text:style-name="T10_4"><text:s/></text:span><text:span text:style-name="T10_5">to</text:span><text:span text:style-name="T10_6"><text:s/></text:span><text:span text:style-name="T10_7">Omeka</text:span><text:span text:style-name="T10_8"><text:s/></text:span><text:span text:style-name="T10_9">accounts</text:span><text:span text:style-name="T10_10"><text:s/>--<text:s/></text:span><text:span text:style-name="T10_11">I</text:span><text:span text:style-name="T10_12">’</text:span><text:span text:style-name="T10_13">ll</text:span><text:span text:style-name="T10_14"><text:s/></text:span><text:span text:style-name="T10_15">e</text:span><text:span text:style-name="T10_16">-</text:span><text:span text:style-name="T10_17">mail</text:span><text:span text:style-name="T10_18"><text:s/></text:span><text:span text:style-name="T10_19">people</text:span><text:span text:style-name="T10_20"><text:s/></text:span><text:span text:style-name="T10_21">to</text:span><text:span text:style-name="T10_22"><text:s/></text:span><text:span text:style-name="T10_23">ask</text:span><text:span text:style-name="T10_24"><text:s/></text:span><text:span text:style-name="T10_25">them</text:span><text:span text:style-name="T10_26"><text:s/></text:span><text:span text:style-name="T10_27">to</text:span><text:span text:style-name="T10_28"><text:s/></text:span><text:span text:style-name="T10_29">set</text:span><text:span text:style-name="T10_30"><text:s/></text:span><text:span text:style-name="T10_31">up</text:span><text:span text:style-name="T10_32"><text:s/></text:span><text:span text:style-name="T10_33">an</text:span><text:span text:style-name="T10_34"><text:s/></text:span><text:span text:style-name="T10_35">Omeka</text:span><text:span text:style-name="T10_36">.</text:span><text:span text:style-name="T10_37">net</text:span><text:span text:style-name="T10_38"><text:s/></text:span><text:span text:style-name="T10_39">account</text:span><text:span text:style-name="T10_40">;<text:s/></text:span><text:span text:style-name="T10_41">I</text:span><text:span text:style-name="T10_42"><text:s/></text:span><text:span text:style-name="T10_43">also</text:span><text:span text:style-name="T10_44"><text:s/></text:span><text:span text:style-name="T10_45">have</text:span><text:span text:style-name="T10_46"><text:s/></text:span><text:span text:style-name="T10_47">ten</text:span><text:span text:style-name="T10_48"><text:s/></text:span><text:span text:style-name="T10_49">practice</text:span><text:span text:style-name="T10_50"><text:s/></text:span><text:span text:style-name="T10_51">Omeka</text:span><text:span text:style-name="T10_52"><text:s/></text:span><text:span text:style-name="T10_53">installations</text:span><text:span text:style-name="T10_54"><text:s/></text:span><text:span text:style-name="T10_55">set</text:span><text:span text:style-name="T10_56"><text:s/></text:span><text:span text:style-name="T10_57">up</text:span><text:span text:style-name="T10_58"><text:s/></text:span><text:span text:style-name="T10_59">at</text:span><text:span text:style-name="T10_60"><text:s/></text:span><text:span text:style-name="T10_61"><text:a xlink:type="simple" xlink:href="http://dhworkshops.net/omeka01"><text:span text:style-name="T10_62">http</text:span></text:a></text:span><text:span text:style-name="T10_63"><text:a xlink:type="simple" xlink:href="http://dhworkshops.net/omeka01"><text:span text:style-name="T10_64">://</text:span></text:a></text:span><text:span text:style-name="T10_65"><text:a xlink:type="simple" xlink:href="http://dhworkshops.net/omeka01"><text:span text:style-name="T10_66">dhworkshops</text:span></text:a></text:span><text:span text:style-name="T10_67"><text:a xlink:type="simple" xlink:href="http://dhworkshops.net/omeka01"><text:span text:style-name="T10_68">.</text:span></text:a></text:span><text:span text:style-name="T10_69"><text:a xlink:type="simple" xlink:href="http://dhworkshops.net/omeka01"><text:span text:style-name="T10_70">net</text:span></text:a></text:span><text:span text:style-name="T10_71"><text:a xlink:type="simple" xlink:href="http://dhworkshops.net/omeka01"><text:span text:style-name="T10_72">/</text:span></text:a></text:span><text:span text:style-name="T10_73"><text:a xlink:type="simple" xlink:href="http://dhworkshops.net/omeka01"><text:span text:style-name="T10_74">omeka</text:span></text:a></text:span><text:span text:style-name="T10_75"><text:a xlink:type="simple" xlink:href="http://dhworkshops.net/omeka01"><text:span text:style-name="T10_76">01</text:span></text:a></text:span><text:span text:style-name="T10_77"><text:s/>02<text:s/>03<text:s/></text:span><text:span text:style-name="T10_78">etc</text:span><text:span text:style-name="T10_79">.<text:s/></text:span><text:span text:style-name="T10_80">that</text:span><text:span text:style-name="T10_81"><text:s/></text:span><text:span text:style-name="T10_82">people</text:span><text:span text:style-name="T10_83"><text:s/></text:span><text:span text:style-name="T10_84">can</text:span><text:span text:style-name="T10_85"><text:s/></text:span><text:span text:style-name="T10_86">FTP</text:span><text:span text:style-name="T10_87"><text:s/></text:span><text:span text:style-name="T10_88">into</text:span><text:span text:style-name="T10_89"><text:s/></text:span><text:span text:style-name="T10_90">too</text:span><text:span text:style-name="T10_91">.</text:span><text:span text:style-name="T10_92"> <text:s/></text:span><text:span text:style-name="T10_93">--<text:s/></text:span><text:span text:style-name="T10_94">Amanda</text:span></text:p>
        </text:list-item>
      </text:list>
      <text:p text:style-name="P11"/>
      <text:p text:style-name="P12"/>
      <text:p text:style-name="P13"><text:span text:style-name="T13_1">Introduction</text:span><text:span text:style-name="T13_2">:</text:span></text:p>
      <text:p text:style-name="P14"/>
      <text:list text:style-name="LS2" xml:id="list1">
        <text:list-item>
          <text:p text:style-name="P15"><text:span text:style-name="T15_1">Amanda</text:span><text:span text:style-name="T15_2">:<text:s/></text:span><text:span text:style-name="T15_3">First</text:span><text:span text:style-name="T15_4"><text:s/></text:span><text:span text:style-name="T15_5">of</text:span><text:span text:style-name="T15_6"><text:s/></text:span><text:span text:style-name="T15_7">all</text:span><text:span text:style-name="T15_8">,<text:s/></text:span><text:span text:style-name="T15_9">sign</text:span><text:span text:style-name="T15_10"><text:s/></text:span><text:span text:style-name="T15_11">up</text:span><text:span text:style-name="T15_12"><text:s/></text:span><text:span text:style-name="T15_13">for</text:span><text:span text:style-name="T15_14"><text:s/></text:span><text:span text:style-name="T15_15">an</text:span><text:span text:style-name="T15_16"><text:s/></text:span><text:span text:style-name="T15_17">free</text:span><text:span text:style-name="T15_18"><text:s/></text:span><text:span text:style-name="T15_19">basic</text:span><text:span text:style-name="T15_20"><text:s/></text:span><text:span text:style-name="T15_21">plan</text:span><text:span text:style-name="T15_22"><text:s/></text:span><text:span text:style-name="T15_23">at</text:span><text:span text:style-name="T15_24"><text:s/></text:span><text:span text:style-name="T15_25">at</text:span><text:span text:style-name="T15_26"><text:s/></text:span><text:span text:style-name="T15_27"><text:a xlink:type="simple" xlink:href="http://omeka.net"><text:span text:style-name="T15_28">http</text:span></text:a></text:span><text:span text:style-name="T15_29"><text:a xlink:type="simple" xlink:href="http://omeka.net"><text:span text:style-name="T15_30">://</text:span></text:a></text:span><text:span text:style-name="T15_31"><text:a xlink:type="simple" xlink:href="http://omeka.net"><text:span text:style-name="T15_32">omeka</text:span></text:a></text:span><text:span text:style-name="T15_33"><text:a xlink:type="simple" xlink:href="http://omeka.net"><text:span text:style-name="T15_34">.</text:span></text:a></text:span><text:span text:style-name="T15_35"><text:a xlink:type="simple" xlink:href="http://omeka.net"><text:span text:style-name="T15_36">net</text:span></text:a></text:span><text:span text:style-name="T15_37">.<text:s/></text:span><text:span text:style-name="T15_38">Feel</text:span><text:span text:style-name="T15_39"><text:s/></text:span><text:span text:style-name="T15_40">free</text:span><text:span text:style-name="T15_41"><text:s/></text:span><text:span text:style-name="T15_42">to</text:span><text:span text:style-name="T15_43"><text:s/></text:span><text:span text:style-name="T15_44">play</text:span><text:span text:style-name="T15_45"><text:s/></text:span><text:span text:style-name="T15_46">and</text:span><text:span text:style-name="T15_47"><text:s/></text:span><text:span text:style-name="T15_48">practice</text:span><text:span text:style-name="T15_49"><text:s/></text:span><text:span text:style-name="T15_50">as</text:span><text:span text:style-name="T15_51"><text:s/></text:span><text:span text:style-name="T15_52">we</text:span><text:span text:style-name="T15_53"><text:s/></text:span><text:span text:style-name="T15_54">talk</text:span><text:span text:style-name="T15_55">.</text:span><text:span text:style-name="T15_56"><text:s/></text:span></text:p>
        </text:list-item>
        <text:list-item>
          <text:p text:style-name="P16"><text:span text:style-name="T16_1">Amanda</text:span><text:span text:style-name="T16_2">:<text:s/></text:span><text:span text:style-name="T16_3">Who</text:span><text:span text:style-name="T16_4"><text:s/></text:span><text:span text:style-name="T16_5">has</text:span><text:span text:style-name="T16_6"><text:s/></text:span><text:span text:style-name="T16_7">used</text:span><text:span text:style-name="T16_8"><text:s/></text:span><text:span text:style-name="T16_9">Omeka</text:span><text:span text:style-name="T16_10"><text:s/></text:span><text:span text:style-name="T16_11">before</text:span><text:span text:style-name="T16_12">?<text:s/>(</text:span><text:span text:style-name="T16_13">if</text:span><text:span text:style-name="T16_14"><text:s/></text:span><text:span text:style-name="T16_15">most</text:span><text:span text:style-name="T16_16"><text:s/></text:span><text:span text:style-name="T16_17">have</text:span><text:span text:style-name="T16_18"><text:s/></text:span><text:span text:style-name="T16_19">used</text:span><text:span text:style-name="T16_20"><text:s/></text:span><text:span text:style-name="T16_21">it</text:span><text:span text:style-name="T16_22"><text:s/></text:span><text:span text:style-name="T16_23">before</text:span><text:span text:style-name="T16_24">,<text:s/></text:span><text:span text:style-name="T16_25">spend</text:span><text:span text:style-name="T16_26"><text:s/></text:span><text:span text:style-name="T16_27">less</text:span><text:span text:style-name="T16_28"><text:s/></text:span><text:span text:style-name="T16_29">time</text:span><text:span text:style-name="T16_30"><text:s/></text:span><text:span text:style-name="T16_31">on</text:span><text:span text:style-name="T16_32"><text:s/></text:span><text:span text:style-name="T16_33">definitions</text:span><text:span text:style-name="T16_34">)</text:span></text:p>
        </text:list-item>
        <text:list-item>
          <text:p text:style-name="P17"><text:span text:style-name="T17_1">Jeff</text:span><text:span text:style-name="T17_2">:<text:s/></text:span><text:span text:style-name="T17_3">Last</text:span><text:span text:style-name="T17_4"><text:s/>20<text:s/></text:span><text:span text:style-name="T17_5">minutes</text:span><text:span text:style-name="T17_6">: <text:s/></text:span><text:span text:style-name="T17_7">Would</text:span><text:span text:style-name="T17_8"><text:s/></text:span><text:span text:style-name="T17_9">you</text:span><text:span text:style-name="T17_10"><text:s/></text:span><text:span text:style-name="T17_11">rather</text:span><text:span text:style-name="T17_12"><text:s/></text:span><text:span text:style-name="T17_13">use</text:span><text:span text:style-name="T17_14"><text:s/></text:span><text:span text:style-name="T17_15">the</text:span><text:span text:style-name="T17_16"><text:s/></text:span><text:span text:style-name="T17_17">last</text:span><text:span text:style-name="T17_18"><text:s/>20<text:s/></text:span><text:span text:style-name="T17_19">minutes</text:span><text:span text:style-name="T17_20"><text:s/></text:span><text:span text:style-name="T17_21">practicing</text:span><text:span text:style-name="T17_22"><text:s/></text:span><text:span text:style-name="T17_23">Omeka</text:span><text:span text:style-name="T17_24"><text:s/></text:span><text:span text:style-name="T17_25">OR</text:span><text:span text:style-name="T17_26"><text:s/></text:span><text:span text:style-name="T17_27">work</text:span><text:span text:style-name="T17_28"><text:s/></text:span><text:span text:style-name="T17_29">shopping</text:span><text:span text:style-name="T17_30"><text:s/></text:span><text:span text:style-name="T17_31">Omeka</text:span><text:span text:style-name="T17_32"><text:s/></text:span><text:span text:style-name="T17_33">class</text:span><text:span text:style-name="T17_34"><text:s/></text:span><text:span text:style-name="T17_35">projects</text:span><text:span text:style-name="T17_36">?<text:s/></text:span></text:p>
        </text:list-item>
      </text:list>
      <text:p text:style-name="P18"/>
      <text:p text:style-name="P19"><text:span text:style-name="T19_1">Motivation</text:span><text:span text:style-name="T19_2"><text:s/>(</text:span><text:span text:style-name="T19_3">Jeff</text:span><text:span text:style-name="T19_4">,<text:s/>5<text:s/></text:span><text:span text:style-name="T19_5">minutes</text:span><text:span text:style-name="T19_6">):</text:span></text:p>
      <text:list text:style-name="LS3" xml:id="list4">
        <text:list-item>
          <text:p text:style-name="P20"><text:span text:style-name="T20_1">When</text:span><text:span text:style-name="T20_2"><text:s/></text:span><text:span text:style-name="T20_3">you</text:span><text:span text:style-name="T20_4"><text:s/></text:span><text:span text:style-name="T20_5">want</text:span><text:span text:style-name="T20_6"><text:s/></text:span><text:span text:style-name="T20_7">to</text:span><text:span text:style-name="T20_8"><text:s/></text:span><text:span text:style-name="T20_9">teach</text:span><text:span text:style-name="T20_10"><text:s/></text:span><text:span text:style-name="T20_11">students</text:span><text:span text:style-name="T20_12"><text:s/></text:span><text:span text:style-name="T20_13">how</text:span><text:span text:style-name="T20_14"><text:s/></text:span><text:span text:style-name="T20_15">to</text:span><text:span text:style-name="T20_16"><text:s/>1)<text:s/></text:span><text:span text:style-name="T20_17">work</text:span><text:span text:style-name="T20_18"><text:s/></text:span><text:span text:style-name="T20_19">with</text:span><text:span text:style-name="T20_20"><text:s/></text:span><text:span text:style-name="T20_21">primary</text:span><text:span text:style-name="T20_22"><text:s/></text:span><text:span text:style-name="T20_23">sources</text:span><text:span text:style-name="T20_24"><text:s/></text:span><text:span text:style-name="T20_25">and</text:span><text:span text:style-name="T20_26"><text:s/></text:span><text:span text:style-name="T20_27">archival</text:span><text:span text:style-name="T20_28"><text:s/></text:span><text:span text:style-name="T20_29">materials</text:span><text:span text:style-name="T20_30"><text:s/></text:span><text:span text:style-name="T20_31">in</text:span><text:span text:style-name="T20_32"><text:s/></text:span><text:span text:style-name="T20_33">a</text:span><text:span text:style-name="T20_34"><text:s/></text:span><text:span text:style-name="T20_35">scholarly</text:span><text:span text:style-name="T20_36"><text:s/></text:span><text:span text:style-name="T20_37">way</text:span><text:span text:style-name="T20_38">,<text:s/></text:span><text:span text:style-name="T20_39">and</text:span><text:span text:style-name="T20_40"><text:s/>2)<text:s/></text:span><text:span text:style-name="T20_41">become</text:span><text:span text:style-name="T20_42"><text:s/></text:span><text:span text:style-name="T20_43">familiar</text:span><text:span text:style-name="T20_44"><text:s/></text:span><text:span text:style-name="T20_45">with</text:span><text:span text:style-name="T20_46"><text:s/></text:span><text:span text:style-name="T20_47">important</text:span><text:span text:style-name="T20_48"><text:s/></text:span><text:span text:style-name="T20_49">digital</text:span><text:span text:style-name="T20_50"><text:s/></text:span><text:span text:style-name="T20_51">information</text:span><text:span text:style-name="T20_52"><text:s/></text:span><text:span text:style-name="T20_53">concepts</text:span><text:span text:style-name="T20_54"><text:s/></text:span><text:span text:style-name="T20_55">such</text:span><text:span text:style-name="T20_56"><text:s/></text:span><text:span text:style-name="T20_57">as</text:span><text:span text:style-name="T20_58"><text:s/>“</text:span><text:span text:style-name="T20_59">database</text:span><text:span text:style-name="T20_60">,”<text:s/>“</text:span><text:span text:style-name="T20_61">metadata</text:span><text:span text:style-name="T20_62">,”<text:s/></text:span><text:span text:style-name="T20_63">and</text:span><text:span text:style-name="T20_64">/</text:span><text:span text:style-name="T20_65">or</text:span><text:span text:style-name="T20_66"><text:s/>3)<text:s/></text:span><text:span text:style-name="T20_67">learn</text:span><text:span text:style-name="T20_68"><text:s/></text:span><text:span text:style-name="T20_69">web</text:span><text:span text:style-name="T20_70"><text:s/></text:span><text:span text:style-name="T20_71">publishing</text:span><text:span text:style-name="T20_72"><text:s/></text:span><text:span text:style-name="T20_73">skills</text:span><text:span text:style-name="T20_74"><text:s/></text:span><text:span text:style-name="T20_75">and</text:span><text:span text:style-name="T20_76"><text:s/></text:span><text:span text:style-name="T20_77">concepts</text:span><text:span text:style-name="T20_78">,<text:s/></text:span><text:span text:style-name="T20_79">then</text:span><text:span text:style-name="T20_80"><text:s/></text:span><text:span text:style-name="T20_81">Omeka</text:span><text:span text:style-name="T20_82"><text:s/></text:span><text:span text:style-name="T20_83">is</text:span><text:span text:style-name="T20_84"><text:s/></text:span><text:span text:style-name="T20_85">a</text:span><text:span text:style-name="T20_86"><text:s/></text:span><text:span text:style-name="T20_87">very</text:span><text:span text:style-name="T20_88"><text:s/></text:span><text:span text:style-name="T20_89">useful</text:span><text:span text:style-name="T20_90"><text:s/></text:span><text:span text:style-name="T20_91">tool</text:span><text:span text:style-name="T20_92">.<text:s/></text:span></text:p>
        </text:list-item>
        <text:list-item>
          <text:p text:style-name="P21"><text:span text:style-name="T21_1">When</text:span><text:span text:style-name="T21_2"><text:s/></text:span><text:span text:style-name="T21_3">NOT</text:span><text:span text:style-name="T21_4"><text:s/></text:span><text:span text:style-name="T21_5">to</text:span><text:span text:style-name="T21_6"><text:s/></text:span><text:span text:style-name="T21_7">use</text:span><text:span text:style-name="T21_8"><text:s/></text:span><text:span text:style-name="T21_9">Omeka</text:span><text:span text:style-name="T21_10">(?)<text:s/>--<text:s/></text:span></text:p>
          <text:list>
            <text:list-item>
              <text:p text:style-name="P22"><text:span text:style-name="T22_1">Not</text:span><text:span text:style-name="T22_2"><text:s/></text:span><text:span text:style-name="T22_3">ideal</text:span><text:span text:style-name="T22_4"><text:s/></text:span><text:span text:style-name="T22_5">for</text:span><text:span text:style-name="T22_6"><text:s/></text:span><text:span text:style-name="T22_7">archiving</text:span><text:span text:style-name="T22_8"><text:s/>/<text:s/></text:span><text:span text:style-name="T22_9">describing</text:span><text:span text:style-name="T22_10"><text:s/></text:span><text:span text:style-name="T22_11">long</text:span><text:span text:style-name="T22_12"><text:s/></text:span><text:span text:style-name="T22_13">texts</text:span><text:span text:style-name="T22_14">,<text:s/></text:span><text:span text:style-name="T22_15">books</text:span><text:span text:style-name="T22_16">,<text:s/></text:span><text:span text:style-name="T22_17">etc</text:span><text:span text:style-name="T22_18">.<text:s/></text:span><text:span text:style-name="T22_19">Images</text:span><text:span text:style-name="T22_20"><text:s/></text:span><text:span text:style-name="T22_21">of</text:span><text:span text:style-name="T22_22"><text:s/></text:span><text:span text:style-name="T22_23">texts</text:span><text:span text:style-name="T22_24">,<text:s/></text:span><text:span text:style-name="T22_25">sure</text:span><text:span text:style-name="T22_26">;<text:s/></text:span><text:span text:style-name="T22_27">short</text:span><text:span text:style-name="T22_28"><text:s/></text:span><text:span text:style-name="T22_29">texts</text:span><text:span text:style-name="T22_30"><text:s/>--<text:s/></text:span><text:span text:style-name="T22_31">maybe</text:span><text:span text:style-name="T22_32"><text:s/></text:span><text:span text:style-name="T22_33">a</text:span><text:span text:style-name="T22_34"><text:s/>5-</text:span><text:span text:style-name="T22_35">page</text:span><text:span text:style-name="T22_36"><text:s/></text:span><text:span text:style-name="T22_37">letter</text:span><text:span text:style-name="T22_38">.<text:s/></text:span><text:span text:style-name="T22_39">Note</text:span><text:span text:style-name="T22_40">,<text:s/></text:span><text:span text:style-name="T22_41">however</text:span><text:span text:style-name="T22_42">,<text:s/></text:span><text:span text:style-name="T22_43">the</text:span><text:span text:style-name="T22_44"><text:s/></text:span><text:span text:style-name="T22_45">TEI</text:span><text:span text:style-name="T22_46"><text:s/></text:span><text:span text:style-name="T22_47">Display</text:span><text:span text:style-name="T22_48"><text:s/></text:span><text:span text:style-name="T22_49">plugin</text:span><text:span text:style-name="T22_50">:<text:s/></text:span><text:span text:style-name="T22_51"><text:a xlink:type="simple" xlink:href="http://omeka.org/codex/Plugins/TeiDisplay"><text:span text:style-name="T22_52">http</text:span></text:a></text:span><text:span text:style-name="T22_53"><text:a xlink:type="simple" xlink:href="http://omeka.org/codex/Plugins/TeiDisplay"><text:span text:style-name="T22_54">://</text:span></text:a></text:span><text:span text:style-name="T22_55"><text:a xlink:type="simple" xlink:href="http://omeka.org/codex/Plugins/TeiDisplay"><text:span text:style-name="T22_56">omeka</text:span></text:a></text:span><text:span text:style-name="T22_57"><text:a xlink:type="simple" xlink:href="http://omeka.org/codex/Plugins/TeiDisplay"><text:span text:style-name="T22_58">.</text:span></text:a></text:span><text:span text:style-name="T22_59"><text:a xlink:type="simple" xlink:href="http://omeka.org/codex/Plugins/TeiDisplay"><text:span text:style-name="T22_60">org</text:span></text:a></text:span><text:span text:style-name="T22_61"><text:a xlink:type="simple" xlink:href="http://omeka.org/codex/Plugins/TeiDisplay"><text:span text:style-name="T22_62">/</text:span></text:a></text:span><text:span text:style-name="T22_63"><text:a xlink:type="simple" xlink:href="http://omeka.org/codex/Plugins/TeiDisplay"><text:span text:style-name="T22_64">codex</text:span></text:a></text:span><text:span text:style-name="T22_65"><text:a xlink:type="simple" xlink:href="http://omeka.org/codex/Plugins/TeiDisplay"><text:span text:style-name="T22_66">/</text:span></text:a></text:span><text:span text:style-name="T22_67"><text:a xlink:type="simple" xlink:href="http://omeka.org/codex/Plugins/TeiDisplay"><text:span text:style-name="T22_68">Plugins</text:span></text:a></text:span><text:span text:style-name="T22_69"><text:a xlink:type="simple" xlink:href="http://omeka.org/codex/Plugins/TeiDisplay"><text:span text:style-name="T22_70">/</text:span></text:a></text:span><text:span text:style-name="T22_71"><text:a xlink:type="simple" xlink:href="http://omeka.org/codex/Plugins/TeiDisplay"><text:span text:style-name="T22_72">TeiDisplay</text:span></text:a></text:span><text:span text:style-name="T22_73"><text:s/></text:span></text:p>
            </text:list-item>
          </text:list>
          <text:list text:style-name="LS4" xml:id="list7">
            <text:list-item>
              <text:p text:style-name="P23"><text:span text:style-name="T23_1">Also</text:span><text:span text:style-name="T23_2">,<text:s/></text:span><text:span text:style-name="T23_3">even</text:span><text:span text:style-name="T23_4"><text:s/></text:span><text:span text:style-name="T23_5">in</text:span><text:span text:style-name="T23_6"><text:s/></text:span><text:span text:style-name="T23_7">exhibits</text:span><text:span text:style-name="T23_8">,<text:s/></text:span><text:span text:style-name="T23_9">Omeka</text:span><text:span text:style-name="T23_10"><text:s/></text:span><text:span text:style-name="T23_11">isn</text:span><text:span text:style-name="T23_12">’</text:span><text:span text:style-name="T23_13">t</text:span><text:span text:style-name="T23_14"><text:s/></text:span><text:span text:style-name="T23_15">necessarily</text:span><text:span text:style-name="T23_16"><text:s/></text:span><text:span text:style-name="T23_17">the</text:span><text:span text:style-name="T23_18"><text:s/></text:span><text:span text:style-name="T23_19">best</text:span><text:span text:style-name="T23_20"><text:s/></text:span><text:span text:style-name="T23_21">tool</text:span><text:span text:style-name="T23_22"><text:s/></text:span><text:span text:style-name="T23_23">for</text:span><text:span text:style-name="T23_24"><text:s/></text:span><text:span text:style-name="T23_25">encouraging</text:span><text:span text:style-name="T23_26"><text:s/></text:span><text:span text:style-name="T23_27">long</text:span><text:span text:style-name="T23_28">-</text:span><text:span text:style-name="T23_29">form</text:span><text:span text:style-name="T23_30"><text:s/></text:span><text:span text:style-name="T23_31">interpretive</text:span><text:span text:style-name="T23_32"><text:s/></text:span><text:span text:style-name="T23_33">or</text:span><text:span text:style-name="T23_34"><text:s/></text:span><text:span text:style-name="T23_35">narrative</text:span><text:span text:style-name="T23_36"><text:s/></text:span><text:span text:style-name="T23_37">writing</text:span><text:span text:style-name="T23_38"><text:s/>--<text:s/></text:span><text:span text:style-name="T23_39">WordPress</text:span><text:span text:style-name="T23_40"><text:s/></text:span><text:span text:style-name="T23_41">would</text:span><text:span text:style-name="T23_42"><text:s/></text:span><text:span text:style-name="T23_43">be</text:span><text:span text:style-name="T23_44"><text:s/></text:span><text:span text:style-name="T23_45">better</text:span><text:span text:style-name="T23_46"><text:s/></text:span><text:span text:style-name="T23_47">for</text:span><text:span text:style-name="T23_48"><text:s/></text:span><text:span text:style-name="T23_49">that</text:span><text:span text:style-name="T23_50"><text:s/></text:span><text:span text:style-name="T23_51">see</text:span><text:span text:style-name="T23_52"><text:s/></text:span><text:span text:style-name="T23_53"><text:s/></text:span><text:span text:style-name="T23_54">Life</text:span><text:span text:style-name="T23_55"><text:s/></text:span><text:span text:style-name="T23_56">and</text:span><text:span text:style-name="T23_57"><text:s/></text:span><text:span text:style-name="T23_58">Legacy</text:span><text:span text:style-name="T23_59"><text:s/></text:span><text:span text:style-name="T23_60">of</text:span><text:span text:style-name="T23_61"><text:s/></text:span><text:span text:style-name="T23_62">Mary</text:span><text:span text:style-name="T23_63"><text:s/></text:span><text:span text:style-name="T23_64">Ball</text:span><text:span text:style-name="T23_65"><text:s/></text:span><text:span text:style-name="T23_66">Washington</text:span><text:span text:style-name="T23_67"> <text:s/>—<text:s/></text:span><text:span text:style-name="T23_68"><text:a xlink:type="simple" xlink:href="http://maryballwash.umwblogs.org/"><text:span text:style-name="T23_69">http</text:span></text:a></text:span><text:span text:style-name="T23_70"><text:a xlink:type="simple" xlink:href="http://maryballwash.umwblogs.org/"><text:span text:style-name="T23_71">://</text:span></text:a></text:span><text:span text:style-name="T23_72"><text:a xlink:type="simple" xlink:href="http://maryballwash.umwblogs.org/"><text:span text:style-name="T23_73">maryballwash</text:span></text:a></text:span><text:span text:style-name="T23_74"><text:a xlink:type="simple" xlink:href="http://maryballwash.umwblogs.org/"><text:span text:style-name="T23_75">.</text:span></text:a></text:span><text:span text:style-name="T23_76"><text:a xlink:type="simple" xlink:href="http://maryballwash.umwblogs.org/"><text:span text:style-name="T23_77">umwblogs</text:span></text:a></text:span><text:span text:style-name="T23_78"><text:a xlink:type="simple" xlink:href="http://maryballwash.umwblogs.org/"><text:span text:style-name="T23_79">.</text:span></text:a></text:span><text:span text:style-name="T23_80"><text:a xlink:type="simple" xlink:href="http://maryballwash.umwblogs.org/"><text:span text:style-name="T23_81">org</text:span></text:a></text:span><text:span text:style-name="T23_82"><text:a xlink:type="simple" xlink:href="http://maryballwash.umwblogs.org/"><text:span text:style-name="T23_83">/</text:span></text:a></text:span></text:p>
            </text:list-item>
          </text:list>
        </text:list-item>
      </text:list>
      <text:p text:style-name="P24"/>
      <text:p text:style-name="P25"/>
      <text:p text:style-name="P26"><text:span text:style-name="T26_1">Definition</text:span><text:span text:style-name="T26_2"><text:s/>(</text:span><text:span text:style-name="T26_3">Amanda</text:span><text:span text:style-name="T26_4">,<text:s/>10<text:s/></text:span><text:span text:style-name="T26_5">minutes</text:span><text:span text:style-name="T26_6">):<text:s/></text:span></text:p>
      <text:list text:style-name="LS5" xml:id="list8">
        <text:list-item>
          <text:p text:style-name="P27"><text:span text:style-name="T27_1">Omeka</text:span><text:span text:style-name="T27_2"><text:s/></text:span><text:span text:style-name="T27_3">is</text:span><text:span text:style-name="T27_4"><text:s/></text:span><text:span text:style-name="T27_5">a</text:span><text:span text:style-name="T27_6"><text:s/></text:span><text:span text:style-name="T27_7">free</text:span><text:span text:style-name="T27_8">,<text:s/></text:span><text:span text:style-name="T27_9">easy</text:span><text:span text:style-name="T27_10"><text:s/></text:span><text:span text:style-name="T27_11">to</text:span><text:span text:style-name="T27_12"><text:s/></text:span><text:span text:style-name="T27_13">use</text:span><text:span text:style-name="T27_14"><text:s/></text:span><text:span text:style-name="T27_15">system</text:span><text:span text:style-name="T27_16"><text:s/></text:span><text:span text:style-name="T27_17">for</text:span><text:span text:style-name="T27_18"><text:s/></text:span><text:span text:style-name="T27_19">creating</text:span><text:span text:style-name="T27_20"><text:s/></text:span><text:span text:style-name="T27_21">a</text:span><text:span text:style-name="T27_22"><text:s/></text:span><text:span text:style-name="T27_23">searchable</text:span><text:span text:style-name="T27_24"><text:s/></text:span><text:span text:style-name="T27_25">online</text:span><text:span text:style-name="T27_26"><text:s/></text:span><text:span text:style-name="T27_27">database</text:span><text:span text:style-name="T27_28"><text:s/></text:span><text:span text:style-name="T27_29">of</text:span><text:span text:style-name="T27_30"><text:s/></text:span><text:span text:style-name="T27_31">digital</text:span><text:span text:style-name="T27_32"><text:s/></text:span><text:span text:style-name="T27_33">archival</text:span><text:span text:style-name="T27_34"><text:s/></text:span><text:span text:style-name="T27_35">items</text:span><text:span text:style-name="T27_36"><text:s/></text:span><text:span text:style-name="T27_37">such</text:span><text:span text:style-name="T27_38"><text:s/></text:span><text:span text:style-name="T27_39">as</text:span><text:span text:style-name="T27_40"><text:s/></text:span><text:span text:style-name="T27_41">images</text:span><text:span text:style-name="T27_42">,<text:s/></text:span><text:span text:style-name="T27_43">audio</text:span><text:span text:style-name="T27_44">,<text:s/></text:span><text:span text:style-name="T27_45">and</text:span><text:span text:style-name="T27_46"><text:s/></text:span><text:span text:style-name="T27_47">video</text:span><text:span text:style-name="T27_48"><text:s/></text:span><text:span text:style-name="T27_49">files</text:span><text:span text:style-name="T27_50">.<text:s/></text:span><text:span text:style-name="T27_51">It</text:span><text:span text:style-name="T27_52"><text:s/></text:span><text:span text:style-name="T27_53">allows</text:span><text:span text:style-name="T27_54"><text:s/></text:span><text:span text:style-name="T27_55">you</text:span><text:span text:style-name="T27_56"><text:s/></text:span><text:span text:style-name="T27_57">to</text:span><text:span text:style-name="T27_58"><text:s/></text:span><text:span text:style-name="T27_59">describe</text:span><text:span text:style-name="T27_60"><text:s/></text:span><text:span text:style-name="T27_61">the</text:span><text:span text:style-name="T27_62"><text:s/></text:span><text:span text:style-name="T27_63">items</text:span><text:span text:style-name="T27_64"><text:s/></text:span><text:span text:style-name="T27_65">according</text:span><text:span text:style-name="T27_66"><text:s/></text:span><text:span text:style-name="T27_67">to</text:span><text:span text:style-name="T27_68"><text:s/></text:span><text:span text:style-name="T27_69">academic</text:span><text:span text:style-name="T27_70"><text:s/></text:span><text:span text:style-name="T27_71">archival</text:span><text:span text:style-name="T27_72"><text:s/></text:span><text:span text:style-name="T27_73">standards</text:span><text:span text:style-name="T27_74">,<text:s/></text:span><text:span text:style-name="T27_75">import</text:span><text:span text:style-name="T27_76"><text:s/></text:span><text:span text:style-name="T27_77">and</text:span><text:span text:style-name="T27_78"><text:s/></text:span><text:span text:style-name="T27_79">export</text:span><text:span text:style-name="T27_80"><text:s/></text:span><text:span text:style-name="T27_81">that</text:span><text:span text:style-name="T27_82"><text:s/></text:span><text:span text:style-name="T27_83">descriptive</text:span><text:span text:style-name="T27_84"><text:s/></text:span><text:span text:style-name="T27_85">information</text:span><text:span text:style-name="T27_86"><text:s/></text:span><text:span text:style-name="T27_87">from</text:span><text:span text:style-name="T27_88"><text:s/></text:span><text:span text:style-name="T27_89">other</text:span><text:span text:style-name="T27_90"><text:s/></text:span><text:span text:style-name="T27_91">systems</text:span><text:span text:style-name="T27_92">,<text:s/></text:span><text:span text:style-name="T27_93">and</text:span><text:span text:style-name="T27_94"><text:s/></text:span><text:span text:style-name="T27_95">to</text:span><text:span text:style-name="T27_96"><text:s/></text:span><text:span text:style-name="T27_97">create</text:span><text:span text:style-name="T27_98"><text:s/></text:span><text:span text:style-name="T27_99">as</text:span><text:span text:style-name="T27_100"><text:s/></text:span><text:span text:style-name="T27_101">many</text:span><text:span text:style-name="T27_102"><text:s/></text:span><text:span text:style-name="T27_103">interpretive</text:span><text:span text:style-name="T27_104"><text:s/></text:span><text:span text:style-name="T27_105">online</text:span><text:span text:style-name="T27_106"><text:s/></text:span><text:span text:style-name="T27_107">exhibits</text:span><text:span text:style-name="T27_108"><text:s/></text:span><text:span text:style-name="T27_109">as</text:span><text:span text:style-name="T27_110"><text:s/></text:span><text:span text:style-name="T27_111">you</text:span><text:span text:style-name="T27_112"><text:s/></text:span><text:span text:style-name="T27_113">like</text:span><text:span text:style-name="T27_114"><text:s/></text:span><text:span text:style-name="T27_115">from</text:span><text:span text:style-name="T27_116"><text:s/></text:span><text:span text:style-name="T27_117">those</text:span><text:span text:style-name="T27_118"><text:s/></text:span><text:span text:style-name="T27_119">items</text:span><text:span text:style-name="T27_120">.<text:s/></text:span></text:p>
        </text:list-item>
        <text:list-item>
          <text:p text:style-name="P28"><text:span text:style-name="T28_1">Think</text:span><text:span text:style-name="T28_2"><text:s/></text:span><text:span text:style-name="T28_3">of</text:span><text:span text:style-name="T28_4"><text:s/></text:span><text:span text:style-name="T28_5">the</text:span><text:span text:style-name="T28_6"><text:s/></text:span><text:span text:style-name="T28_7">way</text:span><text:span text:style-name="T28_8"><text:s/></text:span><text:span text:style-name="T28_9">a</text:span><text:span text:style-name="T28_10"><text:s/></text:span><text:span text:style-name="T28_11">museum</text:span><text:span text:style-name="T28_12"><text:s/></text:span><text:span text:style-name="T28_13">works</text:span><text:span text:style-name="T28_14">:<text:s/></text:span><text:span text:style-name="T28_15">a</text:span><text:span text:style-name="T28_16"><text:s/></text:span><text:span text:style-name="T28_17">large</text:span><text:span text:style-name="T28_18"><text:s/></text:span><text:span text:style-name="T28_19">collection</text:span><text:span text:style-name="T28_20">,<text:s/></text:span><text:span text:style-name="T28_21">only</text:span><text:span text:style-name="T28_22"><text:s/></text:span><text:span text:style-name="T28_23">some</text:span><text:span text:style-name="T28_24"><text:s/></text:span><text:span text:style-name="T28_25">of</text:span><text:span text:style-name="T28_26"><text:s/></text:span><text:span text:style-name="T28_27">which</text:span><text:span text:style-name="T28_28"><text:s/></text:span><text:span text:style-name="T28_29">is</text:span><text:span text:style-name="T28_30"><text:s/></text:span><text:span text:style-name="T28_31">publicly</text:span><text:span text:style-name="T28_32"><text:s/></text:span><text:span text:style-name="T28_33">displayed</text:span><text:span text:style-name="T28_34"><text:s/></text:span><text:span text:style-name="T28_35">and</text:span><text:span text:style-name="T28_36"><text:s/></text:span><text:span text:style-name="T28_37">interpreted</text:span><text:span text:style-name="T28_38"><text:s/></text:span><text:span text:style-name="T28_39">by</text:span><text:span text:style-name="T28_40"><text:s/></text:span><text:span text:style-name="T28_41">plaques</text:span><text:span text:style-name="T28_42"><text:s/></text:span><text:span text:style-name="T28_43">and</text:span><text:span text:style-name="T28_44"><text:s/></text:span><text:span text:style-name="T28_45">labels</text:span><text:span text:style-name="T28_46"><text:s/></text:span><text:span text:style-name="T28_47">written</text:span><text:span text:style-name="T28_48"><text:s/></text:span><text:span text:style-name="T28_49">by</text:span><text:span text:style-name="T28_50"><text:s/></text:span><text:span text:style-name="T28_51">museum</text:span><text:span text:style-name="T28_52"><text:s/></text:span><text:span text:style-name="T28_53">curators</text:span><text:span text:style-name="T28_54">.<text:s/></text:span><text:span text:style-name="T28_55">Omeka</text:span><text:span text:style-name="T28_56"><text:s/></text:span><text:span text:style-name="T28_57">works</text:span><text:span text:style-name="T28_58"><text:s/></text:span><text:span text:style-name="T28_59">like</text:span><text:span text:style-name="T28_60"><text:s/></text:span><text:span text:style-name="T28_61">that</text:span><text:span text:style-name="T28_62">.<text:s/></text:span></text:p>
        </text:list-item>
        <text:list-item>
          <text:p text:style-name="P29"><text:span text:style-name="T29_1">One</text:span><text:span text:style-name="T29_2"><text:s/></text:span><text:span text:style-name="T29_3">of</text:span><text:span text:style-name="T29_4"><text:s/></text:span><text:span text:style-name="T29_5">the</text:span><text:span text:style-name="T29_6"><text:s/></text:span><text:span text:style-name="T29_7">most</text:span><text:span text:style-name="T29_8"><text:s/></text:span><text:span text:style-name="T29_9">powerful</text:span><text:span text:style-name="T29_10"><text:s/></text:span><text:span text:style-name="T29_11">aspect</text:span><text:span text:style-name="T29_12"><text:s/></text:span><text:span text:style-name="T29_13">of</text:span><text:span text:style-name="T29_14"><text:s/></text:span><text:span text:style-name="T29_15">Omeka</text:span><text:span text:style-name="T29_16"><text:s/></text:span><text:span text:style-name="T29_17">is</text:span><text:span text:style-name="T29_18"><text:s/></text:span><text:span text:style-name="T29_19">that</text:span><text:span text:style-name="T29_20"><text:s/></text:span><text:span text:style-name="T29_21">it</text:span><text:span text:style-name="T29_22">’</text:span><text:span text:style-name="T29_23">s</text:span><text:span text:style-name="T29_24"><text:s/></text:span><text:span text:style-name="T29_25">extensible</text:span><text:span text:style-name="T29_26"><text:s/></text:span><text:span text:style-name="T29_27">and</text:span><text:span text:style-name="T29_28"><text:s/></text:span><text:span text:style-name="T29_29">modular</text:span><text:span text:style-name="T29_30"><text:s/>--<text:s/></text:span><text:span text:style-name="T29_31">there</text:span><text:span text:style-name="T29_32"><text:s/></text:span><text:span text:style-name="T29_33">are</text:span><text:span text:style-name="T29_34"><text:s/></text:span><text:span text:style-name="T29_35">themes</text:span><text:span text:style-name="T29_36"><text:s/></text:span><text:span text:style-name="T29_37">and</text:span><text:span text:style-name="T29_38"><text:s/></text:span><text:span text:style-name="T29_39">plugins</text:span><text:span text:style-name="T29_40"><text:s/></text:span><text:span text:style-name="T29_41">available</text:span><text:span text:style-name="T29_42"><text:s/></text:span><text:span text:style-name="T29_43">for</text:span><text:span text:style-name="T29_44"><text:s/></text:span><text:span text:style-name="T29_45">use</text:span><text:span text:style-name="T29_46">.<text:s/></text:span><text:span text:style-name="T29_47">Themes</text:span><text:span text:style-name="T29_48"><text:s/></text:span><text:span text:style-name="T29_49">change</text:span><text:span text:style-name="T29_50"><text:s/></text:span><text:span text:style-name="T29_51">the</text:span><text:span text:style-name="T29_52"><text:s/></text:span><text:span text:style-name="T29_53">look</text:span><text:span text:style-name="T29_54"><text:s/></text:span><text:span text:style-name="T29_55">and</text:span><text:span text:style-name="T29_56"><text:s/></text:span><text:span text:style-name="T29_57">feel</text:span><text:span text:style-name="T29_58"><text:s/></text:span><text:span text:style-name="T29_59">of</text:span><text:span text:style-name="T29_60"><text:s/></text:span><text:span text:style-name="T29_61">Omeka</text:span><text:span text:style-name="T29_62">,<text:s/></text:span><text:span text:style-name="T29_63">while</text:span><text:span text:style-name="T29_64"><text:s/></text:span><text:span text:style-name="T29_65">plugins</text:span><text:span text:style-name="T29_66"><text:s/></text:span><text:span text:style-name="T29_67">change</text:span><text:span text:style-name="T29_68"><text:s/></text:span><text:span text:style-name="T29_69">what</text:span><text:span text:style-name="T29_70"><text:s/></text:span><text:span text:style-name="T29_71">Omeka</text:span><text:span text:style-name="T29_72"><text:s/></text:span><text:span text:style-name="T29_73">is</text:span><text:span text:style-name="T29_74"><text:s/></text:span><text:span text:style-name="T29_75">capable</text:span><text:span text:style-name="T29_76"><text:s/></text:span><text:span text:style-name="T29_77">of</text:span><text:span text:style-name="T29_78"><text:s/></text:span><text:span text:style-name="T29_79">doing</text:span><text:span text:style-name="T29_80">.<text:s/></text:span><text:span text:style-name="T29_81">See</text:span><text:span text:style-name="T29_82"><text:s/></text:span><text:span text:style-name="T29_83"><text:a xlink:type="simple" xlink:href="http://www.google.com/url?q=http%3A%2F%2Fomeka.org%2Fthemes&amp;sa=D&amp;sntz=1&amp;usg=AFQjCNH3u5v_YRvq-DKQSgr-ERvhi6bwgg"><text:span text:style-name="T29_84">http</text:span></text:a></text:span><text:span text:style-name="T29_85"><text:a xlink:type="simple" xlink:href="http://www.google.com/url?q=http%3A%2F%2Fomeka.org%2Fthemes&amp;sa=D&amp;sntz=1&amp;usg=AFQjCNH3u5v_YRvq-DKQSgr-ERvhi6bwgg"><text:span text:style-name="T29_86">://</text:span></text:a></text:span><text:span text:style-name="T29_87"><text:a xlink:type="simple" xlink:href="http://www.google.com/url?q=http%3A%2F%2Fomeka.org%2Fthemes&amp;sa=D&amp;sntz=1&amp;usg=AFQjCNH3u5v_YRvq-DKQSgr-ERvhi6bwgg"><text:span text:style-name="T29_88">omeka</text:span></text:a></text:span><text:span text:style-name="T29_89"><text:a xlink:type="simple" xlink:href="http://www.google.com/url?q=http%3A%2F%2Fomeka.org%2Fthemes&amp;sa=D&amp;sntz=1&amp;usg=AFQjCNH3u5v_YRvq-DKQSgr-ERvhi6bwgg"><text:span text:style-name="T29_90">.</text:span></text:a></text:span><text:span text:style-name="T29_91"><text:a xlink:type="simple" xlink:href="http://www.google.com/url?q=http%3A%2F%2Fomeka.org%2Fthemes&amp;sa=D&amp;sntz=1&amp;usg=AFQjCNH3u5v_YRvq-DKQSgr-ERvhi6bwgg"><text:span text:style-name="T29_92">org</text:span></text:a></text:span><text:span text:style-name="T29_93"><text:a xlink:type="simple" xlink:href="http://www.google.com/url?q=http%3A%2F%2Fomeka.org%2Fthemes&amp;sa=D&amp;sntz=1&amp;usg=AFQjCNH3u5v_YRvq-DKQSgr-ERvhi6bwgg"><text:span text:style-name="T29_94">/</text:span></text:a></text:span><text:span text:style-name="T29_95"><text:a xlink:type="simple" xlink:href="http://www.google.com/url?q=http%3A%2F%2Fomeka.org%2Fthemes&amp;sa=D&amp;sntz=1&amp;usg=AFQjCNH3u5v_YRvq-DKQSgr-ERvhi6bwgg"><text:span text:style-name="T29_96">themes</text:span></text:a></text:span><text:span text:style-name="T29_97"><text:s/></text:span><text:span text:style-name="T29_98">and</text:span><text:span text:style-name="T29_99"><text:s/></text:span><text:span text:style-name="T29_100"><text:a xlink:type="simple" xlink:href="http://omeka.org/plugins"><text:span text:style-name="T29_101">http</text:span></text:a></text:span><text:span text:style-name="T29_102"><text:a xlink:type="simple" xlink:href="http://omeka.org/plugins"><text:span text:style-name="T29_103">://</text:span></text:a></text:span><text:span text:style-name="T29_104"><text:a xlink:type="simple" xlink:href="http://omeka.org/plugins"><text:span text:style-name="T29_105">omeka</text:span></text:a></text:span><text:span text:style-name="T29_106"><text:a xlink:type="simple" xlink:href="http://omeka.org/plugins"><text:span text:style-name="T29_107">.</text:span></text:a></text:span><text:span text:style-name="T29_108"><text:a xlink:type="simple" xlink:href="http://omeka.org/plugins"><text:span text:style-name="T29_109">org</text:span></text:a></text:span><text:span text:style-name="T29_110"><text:a xlink:type="simple" xlink:href="http://omeka.org/plugins"><text:span text:style-name="T29_111">/</text:span></text:a></text:span><text:span text:style-name="T29_112"><text:a xlink:type="simple" xlink:href="http://omeka.org/plugins"><text:span text:style-name="T29_113">plugins</text:span></text:a></text:span><text:span text:style-name="T29_114"><text:s/></text:span></text:p>
        </text:list-item>
        <text:list-item>
          <text:p text:style-name="P30"><text:span text:style-name="T30_1">Omeka</text:span><text:span text:style-name="T30_2"><text:s/></text:span><text:span text:style-name="T30_3">is</text:span><text:span text:style-name="T30_4"><text:s/></text:span><text:span text:style-name="T30_5">NOT</text:span><text:span text:style-name="T30_6"><text:s/></text:span><text:span text:style-name="T30_7">desktop</text:span><text:span text:style-name="T30_8"><text:s/></text:span><text:span text:style-name="T30_9">software</text:span><text:span text:style-name="T30_10"><text:s/></text:span><text:span text:style-name="T30_11">that</text:span><text:span text:style-name="T30_12"><text:s/></text:span><text:span text:style-name="T30_13">you</text:span><text:span text:style-name="T30_14"><text:s/></text:span><text:span text:style-name="T30_15">install</text:span><text:span text:style-name="T30_16"><text:s/></text:span><text:span text:style-name="T30_17">on</text:span><text:span text:style-name="T30_18"><text:s/></text:span><text:span text:style-name="T30_19">your</text:span><text:span text:style-name="T30_20"><text:s/></text:span><text:span text:style-name="T30_21">own</text:span><text:span text:style-name="T30_22"><text:s/></text:span><text:span text:style-name="T30_23">machine</text:span><text:span text:style-name="T30_24">,<text:s/></text:span><text:span text:style-name="T30_25">it</text:span><text:span text:style-name="T30_26">’</text:span><text:span text:style-name="T30_27">s</text:span><text:span text:style-name="T30_28"><text:s/></text:span><text:span text:style-name="T30_29">what</text:span><text:span text:style-name="T30_30">’</text:span><text:span text:style-name="T30_31">s</text:span><text:span text:style-name="T30_32"><text:s/></text:span><text:span text:style-name="T30_33">called</text:span><text:span text:style-name="T30_34"><text:s/>“</text:span><text:span text:style-name="T30_35">server</text:span><text:span text:style-name="T30_36">-</text:span><text:span text:style-name="T30_37">side</text:span><text:span text:style-name="T30_38"><text:s/></text:span><text:span text:style-name="T30_39">software</text:span><text:span text:style-name="T30_40">.”<text:s/></text:span><text:span text:style-name="T30_41">There</text:span><text:span text:style-name="T30_42"><text:s/></text:span><text:span text:style-name="T30_43">are</text:span><text:span text:style-name="T30_44"><text:s/></text:span><text:span text:style-name="T30_45">two</text:span><text:span text:style-name="T30_46"><text:s/></text:span><text:span text:style-name="T30_47">ways</text:span><text:span text:style-name="T30_48"><text:s/></text:span><text:span text:style-name="T30_49">to</text:span><text:span text:style-name="T30_50"><text:s/></text:span><text:span text:style-name="T30_51">use</text:span><text:span text:style-name="T30_52"><text:s/></text:span><text:span text:style-name="T30_53">Omeka</text:span><text:span text:style-name="T30_54">:<text:s/></text:span><text:span text:style-name="T30_55">you</text:span><text:span text:style-name="T30_56"><text:s/></text:span><text:span text:style-name="T30_57">can</text:span><text:span text:style-name="T30_58"><text:s/></text:span><text:span text:style-name="T30_59">download</text:span><text:span text:style-name="T30_60"><text:s/></text:span><text:span text:style-name="T30_61">a</text:span><text:span text:style-name="T30_62"><text:s/></text:span><text:span text:style-name="T30_63">free</text:span><text:span text:style-name="T30_64">,<text:s/></text:span><text:span text:style-name="T30_65">open</text:span><text:span text:style-name="T30_66">-</text:span><text:span text:style-name="T30_67">source</text:span><text:span text:style-name="T30_68"><text:s/></text:span><text:span text:style-name="T30_69">version</text:span><text:span text:style-name="T30_70"><text:s/></text:span><text:span text:style-name="T30_71">of</text:span><text:span text:style-name="T30_72"><text:s/></text:span><text:span text:style-name="T30_73">the</text:span><text:span text:style-name="T30_74"><text:s/></text:span><text:span text:style-name="T30_75">server</text:span><text:span text:style-name="T30_76">-</text:span><text:span text:style-name="T30_77">side</text:span><text:span text:style-name="T30_78"><text:s/></text:span><text:span text:style-name="T30_79">software</text:span><text:span text:style-name="T30_80"><text:s/></text:span><text:span text:style-name="T30_81">at</text:span><text:span text:style-name="T30_82"><text:s/></text:span><text:span text:style-name="T30_83">omeka</text:span><text:span text:style-name="T30_84">.</text:span><text:span text:style-name="T30_85">org</text:span><text:span text:style-name="T30_86">,<text:s/></text:span><text:span text:style-name="T30_87">or</text:span><text:span text:style-name="T30_88">,<text:s/></text:span><text:span text:style-name="T30_89">if</text:span><text:span text:style-name="T30_90"><text:s/></text:span><text:span text:style-name="T30_91">you</text:span><text:span text:style-name="T30_92"><text:s/></text:span><text:span text:style-name="T30_93">don</text:span><text:span text:style-name="T30_94">’</text:span><text:span text:style-name="T30_95">t</text:span><text:span text:style-name="T30_96"><text:s/></text:span><text:span text:style-name="T30_97">have</text:span><text:span text:style-name="T30_98"><text:s/></text:span><text:span text:style-name="T30_99">server</text:span><text:span text:style-name="T30_100"><text:s/></text:span><text:span text:style-name="T30_101">space</text:span><text:span text:style-name="T30_102"><text:s/></text:span><text:span text:style-name="T30_103">or</text:span><text:span text:style-name="T30_104"><text:s/></text:span><text:span text:style-name="T30_105">would</text:span><text:span text:style-name="T30_106"><text:s/></text:span><text:span text:style-name="T30_107">just</text:span><text:span text:style-name="T30_108"><text:s/></text:span><text:span text:style-name="T30_109">rather</text:span><text:span text:style-name="T30_110"><text:s/></text:span><text:span text:style-name="T30_111">not</text:span><text:span text:style-name="T30_112"><text:s/></text:span><text:span text:style-name="T30_113">deal</text:span><text:span text:style-name="T30_114"><text:s/></text:span><text:span text:style-name="T30_115">with</text:span><text:span text:style-name="T30_116"><text:s/></text:span><text:span text:style-name="T30_117">it</text:span><text:span text:style-name="T30_118">,<text:s/></text:span><text:span text:style-name="T30_119">you</text:span><text:span text:style-name="T30_120"><text:s/></text:span><text:span text:style-name="T30_121">can</text:span><text:span text:style-name="T30_122"><text:s/></text:span><text:span text:style-name="T30_123">sign</text:span><text:span text:style-name="T30_124"><text:s/></text:span><text:span text:style-name="T30_125">up</text:span><text:span text:style-name="T30_126"><text:s/></text:span><text:span text:style-name="T30_127">for</text:span><text:span text:style-name="T30_128"><text:s/></text:span><text:span text:style-name="T30_129">free</text:span><text:span text:style-name="T30_130"><text:s/></text:span><text:span text:style-name="T30_131">or</text:span><text:span text:style-name="T30_132"><text:s/></text:span><text:span text:style-name="T30_133">paid</text:span><text:span text:style-name="T30_134"><text:s/>“</text:span><text:span text:style-name="T30_135">hosted</text:span><text:span text:style-name="T30_136">”<text:s/></text:span><text:span text:style-name="T30_137">versions</text:span><text:span text:style-name="T30_138"><text:s/></text:span><text:span text:style-name="T30_139">at</text:span><text:span text:style-name="T30_140"><text:s/></text:span><text:span text:style-name="T30_141"><text:a xlink:type="simple" xlink:href="http://omeka.net"><text:span text:style-name="T30_142">http</text:span></text:a></text:span><text:span text:style-name="T30_143"><text:a xlink:type="simple" xlink:href="http://omeka.net"><text:span text:style-name="T30_144">://</text:span></text:a></text:span><text:span text:style-name="T30_145"><text:a xlink:type="simple" xlink:href="http://omeka.net"><text:span text:style-name="T30_146">omeka</text:span></text:a></text:span><text:span text:style-name="T30_147"><text:a xlink:type="simple" xlink:href="http://omeka.net"><text:span text:style-name="T30_148">.</text:span></text:a></text:span><text:span text:style-name="T30_149"><text:a xlink:type="simple" xlink:href="http://omeka.net"><text:span text:style-name="T30_150">net</text:span></text:a></text:span><text:span text:style-name="T30_151">.<text:s/></text:span></text:p>
        </text:list-item>
        <text:list-item>
          <text:p text:style-name="P31"><text:span text:style-name="T31_1">Questions</text:span><text:span text:style-name="T31_2">?</text:span></text:p>
        </text:list-item>
      </text:list>
      <text:p text:style-name="P32"/>
      <text:p text:style-name="P33"><text:span text:style-name="T33_1">Examples</text:span><text:span text:style-name="T33_2"><text:s/>(30<text:s/></text:span><text:span text:style-name="T33_3">minutes</text:span><text:span text:style-name="T33_4">):<text:s/></text:span><text:span text:style-name="T33_5">Note</text:span><text:span text:style-name="T33_6"><text:s/>--<text:s/></text:span><text:span text:style-name="T33_7">we</text:span><text:span text:style-name="T33_8">’</text:span><text:span text:style-name="T33_9">ll</text:span><text:span text:style-name="T33_10"><text:s/></text:span><text:span text:style-name="T33_11">incorporate</text:span><text:span text:style-name="T33_12"><text:s/></text:span><text:span text:style-name="T33_13">discussion</text:span><text:span text:style-name="T33_14"><text:s/></text:span><text:span text:style-name="T33_15">of</text:span><text:span text:style-name="T33_16"><text:s/></text:span><text:span text:style-name="T33_17">pedagogical</text:span><text:span text:style-name="T33_18"><text:s/></text:span><text:span text:style-name="T33_19">issues</text:span><text:span text:style-name="T33_20"><text:s/></text:span><text:span text:style-name="T33_21">such</text:span><text:span text:style-name="T33_22"><text:s/></text:span><text:span text:style-name="T33_23">as</text:span><text:span text:style-name="T33_24"><text:s/></text:span><text:span text:style-name="T33_25">group</text:span><text:span text:style-name="T33_26"><text:s/></text:span><text:span text:style-name="T33_27">vs</text:span><text:span text:style-name="T33_28">.<text:s/></text:span><text:span text:style-name="T33_29">individual</text:span><text:span text:style-name="T33_30"><text:s/></text:span><text:span text:style-name="T33_31">projects</text:span><text:span text:style-name="T33_32">,<text:s/></text:span><text:span text:style-name="T33_33">intellectual</text:span><text:span text:style-name="T33_34"><text:s/></text:span><text:span text:style-name="T33_35">property</text:span><text:span text:style-name="T33_36">,<text:s/></text:span><text:span text:style-name="T33_37">pedagogical</text:span><text:span text:style-name="T33_38"><text:s/></text:span><text:span text:style-name="T33_39">goals</text:span><text:span text:style-name="T33_40">,<text:s/></text:span><text:span text:style-name="T33_41">grading</text:span><text:span text:style-name="T33_42"><text:s/></text:span><text:span text:style-name="T33_43">into</text:span><text:span text:style-name="T33_44"><text:s/></text:span><text:span text:style-name="T33_45">this</text:span><text:span text:style-name="T33_46"><text:s/></text:span><text:span text:style-name="T33_47">part</text:span><text:span text:style-name="T33_48"><text:s/></text:span><text:span text:style-name="T33_49">as</text:span><text:span text:style-name="T33_50"><text:s/></text:span><text:span text:style-name="T33_51">we</text:span><text:span text:style-name="T33_52"><text:s/></text:span><text:span text:style-name="T33_53">look</text:span><text:span text:style-name="T33_54"><text:s/></text:span><text:span text:style-name="T33_55">at</text:span><text:span text:style-name="T33_56"><text:s/></text:span><text:span text:style-name="T33_57">various</text:span><text:span text:style-name="T33_58"><text:s/></text:span><text:span text:style-name="T33_59">examples</text:span><text:span text:style-name="T33_60">.</text:span><text:span text:style-name="T33_61"><text:s/></text:span></text:p>
      <text:p text:style-name="P34"/>
      <text:p text:style-name="P35"><text:span text:style-name="T35_1">Amanda</text:span><text:span text:style-name="T35_2">:</text:span></text:p>
      <text:p text:style-name="P36"/>
      <text:list text:style-name="LS4" xml:id="list13">
        <text:list-item>
          <text:p text:style-name="P37"><text:span text:style-name="T37_1"><text:a xlink:type="simple" xlink:href="http://aphdigital.org/classes/G572033F09/"><text:span text:style-name="T37_2">http</text:span></text:a></text:span><text:span text:style-name="T37_3"><text:a xlink:type="simple" xlink:href="http://aphdigital.org/classes/G572033F09/"><text:span text:style-name="T37_4">://</text:span></text:a></text:span><text:span text:style-name="T37_5"><text:a xlink:type="simple" xlink:href="http://aphdigital.org/classes/G572033F09/"><text:span text:style-name="T37_6">aphdigital</text:span></text:a></text:span><text:span text:style-name="T37_7"><text:a xlink:type="simple" xlink:href="http://aphdigital.org/classes/G572033F09/"><text:span text:style-name="T37_8">.</text:span></text:a></text:span><text:span text:style-name="T37_9"><text:a xlink:type="simple" xlink:href="http://aphdigital.org/classes/G572033F09/"><text:span text:style-name="T37_10">org</text:span></text:a></text:span><text:span text:style-name="T37_11"><text:a xlink:type="simple" xlink:href="http://aphdigital.org/classes/G572033F09/"><text:span text:style-name="T37_12">/</text:span></text:a></text:span><text:span text:style-name="T37_13"><text:a xlink:type="simple" xlink:href="http://aphdigital.org/classes/G572033F09/"><text:span text:style-name="T37_14">classes</text:span></text:a></text:span><text:span text:style-name="T37_15"><text:a xlink:type="simple" xlink:href="http://aphdigital.org/classes/G572033F09/"><text:span text:style-name="T37_16">/</text:span></text:a></text:span><text:span text:style-name="T37_17"><text:a xlink:type="simple" xlink:href="http://aphdigital.org/classes/G572033F09/"><text:span text:style-name="T37_18">G</text:span></text:a></text:span><text:span text:style-name="T37_19"><text:a xlink:type="simple" xlink:href="http://aphdigital.org/classes/G572033F09/"><text:span text:style-name="T37_20">572033</text:span></text:a></text:span><text:span text:style-name="T37_21"><text:a xlink:type="simple" xlink:href="http://aphdigital.org/classes/G572033F09/"><text:span text:style-name="T37_22">F</text:span></text:a></text:span><text:span text:style-name="T37_23"><text:a xlink:type="simple" xlink:href="http://aphdigital.org/classes/G572033F09/"><text:span text:style-name="T37_24">09/</text:span></text:a></text:span><text:span text:style-name="T37_25"><text:s/>--<text:s/></text:span><text:span text:style-name="T37_26">Amanda</text:span><text:span text:style-name="T37_27">’</text:span><text:span text:style-name="T37_28">s</text:span><text:span text:style-name="T37_29"><text:s/></text:span><text:span text:style-name="T37_30">class</text:span><text:span text:style-name="T37_31"><text:s/>“</text:span><text:span text:style-name="T37_32">Creating</text:span><text:span text:style-name="T37_33"><text:s/></text:span><text:span text:style-name="T37_34">Digital</text:span><text:span text:style-name="T37_35"><text:s/></text:span><text:span text:style-name="T37_36">History</text:span><text:span text:style-name="T37_37">”<text:s/></text:span><text:span text:style-name="T37_38">at</text:span><text:span text:style-name="T37_39"><text:s/></text:span><text:span text:style-name="T37_40">NYU</text:span><text:span text:style-name="T37_41">,<text:s/></text:span><text:span text:style-name="T37_42">Fall</text:span><text:span text:style-name="T37_43"><text:s/>2009<text:s/>--<text:s/></text:span><text:span text:style-name="T37_44">individual</text:span><text:span text:style-name="T37_45"><text:s/></text:span><text:span text:style-name="T37_46">projects</text:span><text:span text:style-name="T37_47">,<text:s/></text:span><text:span text:style-name="T37_48">individually</text:span><text:span text:style-name="T37_49"><text:s/></text:span><text:span text:style-name="T37_50">graded</text:span></text:p>
          <text:list>
            <text:list-item>
              <text:p text:style-name="P38"><text:span text:style-name="T38_1">Pedagogical</text:span><text:span text:style-name="T38_2"><text:s/></text:span><text:span text:style-name="T38_3">goals</text:span><text:span text:style-name="T38_4">:<text:s/></text:span><text:span text:style-name="T38_5">Teaching</text:span><text:span text:style-name="T38_6"><text:s/></text:span><text:span text:style-name="T38_7">history</text:span><text:span text:style-name="T38_8"><text:s/></text:span><text:span text:style-name="T38_9">graduate</text:span><text:span text:style-name="T38_10"><text:s/></text:span><text:span text:style-name="T38_11">students</text:span><text:span text:style-name="T38_12"><text:s/></text:span><text:span text:style-name="T38_13">digital</text:span><text:span text:style-name="T38_14"><text:s/></text:span><text:span text:style-name="T38_15">skills</text:span><text:span text:style-name="T38_16"><text:s/></text:span><text:span text:style-name="T38_17">and</text:span><text:span text:style-name="T38_18"><text:s/></text:span><text:span text:style-name="T38_19">issues</text:span></text:p>
            </text:list-item>
            <text:list-item>
              <text:p text:style-name="P39"><text:span text:style-name="T39_1">Assignment</text:span><text:span text:style-name="T39_2"><text:s/></text:span><text:span text:style-name="T39_3">text</text:span><text:span text:style-name="T39_4"><text:s/></text:span><text:span text:style-name="T39_5">and</text:span><text:span text:style-name="T39_6"><text:s/></text:span><text:span text:style-name="T39_7">grading</text:span><text:span text:style-name="T39_8"><text:s/></text:span><text:span text:style-name="T39_9">criteria</text:span><text:span text:style-name="T39_10">:<text:s/></text:span><text:span text:style-name="T39_11"><text:a xlink:type="simple" xlink:href="http://aphdigital.org/classes/G572033F09/digital-archive-assignment-due-1216/"><text:span text:style-name="T39_12">http</text:span></text:a></text:span><text:span text:style-name="T39_13"><text:a xlink:type="simple" xlink:href="http://aphdigital.org/classes/G572033F09/digital-archive-assignment-due-1216/"><text:span text:style-name="T39_14">://</text:span></text:a></text:span><text:span text:style-name="T39_15"><text:a xlink:type="simple" xlink:href="http://aphdigital.org/classes/G572033F09/digital-archive-assignment-due-1216/"><text:span text:style-name="T39_16">aphdigital</text:span></text:a></text:span><text:span text:style-name="T39_17"><text:a xlink:type="simple" xlink:href="http://aphdigital.org/classes/G572033F09/digital-archive-assignment-due-1216/"><text:span text:style-name="T39_18">.</text:span></text:a></text:span><text:span text:style-name="T39_19"><text:a xlink:type="simple" xlink:href="http://aphdigital.org/classes/G572033F09/digital-archive-assignment-due-1216/"><text:span text:style-name="T39_20">org</text:span></text:a></text:span><text:span text:style-name="T39_21"><text:a xlink:type="simple" xlink:href="http://aphdigital.org/classes/G572033F09/digital-archive-assignment-due-1216/"><text:span text:style-name="T39_22">/</text:span></text:a></text:span><text:span text:style-name="T39_23"><text:a xlink:type="simple" xlink:href="http://aphdigital.org/classes/G572033F09/digital-archive-assignment-due-1216/"><text:span text:style-name="T39_24">classes</text:span></text:a></text:span><text:span text:style-name="T39_25"><text:a xlink:type="simple" xlink:href="http://aphdigital.org/classes/G572033F09/digital-archive-assignment-due-1216/"><text:span text:style-name="T39_26">/</text:span></text:a></text:span><text:span text:style-name="T39_27"><text:a xlink:type="simple" xlink:href="http://aphdigital.org/classes/G572033F09/digital-archive-assignment-due-1216/"><text:span text:style-name="T39_28">G</text:span></text:a></text:span><text:span text:style-name="T39_29"><text:a xlink:type="simple" xlink:href="http://aphdigital.org/classes/G572033F09/digital-archive-assignment-due-1216/"><text:span text:style-name="T39_30">572033</text:span></text:a></text:span><text:span text:style-name="T39_31"><text:a xlink:type="simple" xlink:href="http://aphdigital.org/classes/G572033F09/digital-archive-assignment-due-1216/"><text:span text:style-name="T39_32">F</text:span></text:a></text:span><text:span text:style-name="T39_33"><text:a xlink:type="simple" xlink:href="http://aphdigital.org/classes/G572033F09/digital-archive-assignment-due-1216/"><text:span text:style-name="T39_34">09/</text:span></text:a></text:span><text:span text:style-name="T39_35"><text:a xlink:type="simple" xlink:href="http://aphdigital.org/classes/G572033F09/digital-archive-assignment-due-1216/"><text:span text:style-name="T39_36">digital</text:span></text:a></text:span><text:span text:style-name="T39_37"><text:a xlink:type="simple" xlink:href="http://aphdigital.org/classes/G572033F09/digital-archive-assignment-due-1216/"><text:span text:style-name="T39_38">-</text:span></text:a></text:span><text:span text:style-name="T39_39"><text:a xlink:type="simple" xlink:href="http://aphdigital.org/classes/G572033F09/digital-archive-assignment-due-1216/"><text:span text:style-name="T39_40">archive</text:span></text:a></text:span><text:span text:style-name="T39_41"><text:a xlink:type="simple" xlink:href="http://aphdigital.org/classes/G572033F09/digital-archive-assignment-due-1216/"><text:span text:style-name="T39_42">-</text:span></text:a></text:span><text:span text:style-name="T39_43"><text:a xlink:type="simple" xlink:href="http://aphdigital.org/classes/G572033F09/digital-archive-assignment-due-1216/"><text:span text:style-name="T39_44">assignment</text:span></text:a></text:span><text:span text:style-name="T39_45"><text:a xlink:type="simple" xlink:href="http://aphdigital.org/classes/G572033F09/digital-archive-assignment-due-1216/"><text:span text:style-name="T39_46">-</text:span></text:a></text:span><text:span text:style-name="T39_47"><text:a xlink:type="simple" xlink:href="http://aphdigital.org/classes/G572033F09/digital-archive-assignment-due-1216/"><text:span text:style-name="T39_48">due</text:span></text:a></text:span><text:span text:style-name="T39_49"><text:a xlink:type="simple" xlink:href="http://aphdigital.org/classes/G572033F09/digital-archive-assignment-due-1216/"><text:span text:style-name="T39_50">-1216/</text:span></text:a></text:span><text:span text:style-name="T39_51"><text:s/></text:span></text:p>
            </text:list-item>
          </text:list>
        </text:list-item>
        <text:list-item>
          <text:p text:style-name="P40"><text:span text:style-name="T40_1"><text:a xlink:type="simple" xlink:href="http://www.somonjeau.net/project/"><text:span text:style-name="T40_2">http</text:span></text:a></text:span><text:span text:style-name="T40_3"><text:a xlink:type="simple" xlink:href="http://www.somonjeau.net/project/"><text:span text:style-name="T40_4">://</text:span></text:a></text:span><text:span text:style-name="T40_5"><text:a xlink:type="simple" xlink:href="http://www.somonjeau.net/project/"><text:span text:style-name="T40_6">www</text:span></text:a></text:span><text:span text:style-name="T40_7"><text:a xlink:type="simple" xlink:href="http://www.somonjeau.net/project/"><text:span text:style-name="T40_8">.</text:span></text:a></text:span><text:span text:style-name="T40_9"><text:a xlink:type="simple" xlink:href="http://www.somonjeau.net/project/"><text:span text:style-name="T40_10">somonjeau</text:span></text:a></text:span><text:span text:style-name="T40_11"><text:a xlink:type="simple" xlink:href="http://www.somonjeau.net/project/"><text:span text:style-name="T40_12">.</text:span></text:a></text:span><text:span text:style-name="T40_13"><text:a xlink:type="simple" xlink:href="http://www.somonjeau.net/project/"><text:span text:style-name="T40_14">net</text:span></text:a></text:span><text:span text:style-name="T40_15"><text:a xlink:type="simple" xlink:href="http://www.somonjeau.net/project/"><text:span text:style-name="T40_16">/</text:span></text:a></text:span><text:span text:style-name="T40_17"><text:a xlink:type="simple" xlink:href="http://www.somonjeau.net/project/"><text:span text:style-name="T40_18">project</text:span></text:a></text:span><text:span text:style-name="T40_19"><text:a xlink:type="simple" xlink:href="http://www.somonjeau.net/project/"><text:span text:style-name="T40_20">/</text:span></text:a></text:span><text:span text:style-name="T40_21"><text:s/>--<text:s/></text:span><text:span text:style-name="T40_22">sample</text:span><text:span text:style-name="T40_23"><text:s/></text:span><text:span text:style-name="T40_24">student</text:span><text:span text:style-name="T40_25"><text:s/></text:span><text:span text:style-name="T40_26">project</text:span><text:span text:style-name="T40_27"><text:s/></text:span><text:span text:style-name="T40_28">from</text:span><text:span text:style-name="T40_29"><text:s/></text:span><text:span text:style-name="T40_30">Amanda</text:span><text:span text:style-name="T40_31">’</text:span><text:span text:style-name="T40_32">s</text:span><text:span text:style-name="T40_33"><text:s/></text:span><text:span text:style-name="T40_34">class</text:span></text:p>
        </text:list-item>
        <text:list-item>
          <text:p text:style-name="P41"><text:span text:style-name="T41_1"><text:a xlink:type="simple" xlink:href="http://aphdigital.org/GVH/"><text:span text:style-name="T41_2">http</text:span></text:a></text:span><text:span text:style-name="T41_3"><text:a xlink:type="simple" xlink:href="http://aphdigital.org/GVH/"><text:span text:style-name="T41_4">://</text:span></text:a></text:span><text:span text:style-name="T41_5"><text:a xlink:type="simple" xlink:href="http://aphdigital.org/GVH/"><text:span text:style-name="T41_6">aphdigital</text:span></text:a></text:span><text:span text:style-name="T41_7"><text:a xlink:type="simple" xlink:href="http://aphdigital.org/GVH/"><text:span text:style-name="T41_8">.</text:span></text:a></text:span><text:span text:style-name="T41_9"><text:a xlink:type="simple" xlink:href="http://aphdigital.org/GVH/"><text:span text:style-name="T41_10">org</text:span></text:a></text:span><text:span text:style-name="T41_11"><text:a xlink:type="simple" xlink:href="http://aphdigital.org/GVH/"><text:span text:style-name="T41_12">/</text:span></text:a></text:span><text:span text:style-name="T41_13"><text:a xlink:type="simple" xlink:href="http://aphdigital.org/GVH/"><text:span text:style-name="T41_14">GVH</text:span></text:a></text:span><text:span text:style-name="T41_15"><text:a xlink:type="simple" xlink:href="http://aphdigital.org/GVH/"><text:span text:style-name="T41_16">/</text:span></text:a></text:span><text:span text:style-name="T41_17"><text:s/>--<text:s/></text:span><text:span text:style-name="T41_18">Greenwich</text:span><text:span text:style-name="T41_19"><text:s/></text:span><text:span text:style-name="T41_20">Village</text:span><text:span text:style-name="T41_21"><text:s/></text:span><text:span text:style-name="T41_22">History</text:span><text:span text:style-name="T41_23">;<text:s/></text:span><text:span text:style-name="T41_24">group</text:span><text:span text:style-name="T41_25"><text:s/></text:span><text:span text:style-name="T41_26">site</text:span><text:span text:style-name="T41_27"><text:s/></text:span><text:span text:style-name="T41_28">done</text:span><text:span text:style-name="T41_29"><text:s/></text:span><text:span text:style-name="T41_30">by</text:span><text:span text:style-name="T41_31"><text:s/></text:span><text:span text:style-name="T41_32">students</text:span><text:span text:style-name="T41_33"><text:s/></text:span><text:span text:style-name="T41_34">in</text:span><text:span text:style-name="T41_35"><text:s/></text:span><text:span text:style-name="T41_36">current</text:span><text:span text:style-name="T41_37"><text:s/></text:span><text:span text:style-name="T41_38">version</text:span><text:span text:style-name="T41_39"><text:s/></text:span><text:span text:style-name="T41_40">of</text:span><text:span text:style-name="T41_41"><text:s/></text:span><text:span text:style-name="T41_42">NYU</text:span><text:span text:style-name="T41_43"><text:s/></text:span><text:span text:style-name="T41_44">Creating</text:span><text:span text:style-name="T41_45"><text:s/></text:span><text:span text:style-name="T41_46">Digital</text:span><text:span text:style-name="T41_47"><text:s/></text:span><text:span text:style-name="T41_48">History</text:span><text:span text:style-name="T41_49"><text:s/></text:span><text:span text:style-name="T41_50">taught</text:span><text:span text:style-name="T41_51"><text:s/></text:span><text:span text:style-name="T41_52">by</text:span><text:span text:style-name="T41_53"><text:s/></text:span><text:span text:style-name="T41_54">Dr</text:span><text:span text:style-name="T41_55">.<text:s/></text:span><text:span text:style-name="T41_56">Cathy</text:span><text:span text:style-name="T41_57"><text:s/></text:span><text:span text:style-name="T41_58">Hajo</text:span><text:span text:style-name="T41_59">.</text:span><text:span text:style-name="T41_60"><text:s/></text:span></text:p>
        </text:list-item>
      </text:list>
      <text:p text:style-name="P42"/>
      <text:p text:style-name="P43"><text:span text:style-name="T43_1">Jeff</text:span><text:span text:style-name="T43_2">:<text:s/></text:span></text:p>
      <text:list text:style-name="LS4" xml:id="list18">
        <text:list-item>
          <text:p text:style-name="P44"><text:span text:style-name="T44_1">Pedagogical</text:span><text:span text:style-name="T44_2"><text:s/></text:span><text:span text:style-name="T44_3">goals</text:span><text:span text:style-name="T44_4"><text:s/>--<text:s/></text:span><text:span text:style-name="T44_5">Jeff</text:span><text:span text:style-name="T44_6">’</text:span><text:span text:style-name="T44_7">s</text:span><text:span text:style-name="T44_8"><text:s/></text:span><text:span text:style-name="T44_9">History</text:span><text:span text:style-name="T44_10"><text:s/>471<text:s/></text:span><text:span text:style-name="T44_11">at</text:span><text:span text:style-name="T44_12"><text:s/></text:span><text:span text:style-name="T44_13">UMW</text:span><text:span text:style-name="T44_14"><text:s/>(</text:span><text:span text:style-name="T44_15">Spring</text:span><text:span text:style-name="T44_16"><text:s/>2008<text:s/></text:span><text:span text:style-name="T44_17">and</text:span><text:span text:style-name="T44_18"><text:s/>2010)<text:s/>--<text:s/></text:span><text:span text:style-name="T44_19">Student</text:span><text:span text:style-name="T44_20">-</text:span><text:span text:style-name="T44_21">Generated</text:span><text:span text:style-name="T44_22">,<text:s/></text:span><text:span text:style-name="T44_23">Online</text:span><text:span text:style-name="T44_24">,<text:s/></text:span><text:span text:style-name="T44_25">Creative</text:span><text:span text:style-name="T44_26"><text:s/></text:span><text:span text:style-name="T44_27">and</text:span><text:span text:style-name="T44_28"><text:s/></text:span><text:span text:style-name="T44_29">Public</text:span><text:span text:style-name="T44_30"><text:s/></text:span><text:span text:style-name="T44_31">Projects</text:span><text:span text:style-name="T44_32"> <text:s/>[</text:span><text:span text:style-name="T44_33">Note</text:span><text:span text:style-name="T44_34"><text:s/></text:span><text:span text:style-name="T44_35">that</text:span><text:span text:style-name="T44_36"><text:s/></text:span><text:span text:style-name="T44_37">Omeka</text:span><text:span text:style-name="T44_38"><text:s/></text:span><text:span text:style-name="T44_39">was</text:span><text:span text:style-name="T44_40"><text:s/></text:span><text:span text:style-name="T44_41">one</text:span><text:span text:style-name="T44_42"><text:s/></text:span><text:span text:style-name="T44_43">of</text:span><text:span text:style-name="T44_44"><text:s/></text:span><text:span text:style-name="T44_45">the</text:span><text:span text:style-name="T44_46"><text:s/></text:span><text:span text:style-name="T44_47">options</text:span><text:span text:style-name="T44_48"><text:s/></text:span><text:span text:style-name="T44_49">available</text:span><text:span text:style-name="T44_50">.]</text:span></text:p>
          <text:list>
            <text:list-item>
              <text:p text:style-name="P45"><text:span text:style-name="T45_1">Pedagogical</text:span></text:p>
              <text:list>
                <text:list-item>
                  <text:p text:style-name="P46"><text:span text:style-name="T46_1">Creative</text:span><text:span text:style-name="T46_2"><text:s/></text:span><text:span text:style-name="T46_3">approaches</text:span></text:p>
                </text:list-item>
                <text:list-item>
                  <text:p text:style-name="P47"><text:span text:style-name="T47_1">Public</text:span><text:span text:style-name="T47_2"><text:s/></text:span><text:span text:style-name="T47_3">audience</text:span></text:p>
                </text:list-item>
                <text:list-item>
                  <text:p text:style-name="P48"><text:span text:style-name="T48_1">“</text:span><text:span text:style-name="T48_2">Uncomfortable</text:span><text:span text:style-name="T48_3"><text:s/></text:span><text:span text:style-name="T48_4">but</text:span><text:span text:style-name="T48_5"><text:s/></text:span><text:span text:style-name="T48_6">not</text:span><text:span text:style-name="T48_7"><text:s/></text:span><text:span text:style-name="T48_8">paralyzed</text:span><text:span text:style-name="T48_9">”</text:span></text:p>
                </text:list-item>
                <text:list-item>
                  <text:p text:style-name="P49"><text:span text:style-name="T49_1">Digital</text:span><text:span text:style-name="T49_2"><text:s/></text:span><text:span text:style-name="T49_3">Natives</text:span><text:span text:style-name="T49_4">/</text:span><text:span text:style-name="T49_5">Digital</text:span><text:span text:style-name="T49_6"><text:s/></text:span><text:span text:style-name="T49_7">Naïfs</text:span></text:p>
                </text:list-item>
                <text:list-item>
                  <text:p text:style-name="P50"><text:span text:style-name="T50_1">Cultivate</text:span><text:span text:style-name="T50_2"><text:s/></text:span><text:span text:style-name="T50_3">New</text:span><text:span text:style-name="T50_4"><text:s/></text:span><text:span text:style-name="T50_5">Literacies</text:span><text:span text:style-name="T50_6"><text:s/>(</text:span><text:span text:style-name="T50_7">digital</text:span><text:span text:style-name="T50_8">,<text:s/></text:span><text:span text:style-name="T50_9">visual</text:span><text:span text:style-name="T50_10">,<text:s/></text:span><text:span text:style-name="T50_11">information</text:span><text:span text:style-name="T50_12">)</text:span></text:p>
                </text:list-item>
              </text:list>
            </text:list-item>
            <text:list-item>
              <text:p text:style-name="P51"><text:span text:style-name="T51_1">Practical</text:span></text:p>
              <text:list>
                <text:list-item>
                  <text:p text:style-name="P52"><text:span text:style-name="T52_1">Marketability</text:span></text:p>
                </text:list-item>
                <text:list-item>
                  <text:p text:style-name="P53"><text:span text:style-name="T53_1">Adapatability</text:span></text:p>
                </text:list-item>
                <text:list-item>
                  <text:p text:style-name="P54"><text:span text:style-name="T54_1">Play</text:span><text:span text:style-name="T54_2"><text:s/></text:span><text:span text:style-name="T54_3">well</text:span><text:span text:style-name="T54_4"><text:s/></text:span><text:span text:style-name="T54_5">with</text:span><text:span text:style-name="T54_6"><text:s/></text:span><text:span text:style-name="T54_7">others</text:span></text:p>
                </text:list-item>
              </text:list>
            </text:list-item>
            <text:list-item>
              <text:p text:style-name="P55"><text:span text:style-name="T55_1">Examples</text:span></text:p>
              <text:list>
                <text:list-item>
                  <text:p text:style-name="P56"><text:span text:style-name="T56_1"><text:a xlink:type="simple" xlink:href="http://projects.umwhistory.org/cwh/"><text:span text:style-name="T56_2">http</text:span></text:a></text:span><text:span text:style-name="T56_3"><text:a xlink:type="simple" xlink:href="http://projects.umwhistory.org/cwh/"><text:span text:style-name="T56_4">://</text:span></text:a></text:span><text:span text:style-name="T56_5"><text:a xlink:type="simple" xlink:href="http://projects.umwhistory.org/cwh/"><text:span text:style-name="T56_6">projects</text:span></text:a></text:span><text:span text:style-name="T56_7"><text:a xlink:type="simple" xlink:href="http://projects.umwhistory.org/cwh/"><text:span text:style-name="T56_8">.</text:span></text:a></text:span><text:span text:style-name="T56_9"><text:a xlink:type="simple" xlink:href="http://projects.umwhistory.org/cwh/"><text:span text:style-name="T56_10">umwhistory</text:span></text:a></text:span><text:span text:style-name="T56_11"><text:a xlink:type="simple" xlink:href="http://projects.umwhistory.org/cwh/"><text:span text:style-name="T56_12">.</text:span></text:a></text:span><text:span text:style-name="T56_13"><text:a xlink:type="simple" xlink:href="http://projects.umwhistory.org/cwh/"><text:span text:style-name="T56_14">org</text:span></text:a></text:span><text:span text:style-name="T56_15"><text:a xlink:type="simple" xlink:href="http://projects.umwhistory.org/cwh/"><text:span text:style-name="T56_16">/</text:span></text:a></text:span><text:span text:style-name="T56_17"><text:a xlink:type="simple" xlink:href="http://projects.umwhistory.org/cwh/"><text:span text:style-name="T56_18">cwh</text:span></text:a></text:span><text:span text:style-name="T56_19"><text:a xlink:type="simple" xlink:href="http://projects.umwhistory.org/cwh/"><text:span text:style-name="T56_20">/</text:span></text:a></text:span><text:span text:style-name="T56_21"><text:s/>--<text:s/></text:span><text:span text:style-name="T56_22">Civil</text:span><text:span text:style-name="T56_23"><text:s/></text:span><text:span text:style-name="T56_24">War</text:span><text:span text:style-name="T56_25"><text:s/></text:span><text:span text:style-name="T56_26">Fredericksburg</text:span><text:span text:style-name="T56_27"> <text:s/>--<text:s/></text:span><text:span text:style-name="T56_28">group</text:span><text:span text:style-name="T56_29"><text:s/></text:span><text:span text:style-name="T56_30">project</text:span><text:span text:style-name="T56_31"><text:s/></text:span><text:span text:style-name="T56_32">from</text:span><text:span text:style-name="T56_33"><text:s/></text:span><text:span text:style-name="T56_34">Jeff</text:span><text:span text:style-name="T56_35">’</text:span><text:span text:style-name="T56_36">s</text:span><text:span text:style-name="T56_37"><text:s/>“</text:span><text:span text:style-name="T56_38">Adventures</text:span><text:span text:style-name="T56_39"><text:s/></text:span><text:span text:style-name="T56_40">in</text:span><text:span text:style-name="T56_41"><text:s/></text:span><text:span text:style-name="T56_42">Digital</text:span><text:span text:style-name="T56_43"><text:s/></text:span><text:span text:style-name="T56_44">History</text:span><text:span text:style-name="T56_45">”<text:s/></text:span><text:span text:style-name="T56_46">course</text:span></text:p>
                </text:list-item>
                <text:list-item>
                  <text:p text:style-name="P57"><text:span text:style-name="T57_1"><text:a xlink:type="simple" xlink:href="http://projects.umwhistory.org/jmp/"><text:span text:style-name="T57_2">http</text:span></text:a></text:span><text:span text:style-name="T57_3"><text:a xlink:type="simple" xlink:href="http://projects.umwhistory.org/jmp/"><text:span text:style-name="T57_4">://</text:span></text:a></text:span><text:span text:style-name="T57_5"><text:a xlink:type="simple" xlink:href="http://projects.umwhistory.org/jmp/"><text:span text:style-name="T57_6">projects</text:span></text:a></text:span><text:span text:style-name="T57_7"><text:a xlink:type="simple" xlink:href="http://projects.umwhistory.org/jmp/"><text:span text:style-name="T57_8">.</text:span></text:a></text:span><text:span text:style-name="T57_9"><text:a xlink:type="simple" xlink:href="http://projects.umwhistory.org/jmp/"><text:span text:style-name="T57_10">umwhistory</text:span></text:a></text:span><text:span text:style-name="T57_11"><text:a xlink:type="simple" xlink:href="http://projects.umwhistory.org/jmp/"><text:span text:style-name="T57_12">.</text:span></text:a></text:span><text:span text:style-name="T57_13"><text:a xlink:type="simple" xlink:href="http://projects.umwhistory.org/jmp/"><text:span text:style-name="T57_14">org</text:span></text:a></text:span><text:span text:style-name="T57_15"><text:a xlink:type="simple" xlink:href="http://projects.umwhistory.org/jmp/"><text:span text:style-name="T57_16">/</text:span></text:a></text:span><text:span text:style-name="T57_17"><text:a xlink:type="simple" xlink:href="http://projects.umwhistory.org/jmp/"><text:span text:style-name="T57_18">jmp</text:span></text:a></text:span><text:span text:style-name="T57_19"><text:a xlink:type="simple" xlink:href="http://projects.umwhistory.org/jmp/"><text:span text:style-name="T57_20">/</text:span></text:a></text:span><text:span text:style-name="T57_21"><text:s/>--<text:s/></text:span><text:span text:style-name="T57_22">James</text:span><text:span text:style-name="T57_23"><text:s/></text:span><text:span text:style-name="T57_24">Monroe</text:span><text:span text:style-name="T57_25">’</text:span><text:span text:style-name="T57_26">s</text:span><text:span text:style-name="T57_27"><text:s/></text:span><text:span text:style-name="T57_28">time</text:span><text:span text:style-name="T57_29"><text:s/></text:span><text:span text:style-name="T57_30">as</text:span><text:span text:style-name="T57_31"><text:s/></text:span><text:span text:style-name="T57_32">Minister</text:span><text:span text:style-name="T57_33"><text:s/></text:span><text:span text:style-name="T57_34">to</text:span><text:span text:style-name="T57_35"><text:s/></text:span><text:span text:style-name="T57_36">France</text:span><text:span text:style-name="T57_37"><text:s/>--<text:s/></text:span><text:span text:style-name="T57_38">group</text:span><text:span text:style-name="T57_39"><text:s/></text:span><text:span text:style-name="T57_40">project</text:span><text:span text:style-name="T57_41"><text:s/></text:span><text:span text:style-name="T57_42">from</text:span><text:span text:style-name="T57_43"><text:s/></text:span><text:span text:style-name="T57_44">Jeff</text:span><text:span text:style-name="T57_45">’</text:span><text:span text:style-name="T57_46">s</text:span><text:span text:style-name="T57_47"><text:s/>“</text:span><text:span text:style-name="T57_48">Adventures</text:span><text:span text:style-name="T57_49"><text:s/></text:span><text:span text:style-name="T57_50">in</text:span><text:span text:style-name="T57_51"><text:s/></text:span><text:span text:style-name="T57_52">Digital</text:span><text:span text:style-name="T57_53"><text:s/></text:span><text:span text:style-name="T57_54">History</text:span><text:span text:style-name="T57_55">”<text:s/></text:span><text:span text:style-name="T57_56">course</text:span></text:p>
                </text:list-item>
              </text:list>
            </text:list-item>
          </text:list>
        </text:list-item>
        <text:list-item>
          <text:p text:style-name="P58"><text:span text:style-name="T58_1"><text:a xlink:type="simple" xlink:href="http://gslis.simmons.edu/daisie/"><text:span text:style-name="T58_2">http</text:span></text:a></text:span><text:span text:style-name="T58_3"><text:a xlink:type="simple" xlink:href="http://gslis.simmons.edu/daisie/"><text:span text:style-name="T58_4">://</text:span></text:a></text:span><text:span text:style-name="T58_5"><text:a xlink:type="simple" xlink:href="http://gslis.simmons.edu/daisie/"><text:span text:style-name="T58_6">gslis</text:span></text:a></text:span><text:span text:style-name="T58_7"><text:a xlink:type="simple" xlink:href="http://gslis.simmons.edu/daisie/"><text:span text:style-name="T58_8">.</text:span></text:a></text:span><text:span text:style-name="T58_9"><text:a xlink:type="simple" xlink:href="http://gslis.simmons.edu/daisie/"><text:span text:style-name="T58_10">simmons</text:span></text:a></text:span><text:span text:style-name="T58_11"><text:a xlink:type="simple" xlink:href="http://gslis.simmons.edu/daisie/"><text:span text:style-name="T58_12">.</text:span></text:a></text:span><text:span text:style-name="T58_13"><text:a xlink:type="simple" xlink:href="http://gslis.simmons.edu/daisie/"><text:span text:style-name="T58_14">edu</text:span></text:a></text:span><text:span text:style-name="T58_15"><text:a xlink:type="simple" xlink:href="http://gslis.simmons.edu/daisie/"><text:span text:style-name="T58_16">/</text:span></text:a></text:span><text:span text:style-name="T58_17"><text:a xlink:type="simple" xlink:href="http://gslis.simmons.edu/daisie/"><text:span text:style-name="T58_18">daisie</text:span></text:a></text:span><text:span text:style-name="T58_19"><text:a xlink:type="simple" xlink:href="http://gslis.simmons.edu/daisie/"><text:span text:style-name="T58_20">/</text:span></text:a></text:span><text:span text:style-name="T58_21"><text:s/>--<text:s/></text:span><text:span text:style-name="T58_22">group</text:span><text:span text:style-name="T58_23"><text:s/></text:span><text:span text:style-name="T58_24">project</text:span><text:span text:style-name="T58_25"><text:s/></text:span><text:span text:style-name="T58_26">done</text:span><text:span text:style-name="T58_27"><text:s/></text:span><text:span text:style-name="T58_28">by</text:span><text:span text:style-name="T58_29"><text:s/></text:span><text:span text:style-name="T58_30">a</text:span><text:span text:style-name="T58_31"><text:s/></text:span><text:span text:style-name="T58_32">class</text:span><text:span text:style-name="T58_33"><text:s/></text:span><text:span text:style-name="T58_34">of</text:span><text:span text:style-name="T58_35"><text:s/></text:span><text:span text:style-name="T58_36">LIS</text:span><text:span text:style-name="T58_37"><text:s/></text:span><text:span text:style-name="T58_38">students</text:span><text:span text:style-name="T58_39"><text:s/></text:span><text:span text:style-name="T58_40">at</text:span><text:span text:style-name="T58_41"><text:s/></text:span><text:span text:style-name="T58_42">Simmons</text:span><text:span text:style-name="T58_43"><text:s/></text:span><text:span text:style-name="T58_44">College</text:span><text:span text:style-name="T58_45"><text:s/></text:span><text:span text:style-name="T58_46">in</text:span><text:span text:style-name="T58_47"><text:s/></text:span><text:span text:style-name="T58_48">a</text:span><text:span text:style-name="T58_49"><text:s/>“</text:span><text:span text:style-name="T58_50">Digital</text:span><text:span text:style-name="T58_51"><text:s/></text:span><text:span text:style-name="T58_52">Libraries</text:span><text:span text:style-name="T58_53">”<text:s/></text:span><text:span text:style-name="T58_54">course</text:span><text:span text:style-name="T58_55"><text:s/></text:span><text:span text:style-name="T58_56">taught</text:span><text:span text:style-name="T58_57"><text:s/></text:span><text:span text:style-name="T58_58">by</text:span><text:span text:style-name="T58_59"><text:s/></text:span><text:span text:style-name="T58_60">Dr</text:span><text:span text:style-name="T58_61">.<text:s/></text:span><text:span text:style-name="T58_62">Candy</text:span><text:span text:style-name="T58_63"><text:s/></text:span><text:span text:style-name="T58_64">Schwartz</text:span><text:span text:style-name="T58_65">.<text:s/></text:span></text:p>
        </text:list-item>
        <text:list-item>
          <text:p text:style-name="P59"><text:span text:style-name="T59_1">List</text:span><text:span text:style-name="T59_2"><text:s/></text:span><text:span text:style-name="T59_3">of</text:span><text:span text:style-name="T59_4"><text:s/></text:span><text:span text:style-name="T59_5">Omeka</text:span><text:span text:style-name="T59_6"><text:s/></text:span><text:span text:style-name="T59_7">projects</text:span><text:span text:style-name="T59_8"><text:s/>(</text:span><text:span text:style-name="T59_9">not</text:span><text:span text:style-name="T59_10"><text:s/></text:span><text:span text:style-name="T59_11">subdivided</text:span><text:span text:style-name="T59_12"><text:s/></text:span><text:span text:style-name="T59_13">by</text:span><text:span text:style-name="T59_14"><text:s/></text:span><text:span text:style-name="T59_15">course</text:span><text:span text:style-name="T59_16"><text:s/>--<text:s/></text:span><text:span text:style-name="T59_17">add</text:span><text:span text:style-name="T59_18"><text:s/></text:span><text:span text:style-name="T59_19">your</text:span><text:span text:style-name="T59_20"><text:s/></text:span><text:span text:style-name="T59_21">own</text:span><text:span text:style-name="T59_22">!):<text:s/></text:span><text:span text:style-name="T59_23"><text:a xlink:type="simple" xlink:href="http://omeka.org/codex/View_Sites_Powered_by_Omeka"><text:span text:style-name="T59_24">http</text:span></text:a></text:span><text:span text:style-name="T59_25"><text:a xlink:type="simple" xlink:href="http://omeka.org/codex/View_Sites_Powered_by_Omeka"><text:span text:style-name="T59_26">://</text:span></text:a></text:span><text:span text:style-name="T59_27"><text:a xlink:type="simple" xlink:href="http://omeka.org/codex/View_Sites_Powered_by_Omeka"><text:span text:style-name="T59_28">omeka</text:span></text:a></text:span><text:span text:style-name="T59_29"><text:a xlink:type="simple" xlink:href="http://omeka.org/codex/View_Sites_Powered_by_Omeka"><text:span text:style-name="T59_30">.</text:span></text:a></text:span><text:span text:style-name="T59_31"><text:a xlink:type="simple" xlink:href="http://omeka.org/codex/View_Sites_Powered_by_Omeka"><text:span text:style-name="T59_32">org</text:span></text:a></text:span><text:span text:style-name="T59_33"><text:a xlink:type="simple" xlink:href="http://omeka.org/codex/View_Sites_Powered_by_Omeka"><text:span text:style-name="T59_34">/</text:span></text:a></text:span><text:span text:style-name="T59_35"><text:a xlink:type="simple" xlink:href="http://omeka.org/codex/View_Sites_Powered_by_Omeka"><text:span text:style-name="T59_36">codex</text:span></text:a></text:span><text:span text:style-name="T59_37"><text:a xlink:type="simple" xlink:href="http://omeka.org/codex/View_Sites_Powered_by_Omeka"><text:span text:style-name="T59_38">/</text:span></text:a></text:span><text:span text:style-name="T59_39"><text:a xlink:type="simple" xlink:href="http://omeka.org/codex/View_Sites_Powered_by_Omeka"><text:span text:style-name="T59_40">View</text:span></text:a></text:span><text:span text:style-name="T59_41"><text:a xlink:type="simple" xlink:href="http://omeka.org/codex/View_Sites_Powered_by_Omeka"><text:span text:style-name="T59_42">_</text:span></text:a></text:span><text:span text:style-name="T59_43"><text:a xlink:type="simple" xlink:href="http://omeka.org/codex/View_Sites_Powered_by_Omeka"><text:span text:style-name="T59_44">Sites</text:span></text:a></text:span><text:span text:style-name="T59_45"><text:a xlink:type="simple" xlink:href="http://omeka.org/codex/View_Sites_Powered_by_Omeka"><text:span text:style-name="T59_46">_</text:span></text:a></text:span><text:span text:style-name="T59_47"><text:a xlink:type="simple" xlink:href="http://omeka.org/codex/View_Sites_Powered_by_Omeka"><text:span text:style-name="T59_48">Powered</text:span></text:a></text:span><text:span text:style-name="T59_49"><text:a xlink:type="simple" xlink:href="http://omeka.org/codex/View_Sites_Powered_by_Omeka"><text:span text:style-name="T59_50">_</text:span></text:a></text:span><text:span text:style-name="T59_51"><text:a xlink:type="simple" xlink:href="http://omeka.org/codex/View_Sites_Powered_by_Omeka"><text:span text:style-name="T59_52">by</text:span></text:a></text:span><text:span text:style-name="T59_53"><text:a xlink:type="simple" xlink:href="http://omeka.org/codex/View_Sites_Powered_by_Omeka"><text:span text:style-name="T59_54">_</text:span></text:a></text:span><text:span text:style-name="T59_55"><text:a xlink:type="simple" xlink:href="http://omeka.org/codex/View_Sites_Powered_by_Omeka"><text:span text:style-name="T59_56">Omeka</text:span></text:a></text:span><text:span text:style-name="T59_57"><text:s/></text:span></text:p>
        </text:list-item>
      </text:list>
      <text:p text:style-name="P60"/>
      <text:p text:style-name="P61"><text:span text:style-name="T61_1">(</text:span><text:span text:style-name="T61_2">If</text:span><text:span text:style-name="T61_3">)<text:s/></text:span><text:span text:style-name="T61_4">Demonstration</text:span><text:span text:style-name="T61_5"><text:s/></text:span><text:span text:style-name="T61_6">and</text:span><text:span text:style-name="T61_7"><text:s/></text:span><text:span text:style-name="T61_8">exercises</text:span><text:span text:style-name="T61_9">,<text:s/></text:span><text:span text:style-name="T61_10">then</text:span><text:span text:style-name="T61_11"><text:s/></text:span><text:span text:style-name="T61_12">Amanda</text:span><text:span text:style-name="T61_13"><text:s/>(20<text:s/></text:span><text:span text:style-name="T61_14">minutes</text:span><text:span text:style-name="T61_15">):<text:s/></text:span></text:p>
      <text:list text:style-name="LS6" xml:id="list34">
        <text:list-item>
          <text:p text:style-name="P62"><text:span text:style-name="T62_1">Show</text:span><text:span text:style-name="T62_2"><text:s/></text:span><text:span text:style-name="T62_3">on</text:span><text:span text:style-name="T62_4"><text:s/></text:span><text:span text:style-name="T62_5">an</text:span><text:span text:style-name="T62_6"><text:s/></text:span><text:span text:style-name="T62_7">empty</text:span><text:span text:style-name="T62_8"><text:s/></text:span><text:span text:style-name="T62_9">test</text:span><text:span text:style-name="T62_10"><text:s/></text:span><text:span text:style-name="T62_11">installation</text:span><text:span text:style-name="T62_12"><text:s/></text:span><text:span text:style-name="T62_13">how</text:span><text:span text:style-name="T62_14"><text:s/></text:span><text:span text:style-name="T62_15">to</text:span><text:span text:style-name="T62_16"><text:s/></text:span><text:span text:style-name="T62_17">add</text:span><text:span text:style-name="T62_18"><text:s/></text:span><text:span text:style-name="T62_19">and</text:span><text:span text:style-name="T62_20"><text:s/></text:span><text:span text:style-name="T62_21">describe</text:span><text:span text:style-name="T62_22"><text:s/></text:span><text:span text:style-name="T62_23">an</text:span><text:span text:style-name="T62_24"><text:s/></text:span><text:span text:style-name="T62_25">item</text:span><text:span text:style-name="T62_26"><text:s/>(</text:span><text:span text:style-name="T62_27">could</text:span><text:span text:style-name="T62_28"><text:s/></text:span><text:span text:style-name="T62_29">also</text:span><text:span text:style-name="T62_30"><text:s/></text:span><text:span text:style-name="T62_31">just</text:span><text:span text:style-name="T62_32"><text:s/></text:span><text:span text:style-name="T62_33">let</text:span><text:span text:style-name="T62_34"><text:s/></text:span><text:span text:style-name="T62_35">people</text:span><text:span text:style-name="T62_36"><text:s/></text:span><text:span text:style-name="T62_37">try</text:span><text:span text:style-name="T62_38"><text:s/></text:span><text:span text:style-name="T62_39">it</text:span><text:span text:style-name="T62_40"><text:s/></text:span><text:span text:style-name="T62_41">on</text:span><text:span text:style-name="T62_42"><text:s/></text:span><text:span text:style-name="T62_43">their</text:span><text:span text:style-name="T62_44"><text:s/></text:span><text:span text:style-name="T62_45">own</text:span><text:span text:style-name="T62_46">)</text:span></text:p>
        </text:list-item>
        <text:list-item>
          <text:p text:style-name="P63"><text:span text:style-name="T63_1">We</text:span><text:span text:style-name="T63_2"><text:s/></text:span><text:span text:style-name="T63_3">will</text:span><text:span text:style-name="T63_4"><text:s/></text:span><text:span text:style-name="T63_5">circulate</text:span><text:span text:style-name="T63_6"><text:s/></text:span><text:span text:style-name="T63_7">and</text:span><text:span text:style-name="T63_8"><text:s/></text:span><text:span text:style-name="T63_9">answer</text:span><text:span text:style-name="T63_10"><text:s/></text:span><text:span text:style-name="T63_11">individual</text:span><text:span text:style-name="T63_12"><text:s/></text:span><text:span text:style-name="T63_13">questions</text:span><text:span text:style-name="T63_14"><text:s/></text:span><text:span text:style-name="T63_15">as</text:span><text:span text:style-name="T63_16"><text:s/></text:span><text:span text:style-name="T63_17">people</text:span><text:span text:style-name="T63_18"><text:s/></text:span><text:span text:style-name="T63_19">do</text:span><text:span text:style-name="T63_20"><text:s/></text:span><text:span text:style-name="T63_21">the</text:span><text:span text:style-name="T63_22"><text:s/></text:span><text:span text:style-name="T63_23">following</text:span><text:span text:style-name="T63_24"><text:s/></text:span><text:span text:style-name="T63_25">exercises</text:span><text:span text:style-name="T63_26">:</text:span></text:p>
        </text:list-item>
      </text:list>
      <text:list text:style-name="LS7" xml:id="list36">
        <text:list-item>
          <text:p text:style-name="P64"><text:span text:style-name="T64_1">Change</text:span><text:span text:style-name="T64_2"><text:s/></text:span><text:span text:style-name="T64_3">the</text:span><text:span text:style-name="T64_4"><text:s/></text:span><text:span text:style-name="T64_5">theme</text:span></text:p>
        </text:list-item>
        <text:list-item>
          <text:p text:style-name="P65"><text:span text:style-name="T65_1">Browse</text:span><text:span text:style-name="T65_2"><text:s/></text:span><text:span text:style-name="T65_3">through</text:span><text:span text:style-name="T65_4"><text:s/></text:span><text:span text:style-name="T65_5">the</text:span><text:span text:style-name="T65_6"><text:s/></text:span><text:span text:style-name="T65_7">list</text:span><text:span text:style-name="T65_8"><text:s/></text:span><text:span text:style-name="T65_9">of</text:span><text:span text:style-name="T65_10"><text:s/></text:span><text:span text:style-name="T65_11">available</text:span><text:span text:style-name="T65_12"><text:s/></text:span><text:span text:style-name="T65_13">plugins</text:span><text:span text:style-name="T65_14"><text:s/></text:span><text:span text:style-name="T65_15">and</text:span><text:span text:style-name="T65_16"><text:s/></text:span><text:span text:style-name="T65_17">see</text:span><text:span text:style-name="T65_18"><text:s/></text:span><text:span text:style-name="T65_19">which</text:span><text:span text:style-name="T65_20"><text:s/></text:span><text:span text:style-name="T65_21">ones</text:span><text:span text:style-name="T65_22"><text:s/></text:span><text:span text:style-name="T65_23">you</text:span><text:span text:style-name="T65_24"><text:s/></text:span><text:span text:style-name="T65_25">would</text:span><text:span text:style-name="T65_26"><text:s/></text:span><text:span text:style-name="T65_27">want</text:span><text:span text:style-name="T65_28"><text:s/></text:span><text:span text:style-name="T65_29">to</text:span><text:span text:style-name="T65_30"><text:s/></text:span><text:span text:style-name="T65_31">use</text:span><text:span text:style-name="T65_32">:<text:s/></text:span><text:span text:style-name="T65_33"><text:a xlink:type="simple" xlink:href="http://omeka.org/plugins"><text:span text:style-name="T65_34">http</text:span></text:a></text:span><text:span text:style-name="T65_35"><text:a xlink:type="simple" xlink:href="http://omeka.org/plugins"><text:span text:style-name="T65_36">://</text:span></text:a></text:span><text:span text:style-name="T65_37"><text:a xlink:type="simple" xlink:href="http://omeka.org/plugins"><text:span text:style-name="T65_38">omeka</text:span></text:a></text:span><text:span text:style-name="T65_39"><text:a xlink:type="simple" xlink:href="http://omeka.org/plugins"><text:span text:style-name="T65_40">.</text:span></text:a></text:span><text:span text:style-name="T65_41"><text:a xlink:type="simple" xlink:href="http://omeka.org/plugins"><text:span text:style-name="T65_42">org</text:span></text:a></text:span><text:span text:style-name="T65_43"><text:a xlink:type="simple" xlink:href="http://omeka.org/plugins"><text:span text:style-name="T65_44">/</text:span></text:a></text:span><text:span text:style-name="T65_45"><text:a xlink:type="simple" xlink:href="http://omeka.org/plugins"><text:span text:style-name="T65_46">plugins</text:span></text:a></text:span><text:span text:style-name="T65_47"><text:s/></text:span></text:p>
        </text:list-item>
        <text:list-item>
          <text:p text:style-name="P66"><text:span text:style-name="T66_1">Add</text:span><text:span text:style-name="T66_2"><text:s/></text:span><text:span text:style-name="T66_3">a</text:span><text:span text:style-name="T66_4"><text:s/></text:span><text:span text:style-name="T66_5">picture</text:span><text:span text:style-name="T66_6">,<text:s/></text:span><text:span text:style-name="T66_7">audio</text:span><text:span text:style-name="T66_8"><text:s/></text:span><text:span text:style-name="T66_9">file</text:span><text:span text:style-name="T66_10">,<text:s/></text:span><text:span text:style-name="T66_11">or</text:span><text:span text:style-name="T66_12"><text:s/></text:span><text:span text:style-name="T66_13">video</text:span><text:span text:style-name="T66_14"><text:s/></text:span><text:span text:style-name="T66_15">file</text:span><text:span text:style-name="T66_16"><text:s/></text:span><text:span text:style-name="T66_17">as</text:span><text:span text:style-name="T66_18"><text:s/></text:span><text:span text:style-name="T66_19">an</text:span><text:span text:style-name="T66_20"><text:s/></text:span><text:span text:style-name="T66_21">item</text:span><text:span text:style-name="T66_22"><text:s/></text:span><text:span text:style-name="T66_23">to</text:span><text:span text:style-name="T66_24"><text:s/></text:span><text:span text:style-name="T66_25">Omeka</text:span><text:span text:style-name="T66_26"><text:s/>--<text:s/></text:span><text:span text:style-name="T66_27">you</text:span><text:span text:style-name="T66_28"><text:s/></text:span><text:span text:style-name="T66_29">can</text:span><text:span text:style-name="T66_30"><text:s/></text:span><text:span text:style-name="T66_31">use</text:span><text:span text:style-name="T66_32"><text:s/></text:span><text:span text:style-name="T66_33">the</text:span><text:span text:style-name="T66_34"><text:s/></text:span><text:span text:style-name="T66_35">sample</text:span><text:span text:style-name="T66_36"><text:s/></text:span><text:span text:style-name="T66_37">items</text:span><text:span text:style-name="T66_38"><text:s/></text:span><text:span text:style-name="T66_39">at</text:span><text:span text:style-name="T66_40"><text:s/></text:span><text:span text:style-name="T66_41"><text:a xlink:type="simple" xlink:href="http://dhworkshops.net/omeka-sample-items.zip"><text:span text:style-name="T66_42">http</text:span></text:a></text:span><text:span text:style-name="T66_43"><text:a xlink:type="simple" xlink:href="http://dhworkshops.net/omeka-sample-items.zip"><text:span text:style-name="T66_44">://</text:span></text:a></text:span><text:span text:style-name="T66_45"><text:a xlink:type="simple" xlink:href="http://dhworkshops.net/omeka-sample-items.zip"><text:span text:style-name="T66_46">dhworkshops</text:span></text:a></text:span><text:span text:style-name="T66_47"><text:a xlink:type="simple" xlink:href="http://dhworkshops.net/omeka-sample-items.zip"><text:span text:style-name="T66_48">.</text:span></text:a></text:span><text:span text:style-name="T66_49"><text:a xlink:type="simple" xlink:href="http://dhworkshops.net/omeka-sample-items.zip"><text:span text:style-name="T66_50">net</text:span></text:a></text:span><text:span text:style-name="T66_51"><text:a xlink:type="simple" xlink:href="http://dhworkshops.net/omeka-sample-items.zip"><text:span text:style-name="T66_52">/</text:span></text:a></text:span><text:span text:style-name="T66_53"><text:a xlink:type="simple" xlink:href="http://dhworkshops.net/omeka-sample-items.zip"><text:span text:style-name="T66_54">omeka</text:span></text:a></text:span><text:span text:style-name="T66_55"><text:a xlink:type="simple" xlink:href="http://dhworkshops.net/omeka-sample-items.zip"><text:span text:style-name="T66_56">-</text:span></text:a></text:span><text:span text:style-name="T66_57"><text:a xlink:type="simple" xlink:href="http://dhworkshops.net/omeka-sample-items.zip"><text:span text:style-name="T66_58">sample</text:span></text:a></text:span><text:span text:style-name="T66_59"><text:a xlink:type="simple" xlink:href="http://dhworkshops.net/omeka-sample-items.zip"><text:span text:style-name="T66_60">-</text:span></text:a></text:span><text:span text:style-name="T66_61"><text:a xlink:type="simple" xlink:href="http://dhworkshops.net/omeka-sample-items.zip"><text:span text:style-name="T66_62">items</text:span></text:a></text:span><text:span text:style-name="T66_63"><text:a xlink:type="simple" xlink:href="http://dhworkshops.net/omeka-sample-items.zip"><text:span text:style-name="T66_64">.</text:span></text:a></text:span><text:span text:style-name="T66_65"><text:a xlink:type="simple" xlink:href="http://dhworkshops.net/omeka-sample-items.zip"><text:span text:style-name="T66_66">zip</text:span></text:a></text:span><text:span text:style-name="T66_67"><text:s/></text:span></text:p>
        </text:list-item>
      </text:list>
      <text:p text:style-name="P67"/>
      <text:p text:style-name="P68"><text:span text:style-name="T68_1">(</text:span><text:span text:style-name="T68_2">If</text:span><text:span text:style-name="T68_3">)<text:s/></text:span><text:span text:style-name="T68_4">Workshopping</text:span><text:span text:style-name="T68_5"><text:s/></text:span><text:span text:style-name="T68_6">assignments</text:span><text:span text:style-name="T68_7">,<text:s/></text:span><text:span text:style-name="T68_8">then</text:span><text:span text:style-name="T68_9"><text:s/></text:span><text:span text:style-name="T68_10">Jeff</text:span><text:span text:style-name="T68_11"><text:s/>(20<text:s/></text:span><text:span text:style-name="T68_12">minutes</text:span><text:span text:style-name="T68_13">):</text:span></text:p>
      <text:list text:style-name="LS8" xml:id="list39">
        <text:list-item>
          <text:p text:style-name="P69"><text:span text:style-name="T69_1">Creating</text:span><text:span text:style-name="T69_2"><text:s/></text:span><text:span text:style-name="T69_3">Class</text:span><text:span text:style-name="T69_4"><text:s/></text:span><text:span text:style-name="T69_5">Omeka</text:span><text:span text:style-name="T69_6"><text:s/></text:span><text:span text:style-name="T69_7">Project</text:span></text:p>
          <text:list>
            <text:list-item>
              <text:p text:style-name="P70"><text:span text:style-name="T70_1">Sources</text:span><text:span text:style-name="T70_2">?</text:span></text:p>
            </text:list-item>
            <text:list-item>
              <text:p text:style-name="P71"><text:span text:style-name="T71_1">Developing</text:span><text:span text:style-name="T71_2"><text:s/></text:span><text:span text:style-name="T71_3">Assignments</text:span><text:span text:style-name="T71_4">?</text:span></text:p>
            </text:list-item>
            <text:list-item>
              <text:p text:style-name="P72"><text:span text:style-name="T72_1">Grading</text:span><text:span text:style-name="T72_2"><text:s/></text:span><text:span text:style-name="T72_3">Omeka</text:span><text:span text:style-name="T72_4"><text:s/></text:span><text:span text:style-name="T72_5">projects</text:span><text:span text:style-name="T72_6"><text:s/>--<text:s/></text:span><text:span text:style-name="T72_7">developing</text:span><text:span text:style-name="T72_8"><text:s/></text:span><text:span text:style-name="T72_9">a</text:span><text:span text:style-name="T72_10"><text:s/></text:span><text:span text:style-name="T72_11">criteria</text:span><text:span text:style-name="T72_12"><text:s/>[</text:span><text:span text:style-name="T72_13"><text:a xlink:type="simple" xlink:href="http://dh2010.umwblogs.org/2010/04/08/assessment-criteria-for-digital-history-projects/"><text:span text:style-name="T72_14">http</text:span></text:a></text:span><text:span text:style-name="T72_15"><text:a xlink:type="simple" xlink:href="http://dh2010.umwblogs.org/2010/04/08/assessment-criteria-for-digital-history-projects/"><text:span text:style-name="T72_16">://</text:span></text:a></text:span><text:span text:style-name="T72_17"><text:a xlink:type="simple" xlink:href="http://dh2010.umwblogs.org/2010/04/08/assessment-criteria-for-digital-history-projects/"><text:span text:style-name="T72_18">dh</text:span></text:a></text:span><text:span text:style-name="T72_19"><text:a xlink:type="simple" xlink:href="http://dh2010.umwblogs.org/2010/04/08/assessment-criteria-for-digital-history-projects/"><text:span text:style-name="T72_20">2010.</text:span></text:a></text:span><text:span text:style-name="T72_21"><text:a xlink:type="simple" xlink:href="http://dh2010.umwblogs.org/2010/04/08/assessment-criteria-for-digital-history-projects/"><text:span text:style-name="T72_22">umwblogs</text:span></text:a></text:span><text:span text:style-name="T72_23"><text:a xlink:type="simple" xlink:href="http://dh2010.umwblogs.org/2010/04/08/assessment-criteria-for-digital-history-projects/"><text:span text:style-name="T72_24">.</text:span></text:a></text:span><text:span text:style-name="T72_25"><text:a xlink:type="simple" xlink:href="http://dh2010.umwblogs.org/2010/04/08/assessment-criteria-for-digital-history-projects/"><text:span text:style-name="T72_26">org</text:span></text:a></text:span><text:span text:style-name="T72_27"><text:a xlink:type="simple" xlink:href="http://dh2010.umwblogs.org/2010/04/08/assessment-criteria-for-digital-history-projects/"><text:span text:style-name="T72_28">/2010/04/08/</text:span></text:a></text:span><text:span text:style-name="T72_29"><text:a xlink:type="simple" xlink:href="http://dh2010.umwblogs.org/2010/04/08/assessment-criteria-for-digital-history-projects/"><text:span text:style-name="T72_30">assessment</text:span></text:a></text:span><text:span text:style-name="T72_31"><text:a xlink:type="simple" xlink:href="http://dh2010.umwblogs.org/2010/04/08/assessment-criteria-for-digital-history-projects/"><text:span text:style-name="T72_32">-</text:span></text:a></text:span><text:span text:style-name="T72_33"><text:a xlink:type="simple" xlink:href="http://dh2010.umwblogs.org/2010/04/08/assessment-criteria-for-digital-history-projects/"><text:span text:style-name="T72_34">criteria</text:span></text:a></text:span><text:span text:style-name="T72_35"><text:a xlink:type="simple" xlink:href="http://dh2010.umwblogs.org/2010/04/08/assessment-criteria-for-digital-history-projects/"><text:span text:style-name="T72_36">-</text:span></text:a></text:span><text:span text:style-name="T72_37"><text:a xlink:type="simple" xlink:href="http://dh2010.umwblogs.org/2010/04/08/assessment-criteria-for-digital-history-projects/"><text:span text:style-name="T72_38">for</text:span></text:a></text:span><text:span text:style-name="T72_39"><text:a xlink:type="simple" xlink:href="http://dh2010.umwblogs.org/2010/04/08/assessment-criteria-for-digital-history-projects/"><text:span text:style-name="T72_40">-</text:span></text:a></text:span><text:span text:style-name="T72_41"><text:a xlink:type="simple" xlink:href="http://dh2010.umwblogs.org/2010/04/08/assessment-criteria-for-digital-history-projects/"><text:span text:style-name="T72_42">digital</text:span></text:a></text:span><text:span text:style-name="T72_43"><text:a xlink:type="simple" xlink:href="http://dh2010.umwblogs.org/2010/04/08/assessment-criteria-for-digital-history-projects/"><text:span text:style-name="T72_44">-</text:span></text:a></text:span><text:span text:style-name="T72_45"><text:a xlink:type="simple" xlink:href="http://dh2010.umwblogs.org/2010/04/08/assessment-criteria-for-digital-history-projects/"><text:span text:style-name="T72_46">history</text:span></text:a></text:span><text:span text:style-name="T72_47"><text:a xlink:type="simple" xlink:href="http://dh2010.umwblogs.org/2010/04/08/assessment-criteria-for-digital-history-projects/"><text:span text:style-name="T72_48">-</text:span></text:a></text:span><text:span text:style-name="T72_49"><text:a xlink:type="simple" xlink:href="http://dh2010.umwblogs.org/2010/04/08/assessment-criteria-for-digital-history-projects/"><text:span text:style-name="T72_50">projects</text:span></text:a></text:span><text:span text:style-name="T72_51"><text:a xlink:type="simple" xlink:href="http://dh2010.umwblogs.org/2010/04/08/assessment-criteria-for-digital-history-projects/"><text:span text:style-name="T72_52">/</text:span></text:a></text:span><text:span text:style-name="T72_53">]</text:span><text:span text:style-name="T72_54"><text:s/></text:span></text:p>
            </text:list-item>
            <text:list-item>
              <text:p text:style-name="P73"><text:span text:style-name="T73_1">Brainstorming</text:span><text:span text:style-name="T73_2"><text:s/></text:span><text:span text:style-name="T73_3">workshop</text:span><text:span text:style-name="T73_4"><text:s/></text:span><text:span text:style-name="T73_5">participants</text:span><text:span text:style-name="T73_6"><text:s/></text:span><text:span text:style-name="T73_7">ideas</text:span><text:span text:style-name="T73_8"><text:s/></text:span><text:span text:style-name="T73_9">for</text:span><text:span text:style-name="T73_10"><text:s/></text:span><text:span text:style-name="T73_11">their</text:span><text:span text:style-name="T73_12"><text:s/></text:span><text:span text:style-name="T73_13">own</text:span><text:span text:style-name="T73_14"><text:s/></text:span><text:span text:style-name="T73_15">class</text:span><text:span text:style-name="T73_16"><text:s/></text:span><text:span text:style-name="T73_17">projects</text:span></text:p>
            </text:list-item>
          </text:list>
        </text:list-item>
      </text:list>
      <text:p text:style-name="P74"/>
      <text:list text:style-name="LS8" xml:id="list44">
        <text:list-item>
          <text:p text:style-name="P75"><text:span text:style-name="T75_1">Why</text:span><text:span text:style-name="T75_2"><text:s/></text:span><text:span text:style-name="T75_3">you</text:span><text:span text:style-name="T75_4"><text:s/></text:span><text:span text:style-name="T75_5">might</text:span><text:span text:style-name="T75_6"><text:s/></text:span><text:span text:style-name="T75_7">want</text:span><text:span text:style-name="T75_8"><text:s/></text:span><text:span text:style-name="T75_9">to</text:span><text:span text:style-name="T75_10"><text:s/></text:span><text:span text:style-name="T75_11">use</text:span><text:span text:style-name="T75_12"><text:s/></text:span><text:span text:style-name="T75_13">a</text:span><text:span text:style-name="T75_14"><text:s/></text:span><text:span text:style-name="T75_15">tool</text:span><text:span text:style-name="T75_16"><text:s/></text:span><text:span text:style-name="T75_17">that</text:span><text:span text:style-name="T75_18"><text:s/></text:span><text:span text:style-name="T75_19">you</text:span><text:span text:style-name="T75_20"><text:s/></text:span><text:span text:style-name="T75_21">don</text:span><text:span text:style-name="T75_22">’</text:span><text:span text:style-name="T75_23">t</text:span><text:span text:style-name="T75_24"><text:s/></text:span><text:span text:style-name="T75_25">fully</text:span><text:span text:style-name="T75_26"><text:s/></text:span><text:span text:style-name="T75_27">know</text:span><text:span text:style-name="T75_28"><text:s/></text:span><text:span text:style-name="T75_29">how</text:span><text:span text:style-name="T75_30"><text:s/></text:span><text:span text:style-name="T75_31">to</text:span><text:span text:style-name="T75_32"><text:s/></text:span><text:span text:style-name="T75_33">use</text:span></text:p>
        </text:list-item>
        <text:list-item>
          <text:p text:style-name="P76"><text:span text:style-name="T76_1">Common</text:span><text:span text:style-name="T76_2"><text:s/></text:span><text:span text:style-name="T76_3">problems</text:span><text:span text:style-name="T76_4"><text:s/></text:span><text:span text:style-name="T76_5">and</text:span><text:span text:style-name="T76_6"><text:s/></text:span><text:span text:style-name="T76_7">pitfalls</text:span><text:span text:style-name="T76_8"><text:s/></text:span><text:span text:style-name="T76_9">in</text:span><text:span text:style-name="T76_10"><text:s/></text:span><text:span text:style-name="T76_11">working</text:span><text:span text:style-name="T76_12"><text:s/></text:span><text:span text:style-name="T76_13">with</text:span><text:span text:style-name="T76_14"><text:s/></text:span><text:span text:style-name="T76_15">students</text:span><text:span text:style-name="T76_16"><text:s/></text:span><text:span text:style-name="T76_17">with</text:span><text:span text:style-name="T76_18"><text:s/></text:span><text:span text:style-name="T76_19">Omeka</text:span></text:p>
          <text:list>
            <text:list-item>
              <text:p text:style-name="P77"><text:span text:style-name="T77_1">Cost</text:span></text:p>
            </text:list-item>
            <text:list-item>
              <text:p text:style-name="P78"><text:span text:style-name="T78_1">Server</text:span><text:span text:style-name="T78_2"><text:s/></text:span><text:span text:style-name="T78_3">space</text:span><text:span text:style-name="T78_4"><text:s/>/<text:s/></text:span><text:span text:style-name="T78_5">tech</text:span><text:span text:style-name="T78_6"><text:s/></text:span><text:span text:style-name="T78_7">support</text:span><text:span text:style-name="T78_8"><text:s/>/<text:s/></text:span><text:span text:style-name="T78_9">security</text:span></text:p>
            </text:list-item>
          </text:list>
        </text:list-item>
      </text:list>
      <text:p text:style-name="P79"><text:span text:style-name="T79_1"><text:s/></text:span></text:p>
      <text:p text:style-name="P80"/>
      <text:p text:style-name="P81"/>
      <text:p text:style-name="P82"><text:span text:style-name="T82_1">Resources</text:span><text:span text:style-name="T82_2">:<text:s/></text:span></text:p>
      <text:list text:style-name="LS9" xml:id="list48">
        <text:list-item>
          <text:p text:style-name="P83"><text:span text:style-name="T83_1">Main</text:span><text:span text:style-name="T83_2"><text:s/></text:span><text:span text:style-name="T83_3">Omeka</text:span><text:span text:style-name="T83_4"><text:s/></text:span><text:span text:style-name="T83_5">site</text:span><text:span text:style-name="T83_6">:<text:s/></text:span><text:span text:style-name="T83_7"><text:a xlink:type="simple" xlink:href="http://omeka.org"><text:span text:style-name="T83_8">http</text:span></text:a></text:span><text:span text:style-name="T83_9"><text:a xlink:type="simple" xlink:href="http://omeka.org"><text:span text:style-name="T83_10">://</text:span></text:a></text:span><text:span text:style-name="T83_11"><text:a xlink:type="simple" xlink:href="http://omeka.org"><text:span text:style-name="T83_12">omeka</text:span></text:a></text:span><text:span text:style-name="T83_13"><text:a xlink:type="simple" xlink:href="http://omeka.org"><text:span text:style-name="T83_14">.</text:span></text:a></text:span><text:span text:style-name="T83_15"><text:a xlink:type="simple" xlink:href="http://omeka.org"><text:span text:style-name="T83_16">org</text:span></text:a></text:span><text:span text:style-name="T83_17"><text:s/></text:span></text:p>
        </text:list-item>
        <text:list-item>
          <text:p text:style-name="P84"><text:span text:style-name="T84_1">Hosted</text:span><text:span text:style-name="T84_2"><text:s/></text:span><text:span text:style-name="T84_3">Omeka</text:span><text:span text:style-name="T84_4"><text:s/></text:span><text:span text:style-name="T84_5">sites</text:span><text:span text:style-name="T84_6">:<text:s/></text:span><text:span text:style-name="T84_7"><text:a xlink:type="simple" xlink:href="http://omeka.net"><text:span text:style-name="T84_8">http</text:span></text:a></text:span><text:span text:style-name="T84_9"><text:a xlink:type="simple" xlink:href="http://omeka.net"><text:span text:style-name="T84_10">://</text:span></text:a></text:span><text:span text:style-name="T84_11"><text:a xlink:type="simple" xlink:href="http://omeka.net"><text:span text:style-name="T84_12">omeka</text:span></text:a></text:span><text:span text:style-name="T84_13"><text:a xlink:type="simple" xlink:href="http://omeka.net"><text:span text:style-name="T84_14">.</text:span></text:a></text:span><text:span text:style-name="T84_15"><text:a xlink:type="simple" xlink:href="http://omeka.net"><text:span text:style-name="T84_16">net</text:span></text:a></text:span><text:span text:style-name="T84_17"><text:s/></text:span></text:p>
        </text:list-item>
        <text:list-item>
          <text:p text:style-name="P85"><text:span text:style-name="T85_1">Jeff</text:span><text:span text:style-name="T85_2">’</text:span><text:span text:style-name="T85_3">s</text:span><text:span text:style-name="T85_4"><text:s/></text:span><text:span text:style-name="T85_5">article</text:span><text:span text:style-name="T85_6"><text:s/></text:span><text:span text:style-name="T85_7">on</text:span><text:span text:style-name="T85_8"><text:s/></text:span><text:span text:style-name="T85_9">teaching</text:span><text:span text:style-name="T85_10"><text:s/></text:span><text:span text:style-name="T85_11">with</text:span><text:span text:style-name="T85_12"><text:s/></text:span><text:span text:style-name="T85_13">Omeka</text:span><text:span text:style-name="T85_14">:<text:s/></text:span><text:span text:style-name="T85_15"><text:a xlink:type="simple" xlink:href="http://chronicle.com/blogs/profhacker/teaching-with-omeka/26078"><text:span text:style-name="T85_16">http</text:span></text:a></text:span><text:span text:style-name="T85_17"><text:a xlink:type="simple" xlink:href="http://chronicle.com/blogs/profhacker/teaching-with-omeka/26078"><text:span text:style-name="T85_18">://</text:span></text:a></text:span><text:span text:style-name="T85_19"><text:a xlink:type="simple" xlink:href="http://chronicle.com/blogs/profhacker/teaching-with-omeka/26078"><text:span text:style-name="T85_20">chronicle</text:span></text:a></text:span><text:span text:style-name="T85_21"><text:a xlink:type="simple" xlink:href="http://chronicle.com/blogs/profhacker/teaching-with-omeka/26078"><text:span text:style-name="T85_22">.</text:span></text:a></text:span><text:span text:style-name="T85_23"><text:a xlink:type="simple" xlink:href="http://chronicle.com/blogs/profhacker/teaching-with-omeka/26078"><text:span text:style-name="T85_24">com</text:span></text:a></text:span><text:span text:style-name="T85_25"><text:a xlink:type="simple" xlink:href="http://chronicle.com/blogs/profhacker/teaching-with-omeka/26078"><text:span text:style-name="T85_26">/</text:span></text:a></text:span><text:span text:style-name="T85_27"><text:a xlink:type="simple" xlink:href="http://chronicle.com/blogs/profhacker/teaching-with-omeka/26078"><text:span text:style-name="T85_28">blogs</text:span></text:a></text:span><text:span text:style-name="T85_29"><text:a xlink:type="simple" xlink:href="http://chronicle.com/blogs/profhacker/teaching-with-omeka/26078"><text:span text:style-name="T85_30">/</text:span></text:a></text:span><text:span text:style-name="T85_31"><text:a xlink:type="simple" xlink:href="http://chronicle.com/blogs/profhacker/teaching-with-omeka/26078"><text:span text:style-name="T85_32">profhacker</text:span></text:a></text:span><text:span text:style-name="T85_33"><text:a xlink:type="simple" xlink:href="http://chronicle.com/blogs/profhacker/teaching-with-omeka/26078"><text:span text:style-name="T85_34">/</text:span></text:a></text:span><text:span text:style-name="T85_35"><text:a xlink:type="simple" xlink:href="http://chronicle.com/blogs/profhacker/teaching-with-omeka/26078"><text:span text:style-name="T85_36">teaching</text:span></text:a></text:span><text:span text:style-name="T85_37"><text:a xlink:type="simple" xlink:href="http://chronicle.com/blogs/profhacker/teaching-with-omeka/26078"><text:span text:style-name="T85_38">-</text:span></text:a></text:span><text:span text:style-name="T85_39"><text:a xlink:type="simple" xlink:href="http://chronicle.com/blogs/profhacker/teaching-with-omeka/26078"><text:span text:style-name="T85_40">with</text:span></text:a></text:span><text:span text:style-name="T85_41"><text:a xlink:type="simple" xlink:href="http://chronicle.com/blogs/profhacker/teaching-with-omeka/26078"><text:span text:style-name="T85_42">-</text:span></text:a></text:span><text:span text:style-name="T85_43"><text:a xlink:type="simple" xlink:href="http://chronicle.com/blogs/profhacker/teaching-with-omeka/26078"><text:span text:style-name="T85_44">omeka</text:span></text:a></text:span><text:span text:style-name="T85_45"><text:a xlink:type="simple" xlink:href="http://chronicle.com/blogs/profhacker/teaching-with-omeka/26078"><text:span text:style-name="T85_46">/26078</text:span></text:a></text:span><text:span text:style-name="T85_47"><text:s/></text:span></text:p>
          <text:list>
            <text:list-item>
              <text:p text:style-name="P86"><text:span text:style-name="T86_1">Also</text:span><text:span text:style-name="T86_2">,<text:s/></text:span><text:span text:style-name="T86_3">revised</text:span><text:span text:style-name="T86_4"><text:s/></text:span><text:span text:style-name="T86_5">version</text:span><text:span text:style-name="T86_6"><text:s/></text:span><text:span text:style-name="T86_7">with</text:span><text:span text:style-name="T86_8"><text:s/></text:span><text:span text:style-name="T86_9">more</text:span><text:span text:style-name="T86_10"><text:s/></text:span><text:span text:style-name="T86_11">of</text:span><text:span text:style-name="T86_12"><text:s/></text:span><text:span text:style-name="T86_13">Jeff</text:span><text:span text:style-name="T86_14">’</text:span><text:span text:style-name="T86_15">s</text:span><text:span text:style-name="T86_16"><text:s/></text:span><text:span text:style-name="T86_17">teaching</text:span><text:span text:style-name="T86_18"><text:s/></text:span><text:span text:style-name="T86_19">philosophy</text:span><text:span text:style-name="T86_20"><text:s/></text:span><text:span text:style-name="T86_21">is</text:span><text:span text:style-name="T86_22"><text:s/></text:span><text:span text:style-name="T86_23">at</text:span><text:span text:style-name="T86_24"><text:s/></text:span><text:span text:style-name="T86_25"><text:a xlink:type="simple" xlink:href="http://learningthroughdigitalmedia.net/teaching-and-learning-with-omeka-discomfort-play-and-creating-public-online-digital-collections"><text:span text:style-name="T86_26">http</text:span></text:a></text:span><text:span text:style-name="T86_27"><text:a xlink:type="simple" xlink:href="http://learningthroughdigitalmedia.net/teaching-and-learning-with-omeka-discomfort-play-and-creating-public-online-digital-collections"><text:span text:style-name="T86_28">://</text:span></text:a></text:span><text:span text:style-name="T86_29"><text:a xlink:type="simple" xlink:href="http://learningthroughdigitalmedia.net/teaching-and-learning-with-omeka-discomfort-play-and-creating-public-online-digital-collections"><text:span text:style-name="T86_30">learningthroughdigitalmedia</text:span></text:a></text:span><text:span text:style-name="T86_31"><text:a xlink:type="simple" xlink:href="http://learningthroughdigitalmedia.net/teaching-and-learning-with-omeka-discomfort-play-and-creating-public-online-digital-collections"><text:span text:style-name="T86_32">.</text:span></text:a></text:span><text:span text:style-name="T86_33"><text:a xlink:type="simple" xlink:href="http://learningthroughdigitalmedia.net/teaching-and-learning-with-omeka-discomfort-play-and-creating-public-online-digital-collections"><text:span text:style-name="T86_34">net</text:span></text:a></text:span><text:span text:style-name="T86_35"><text:a xlink:type="simple" xlink:href="http://learningthroughdigitalmedia.net/teaching-and-learning-with-omeka-discomfort-play-and-creating-public-online-digital-collections"><text:span text:style-name="T86_36">/</text:span></text:a></text:span><text:span text:style-name="T86_37"><text:a xlink:type="simple" xlink:href="http://learningthroughdigitalmedia.net/teaching-and-learning-with-omeka-discomfort-play-and-creating-public-online-digital-collections"><text:span text:style-name="T86_38">teaching</text:span></text:a></text:span><text:span text:style-name="T86_39"><text:a xlink:type="simple" xlink:href="http://learningthroughdigitalmedia.net/teaching-and-learning-with-omeka-discomfort-play-and-creating-public-online-digital-collections"><text:span text:style-name="T86_40">-</text:span></text:a></text:span><text:span text:style-name="T86_41"><text:a xlink:type="simple" xlink:href="http://learningthroughdigitalmedia.net/teaching-and-learning-with-omeka-discomfort-play-and-creating-public-online-digital-collections"><text:span text:style-name="T86_42">and</text:span></text:a></text:span><text:span text:style-name="T86_43"><text:a xlink:type="simple" xlink:href="http://learningthroughdigitalmedia.net/teaching-and-learning-with-omeka-discomfort-play-and-creating-public-online-digital-collections"><text:span text:style-name="T86_44">-</text:span></text:a></text:span><text:span text:style-name="T86_45"><text:a xlink:type="simple" xlink:href="http://learningthroughdigitalmedia.net/teaching-and-learning-with-omeka-discomfort-play-and-creating-public-online-digital-collections"><text:span text:style-name="T86_46">learning</text:span></text:a></text:span><text:span text:style-name="T86_47"><text:a xlink:type="simple" xlink:href="http://learningthroughdigitalmedia.net/teaching-and-learning-with-omeka-discomfort-play-and-creating-public-online-digital-collections"><text:span text:style-name="T86_48">-</text:span></text:a></text:span><text:span text:style-name="T86_49"><text:a xlink:type="simple" xlink:href="http://learningthroughdigitalmedia.net/teaching-and-learning-with-omeka-discomfort-play-and-creating-public-online-digital-collections"><text:span text:style-name="T86_50">with</text:span></text:a></text:span><text:span text:style-name="T86_51"><text:a xlink:type="simple" xlink:href="http://learningthroughdigitalmedia.net/teaching-and-learning-with-omeka-discomfort-play-and-creating-public-online-digital-collections"><text:span text:style-name="T86_52">-</text:span></text:a></text:span><text:span text:style-name="T86_53"><text:a xlink:type="simple" xlink:href="http://learningthroughdigitalmedia.net/teaching-and-learning-with-omeka-discomfort-play-and-creating-public-online-digital-collections"><text:span text:style-name="T86_54">omeka</text:span></text:a></text:span><text:span text:style-name="T86_55"><text:a xlink:type="simple" xlink:href="http://learningthroughdigitalmedia.net/teaching-and-learning-with-omeka-discomfort-play-and-creating-public-online-digital-collections"><text:span text:style-name="T86_56">-</text:span></text:a></text:span><text:span text:style-name="T86_57"><text:a xlink:type="simple" xlink:href="http://learningthroughdigitalmedia.net/teaching-and-learning-with-omeka-discomfort-play-and-creating-public-online-digital-collections"><text:span text:style-name="T86_58">discomfort</text:span></text:a></text:span><text:span text:style-name="T86_59"><text:a xlink:type="simple" xlink:href="http://learningthroughdigitalmedia.net/teaching-and-learning-with-omeka-discomfort-play-and-creating-public-online-digital-collections"><text:span text:style-name="T86_60">-</text:span></text:a></text:span><text:span text:style-name="T86_61"><text:a xlink:type="simple" xlink:href="http://learningthroughdigitalmedia.net/teaching-and-learning-with-omeka-discomfort-play-and-creating-public-online-digital-collections"><text:span text:style-name="T86_62">play</text:span></text:a></text:span><text:span text:style-name="T86_63"><text:a xlink:type="simple" xlink:href="http://learningthroughdigitalmedia.net/teaching-and-learning-with-omeka-discomfort-play-and-creating-public-online-digital-collections"><text:span text:style-name="T86_64">-</text:span></text:a></text:span><text:span text:style-name="T86_65"><text:a xlink:type="simple" xlink:href="http://learningthroughdigitalmedia.net/teaching-and-learning-with-omeka-discomfort-play-and-creating-public-online-digital-collections"><text:span text:style-name="T86_66">and</text:span></text:a></text:span><text:span text:style-name="T86_67"><text:a xlink:type="simple" xlink:href="http://learningthroughdigitalmedia.net/teaching-and-learning-with-omeka-discomfort-play-and-creating-public-online-digital-collections"><text:span text:style-name="T86_68">-</text:span></text:a></text:span><text:span text:style-name="T86_69"><text:a xlink:type="simple" xlink:href="http://learningthroughdigitalmedia.net/teaching-and-learning-with-omeka-discomfort-play-and-creating-public-online-digital-collections"><text:span text:style-name="T86_70">creating</text:span></text:a></text:span><text:span text:style-name="T86_71"><text:a xlink:type="simple" xlink:href="http://learningthroughdigitalmedia.net/teaching-and-learning-with-omeka-discomfort-play-and-creating-public-online-digital-collections"><text:span text:style-name="T86_72">-</text:span></text:a></text:span><text:span text:style-name="T86_73"><text:a xlink:type="simple" xlink:href="http://learningthroughdigitalmedia.net/teaching-and-learning-with-omeka-discomfort-play-and-creating-public-online-digital-collections"><text:span text:style-name="T86_74">public</text:span></text:a></text:span><text:span text:style-name="T86_75"><text:a xlink:type="simple" xlink:href="http://learningthroughdigitalmedia.net/teaching-and-learning-with-omeka-discomfort-play-and-creating-public-online-digital-collections"><text:span text:style-name="T86_76">-</text:span></text:a></text:span><text:span text:style-name="T86_77"><text:a xlink:type="simple" xlink:href="http://learningthroughdigitalmedia.net/teaching-and-learning-with-omeka-discomfort-play-and-creating-public-online-digital-collections"><text:span text:style-name="T86_78">online</text:span></text:a></text:span><text:span text:style-name="T86_79"><text:a xlink:type="simple" xlink:href="http://learningthroughdigitalmedia.net/teaching-and-learning-with-omeka-discomfort-play-and-creating-public-online-digital-collections"><text:span text:style-name="T86_80">-</text:span></text:a></text:span><text:span text:style-name="T86_81"><text:a xlink:type="simple" xlink:href="http://learningthroughdigitalmedia.net/teaching-and-learning-with-omeka-discomfort-play-and-creating-public-online-digital-collections"><text:span text:style-name="T86_82">digital</text:span></text:a></text:span><text:span text:style-name="T86_83"><text:a xlink:type="simple" xlink:href="http://learningthroughdigitalmedia.net/teaching-and-learning-with-omeka-discomfort-play-and-creating-public-online-digital-collections"><text:span text:style-name="T86_84">-</text:span></text:a></text:span><text:span text:style-name="T86_85"><text:a xlink:type="simple" xlink:href="http://learningthroughdigitalmedia.net/teaching-and-learning-with-omeka-discomfort-play-and-creating-public-online-digital-collections"><text:span text:style-name="T86_86">collections</text:span></text:a></text:span></text:p>
            </text:list-item>
          </text:list>
        </text:list-item>
        <text:list-item>
          <text:p text:style-name="P87"><text:span text:style-name="T87_1">Dublin</text:span><text:span text:style-name="T87_2"><text:s/></text:span><text:span text:style-name="T87_3">Core</text:span><text:span text:style-name="T87_4"><text:s/></text:span><text:span text:style-name="T87_5">usage</text:span><text:span text:style-name="T87_6"><text:s/></text:span><text:span text:style-name="T87_7">guide</text:span><text:span text:style-name="T87_8">:<text:s/></text:span><text:span text:style-name="T87_9"><text:a xlink:type="simple" xlink:href="http://dublincore.org/documents/usageguide/elements.shtml"><text:span text:style-name="T87_10">http</text:span></text:a></text:span><text:span text:style-name="T87_11"><text:a xlink:type="simple" xlink:href="http://dublincore.org/documents/usageguide/elements.shtml"><text:span text:style-name="T87_12">://</text:span></text:a></text:span><text:span text:style-name="T87_13"><text:a xlink:type="simple" xlink:href="http://dublincore.org/documents/usageguide/elements.shtml"><text:span text:style-name="T87_14">dublincore</text:span></text:a></text:span><text:span text:style-name="T87_15"><text:a xlink:type="simple" xlink:href="http://dublincore.org/documents/usageguide/elements.shtml"><text:span text:style-name="T87_16">.</text:span></text:a></text:span><text:span text:style-name="T87_17"><text:a xlink:type="simple" xlink:href="http://dublincore.org/documents/usageguide/elements.shtml"><text:span text:style-name="T87_18">org</text:span></text:a></text:span><text:span text:style-name="T87_19"><text:a xlink:type="simple" xlink:href="http://dublincore.org/documents/usageguide/elements.shtml"><text:span text:style-name="T87_20">/</text:span></text:a></text:span><text:span text:style-name="T87_21"><text:a xlink:type="simple" xlink:href="http://dublincore.org/documents/usageguide/elements.shtml"><text:span text:style-name="T87_22">documents</text:span></text:a></text:span><text:span text:style-name="T87_23"><text:a xlink:type="simple" xlink:href="http://dublincore.org/documents/usageguide/elements.shtml"><text:span text:style-name="T87_24">/</text:span></text:a></text:span><text:span text:style-name="T87_25"><text:a xlink:type="simple" xlink:href="http://dublincore.org/documents/usageguide/elements.shtml"><text:span text:style-name="T87_26">usageguide</text:span></text:a></text:span><text:span text:style-name="T87_27"><text:a xlink:type="simple" xlink:href="http://dublincore.org/documents/usageguide/elements.shtml"><text:span text:style-name="T87_28">/</text:span></text:a></text:span><text:span text:style-name="T87_29"><text:a xlink:type="simple" xlink:href="http://dublincore.org/documents/usageguide/elements.shtml"><text:span text:style-name="T87_30">elements</text:span></text:a></text:span><text:span text:style-name="T87_31"><text:a xlink:type="simple" xlink:href="http://dublincore.org/documents/usageguide/elements.shtml"><text:span text:style-name="T87_32">.</text:span></text:a></text:span><text:span text:style-name="T87_33"><text:a xlink:type="simple" xlink:href="http://dublincore.org/documents/usageguide/elements.shtml"><text:span text:style-name="T87_34">shtml</text:span></text:a></text:span><text:span text:style-name="T87_35"><text:s/></text:span></text:p>
        </text:list-item>
      </text:list>
      <text:h text:style-name="P88" text:outline-level="10"><text:bookmark-start text:name="h.fbu4ew6ohau6"/><text:bookmark-end text:name="h.fbu4ew6ohau6"/><text:span text:style-name="T88_1">Description</text:span></text:h>
      <text:p text:style-name="P89"/>
      <text:p text:style-name="P90"><text:span text:style-name="T90_1">Omeka</text:span><text:span text:style-name="T90_2"><text:s/></text:span><text:span text:style-name="T90_3">is</text:span><text:span text:style-name="T90_4"><text:s/></text:span><text:span text:style-name="T90_5">a</text:span><text:span text:style-name="T90_6"><text:s/></text:span><text:span text:style-name="T90_7">simple</text:span><text:span text:style-name="T90_8"><text:s/></text:span><text:span text:style-name="T90_9">system</text:span><text:span text:style-name="T90_10"><text:s/></text:span><text:span text:style-name="T90_11">used</text:span><text:span text:style-name="T90_12"><text:s/></text:span><text:span text:style-name="T90_13">by</text:span><text:span text:style-name="T90_14"><text:s/></text:span><text:span text:style-name="T90_15">scholarly</text:span><text:span text:style-name="T90_16"><text:s/></text:span><text:span text:style-name="T90_17">archives</text:span><text:span text:style-name="T90_18">,<text:s/></text:span><text:span text:style-name="T90_19">libraries</text:span><text:span text:style-name="T90_20">,<text:s/></text:span><text:span text:style-name="T90_21">and</text:span><text:span text:style-name="T90_22"><text:s/></text:span><text:span text:style-name="T90_23">museums</text:span><text:span text:style-name="T90_24"><text:s/></text:span><text:span text:style-name="T90_25">all</text:span><text:span text:style-name="T90_26"><text:s/></text:span><text:span text:style-name="T90_27">over</text:span><text:span text:style-name="T90_28"><text:s/></text:span><text:span text:style-name="T90_29">the</text:span><text:span text:style-name="T90_30"><text:s/></text:span><text:span text:style-name="T90_31">world</text:span><text:span text:style-name="T90_32"><text:s/></text:span><text:span text:style-name="T90_33">to</text:span><text:span text:style-name="T90_34"><text:s/></text:span><text:span text:style-name="T90_35">manage</text:span><text:span text:style-name="T90_36"><text:s/></text:span><text:span text:style-name="T90_37">and</text:span><text:span text:style-name="T90_38"><text:s/></text:span><text:span text:style-name="T90_39">describe</text:span><text:span text:style-name="T90_40"><text:s/></text:span><text:span text:style-name="T90_41">digital</text:span><text:span text:style-name="T90_42"><text:s/></text:span><text:span text:style-name="T90_43">images</text:span><text:span text:style-name="T90_44">,<text:s/></text:span><text:span text:style-name="T90_45">audio</text:span><text:span text:style-name="T90_46"><text:s/></text:span><text:span text:style-name="T90_47">files</text:span><text:span text:style-name="T90_48">,<text:s/></text:span><text:span text:style-name="T90_49">videos</text:span><text:span text:style-name="T90_50">,<text:s/></text:span><text:span text:style-name="T90_51">and</text:span><text:span text:style-name="T90_52"><text:s/></text:span><text:span text:style-name="T90_53">texts</text:span><text:span text:style-name="T90_54">;<text:s/></text:span><text:span text:style-name="T90_55">to</text:span><text:span text:style-name="T90_56"><text:s/></text:span><text:span text:style-name="T90_57">put</text:span><text:span text:style-name="T90_58"><text:s/></text:span><text:span text:style-name="T90_59">such</text:span><text:span text:style-name="T90_60"><text:s/></text:span><text:span text:style-name="T90_61">digital</text:span><text:span text:style-name="T90_62"><text:s/></text:span><text:span text:style-name="T90_63">objects</text:span><text:span text:style-name="T90_64"><text:s/></text:span><text:span text:style-name="T90_65">online</text:span><text:span text:style-name="T90_66"><text:s/></text:span><text:span text:style-name="T90_67">in</text:span><text:span text:style-name="T90_68"><text:s/></text:span><text:span text:style-name="T90_69">a</text:span><text:span text:style-name="T90_70"><text:s/></text:span><text:span text:style-name="T90_71">searchable</text:span><text:span text:style-name="T90_72"><text:s/></text:span><text:span text:style-name="T90_73">database</text:span><text:span text:style-name="T90_74">;<text:s/></text:span><text:span text:style-name="T90_75">and</text:span><text:span text:style-name="T90_76"><text:s/></text:span><text:span text:style-name="T90_77">to</text:span><text:span text:style-name="T90_78"><text:s/></text:span><text:span text:style-name="T90_79">create</text:span><text:span text:style-name="T90_80"><text:s/></text:span><text:span text:style-name="T90_81">attractive</text:span><text:span text:style-name="T90_82"><text:s/></text:span><text:span text:style-name="T90_83">web</text:span><text:span text:style-name="T90_84"><text:s/></text:span><text:span text:style-name="T90_85">exhibits</text:span><text:span text:style-name="T90_86"><text:s/></text:span><text:span text:style-name="T90_87">from</text:span><text:span text:style-name="T90_88"><text:s/></text:span><text:span text:style-name="T90_89">them</text:span><text:span text:style-name="T90_90">.<text:s/></text:span><text:span text:style-name="T90_91">Even</text:span><text:span text:style-name="T90_92"><text:s/></text:span><text:span text:style-name="T90_93">people</text:span><text:span text:style-name="T90_94"><text:s/></text:span><text:span text:style-name="T90_95">with</text:span><text:span text:style-name="T90_96"><text:s/></text:span><text:span text:style-name="T90_97">no</text:span><text:span text:style-name="T90_98"><text:s/></text:span><text:span text:style-name="T90_99">web</text:span><text:span text:style-name="T90_100"><text:s/></text:span><text:span text:style-name="T90_101">development</text:span><text:span text:style-name="T90_102"><text:s/></text:span><text:span text:style-name="T90_103">experience</text:span><text:span text:style-name="T90_104"><text:s/></text:span><text:span text:style-name="T90_105">can</text:span><text:span text:style-name="T90_106"><text:s/></text:span><text:span text:style-name="T90_107">use</text:span><text:span text:style-name="T90_108"><text:s/></text:span><text:span text:style-name="T90_109">it</text:span><text:span text:style-name="T90_110"><text:s/></text:span><text:span text:style-name="T90_111">to</text:span><text:span text:style-name="T90_112"><text:s/></text:span><text:span text:style-name="T90_113">create</text:span><text:span text:style-name="T90_114"><text:s/></text:span><text:span text:style-name="T90_115">a</text:span><text:span text:style-name="T90_116"><text:s/></text:span><text:span text:style-name="T90_117">digital</text:span><text:span text:style-name="T90_118"><text:s/></text:span><text:span text:style-name="T90_119">archive</text:span><text:span text:style-name="T90_120"><text:s/></text:span><text:span text:style-name="T90_121">of</text:span><text:span text:style-name="T90_122"><text:s/></text:span><text:span text:style-name="T90_123">images</text:span><text:span text:style-name="T90_124">,<text:s/></text:span><text:span text:style-name="T90_125">audio</text:span><text:span text:style-name="T90_126">,<text:s/></text:span><text:span text:style-name="T90_127">video</text:span><text:span text:style-name="T90_128">,<text:s/></text:span><text:span text:style-name="T90_129">and</text:span><text:span text:style-name="T90_130"><text:s/></text:span><text:span text:style-name="T90_131">texts</text:span><text:span text:style-name="T90_132"><text:s/></text:span><text:span text:style-name="T90_133">that</text:span><text:span text:style-name="T90_134"><text:s/></text:span><text:span text:style-name="T90_135">meets</text:span><text:span text:style-name="T90_136"><text:s/></text:span><text:span text:style-name="T90_137">scholarly</text:span><text:span text:style-name="T90_138"><text:s/></text:span><text:span text:style-name="T90_139">metadata</text:span><text:span text:style-name="T90_140"><text:s/></text:span><text:span text:style-name="T90_141">standards</text:span><text:span text:style-name="T90_142"><text:s/></text:span><text:span text:style-name="T90_143">and</text:span><text:span text:style-name="T90_144"><text:s/></text:span><text:span text:style-name="T90_145">is</text:span><text:span text:style-name="T90_146"><text:s/></text:span><text:span text:style-name="T90_147">delivered</text:span><text:span text:style-name="T90_148"><text:s/></text:span><text:span text:style-name="T90_149">on</text:span><text:span text:style-name="T90_150"><text:s/></text:span><text:span text:style-name="T90_151">a</text:span><text:span text:style-name="T90_152"><text:s/></text:span><text:span text:style-name="T90_153">search</text:span><text:span text:style-name="T90_154"><text:s/></text:span><text:span text:style-name="T90_155">engine</text:span><text:span text:style-name="T90_156">-</text:span><text:span text:style-name="T90_157">optimized</text:span><text:span text:style-name="T90_158"><text:s/></text:span><text:span text:style-name="T90_159">website</text:span><text:span text:style-name="T90_160">.<text:s/></text:span></text:p>
      <text:p text:style-name="P91"/>
      <text:p text:style-name="P92"><text:span text:style-name="T92_1">In</text:span><text:span text:style-name="T92_2"><text:s/></text:span><text:span text:style-name="T92_3">this</text:span><text:span text:style-name="T92_4"><text:s/></text:span><text:span text:style-name="T92_5">workshop</text:span><text:span text:style-name="T92_6">,<text:s/></text:span><text:span text:style-name="T92_7">we</text:span><text:span text:style-name="T92_8">’</text:span><text:span text:style-name="T92_9">ll</text:span><text:span text:style-name="T92_10"><text:s/></text:span><text:span text:style-name="T92_11">teach</text:span><text:span text:style-name="T92_12"><text:s/></text:span><text:span text:style-name="T92_13">you</text:span><text:span text:style-name="T92_14"><text:s/></text:span><text:span text:style-name="T92_15">how</text:span><text:span text:style-name="T92_16"><text:s/></text:span><text:span text:style-name="T92_17">and</text:span><text:span text:style-name="T92_18"><text:s/></text:span><text:span text:style-name="T92_19">why</text:span><text:span text:style-name="T92_20"><text:s/></text:span><text:span text:style-name="T92_21">to</text:span><text:span text:style-name="T92_22"><text:s/></text:span><text:span text:style-name="T92_23">use</text:span><text:span text:style-name="T92_24"><text:s/></text:span><text:span text:style-name="T92_25">Omeka</text:span><text:span text:style-name="T92_26"><text:s/></text:span><text:span text:style-name="T92_27">in</text:span><text:span text:style-name="T92_28"><text:s/></text:span><text:span text:style-name="T92_29">the</text:span><text:span text:style-name="T92_30"><text:s/></text:span><text:span text:style-name="T92_31">classroom</text:span><text:span text:style-name="T92_32">.<text:s/></text:span><text:span text:style-name="T92_33">We</text:span><text:span text:style-name="T92_34">’</text:span><text:span text:style-name="T92_35">ll</text:span><text:span text:style-name="T92_36"><text:s/></text:span><text:span text:style-name="T92_37">give</text:span><text:span text:style-name="T92_38"><text:s/></text:span><text:span text:style-name="T92_39">you</text:span><text:span text:style-name="T92_40"><text:s/></text:span><text:span text:style-name="T92_41">a</text:span><text:span text:style-name="T92_42"><text:s/></text:span><text:span text:style-name="T92_43">basic</text:span><text:span text:style-name="T92_44"><text:s/></text:span><text:span text:style-name="T92_45">hands</text:span><text:span text:style-name="T92_46">-</text:span><text:span text:style-name="T92_47">on</text:span><text:span text:style-name="T92_48"><text:s/></text:span><text:span text:style-name="T92_49">introduction</text:span><text:span text:style-name="T92_50"><text:s/></text:span><text:span text:style-name="T92_51">to</text:span><text:span text:style-name="T92_52"><text:s/></text:span><text:span text:style-name="T92_53">the</text:span><text:span text:style-name="T92_54"><text:s/></text:span><text:span text:style-name="T92_55">system</text:span><text:span text:style-name="T92_56"><text:s/></text:span><text:span text:style-name="T92_57">so</text:span><text:span text:style-name="T92_58"><text:s/></text:span><text:span text:style-name="T92_59">that</text:span><text:span text:style-name="T92_60"><text:s/></text:span><text:span text:style-name="T92_61">you</text:span><text:span text:style-name="T92_62"><text:s/></text:span><text:span text:style-name="T92_63">can</text:span><text:span text:style-name="T92_64"><text:s/></text:span><text:span text:style-name="T92_65">get</text:span><text:span text:style-name="T92_66"><text:s/></text:span><text:span text:style-name="T92_67">comfortable</text:span><text:span text:style-name="T92_68"><text:s/></text:span><text:span text:style-name="T92_69">with</text:span><text:span text:style-name="T92_70"><text:s/></text:span><text:span text:style-name="T92_71">it</text:span><text:span text:style-name="T92_72"><text:s/></text:span><text:span text:style-name="T92_73">yourself</text:span><text:span text:style-name="T92_74">,<text:s/></text:span><text:span text:style-name="T92_75">look</text:span><text:span text:style-name="T92_76"><text:s/></text:span><text:span text:style-name="T92_77">at</text:span><text:span text:style-name="T92_78"><text:s/></text:span><text:span text:style-name="T92_79">some</text:span><text:span text:style-name="T92_80"><text:s/></text:span><text:span text:style-name="T92_81">examples</text:span><text:span text:style-name="T92_82"><text:s/></text:span><text:span text:style-name="T92_83">of</text:span><text:span text:style-name="T92_84"><text:s/></text:span><text:span text:style-name="T92_85">pedagogical</text:span><text:span text:style-name="T92_86"><text:s/></text:span><text:span text:style-name="T92_87">use</text:span><text:span text:style-name="T92_88"><text:s/></text:span><text:span text:style-name="T92_89">of</text:span><text:span text:style-name="T92_90"><text:s/></text:span><text:span text:style-name="T92_91">Omeka</text:span><text:span text:style-name="T92_92"><text:s/></text:span><text:span text:style-name="T92_93">in</text:span><text:span text:style-name="T92_94"><text:s/></text:span><text:span text:style-name="T92_95">humanities</text:span><text:span text:style-name="T92_96"><text:s/></text:span><text:span text:style-name="T92_97">courses</text:span><text:span text:style-name="T92_98">,<text:s/></text:span><text:span text:style-name="T92_99">and</text:span><text:span text:style-name="T92_100"><text:s/></text:span><text:span text:style-name="T92_101">talk</text:span><text:span text:style-name="T92_102"><text:s/></text:span><text:span text:style-name="T92_103">about</text:span><text:span text:style-name="T92_104"><text:s/></text:span><text:span text:style-name="T92_105">our</text:span><text:span text:style-name="T92_106"><text:s/></text:span><text:span text:style-name="T92_107">own</text:span><text:span text:style-name="T92_108"><text:s/></text:span><text:span text:style-name="T92_109">experience</text:span><text:span text:style-name="T92_110"><text:s/></text:span><text:span text:style-name="T92_111">teaching</text:span><text:span text:style-name="T92_112"><text:s/></text:span><text:span text:style-name="T92_113">with</text:span><text:span text:style-name="T92_114"><text:s/></text:span><text:span text:style-name="T92_115">Omeka</text:span><text:span text:style-name="T92_116">.<text:s/></text:span><text:span text:style-name="T92_117">At</text:span><text:span text:style-name="T92_118"><text:s/></text:span><text:span text:style-name="T92_119">the</text:span><text:span text:style-name="T92_120"><text:s/></text:span><text:span text:style-name="T92_121">end</text:span><text:span text:style-name="T92_122"><text:s/></text:span><text:span text:style-name="T92_123">of</text:span><text:span text:style-name="T92_124"><text:s/></text:span><text:span text:style-name="T92_125">the</text:span><text:span text:style-name="T92_126"><text:s/></text:span><text:span text:style-name="T92_127">session</text:span><text:span text:style-name="T92_128">,<text:s/></text:span><text:span text:style-name="T92_129">we</text:span><text:span text:style-name="T92_130">’</text:span><text:span text:style-name="T92_131">ll</text:span><text:span text:style-name="T92_132"><text:s/></text:span><text:span text:style-name="T92_133">workshop</text:span><text:span text:style-name="T92_134"><text:s/></text:span><text:span text:style-name="T92_135">some</text:span><text:span text:style-name="T92_136"><text:s/></text:span><text:span text:style-name="T92_137">of</text:span><text:span text:style-name="T92_138"><text:s/></text:span><text:span text:style-name="T92_139">your</text:span><text:span text:style-name="T92_140"><text:s/></text:span><text:span text:style-name="T92_141">own</text:span><text:span text:style-name="T92_142"><text:s/></text:span><text:span text:style-name="T92_143">ideas</text:span><text:span text:style-name="T92_144"><text:s/></text:span><text:span text:style-name="T92_145">for</text:span><text:span text:style-name="T92_146"><text:s/></text:span><text:span text:style-name="T92_147">Omeka</text:span><text:span text:style-name="T92_148">-</text:span><text:span text:style-name="T92_149">based</text:span><text:span text:style-name="T92_150"><text:s/></text:span><text:span text:style-name="T92_151">assignments</text:span><text:span text:style-name="T92_152">.</text:span></text:p>
      <text:p text:style-name="P93"/>
      <text:p text:style-name="P94"/>
      <text:h text:style-name="P95" text:outline-level="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